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add58a"/>
    </style:style>
    <style:style style:name="ce5" style:family="table-cell" style:parent-style-name="Default" style:data-style-name="N127"/>
    <style:style style:name="ce6" style:family="table-cell" style:parent-style-name="Default" style:data-style-name="N131"/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gree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3081572446499" calcext:value-type="float">
            <text:p>0.273081572446499</text:p>
          </table:table-cell>
          <table:table-cell office:value-type="float" office:value="0.0301201405376982" calcext:value-type="float">
            <text:p>0.030120140537698</text:p>
          </table:table-cell>
          <table:table-cell office:value-type="float" office:value="0.0161115140627756" calcext:value-type="float">
            <text:p>0.016111514062776</text:p>
          </table:table-cell>
          <table:table-cell office:value-type="float" office:value="0.00198148319277171" calcext:value-type="float">
            <text:p>0.001981483192772</text:p>
          </table:table-cell>
          <table:table-cell office:value-type="float" office:value="-0.0000088519276212664" calcext:value-type="float">
            <text:p>-0.000008851927621</text:p>
          </table:table-cell>
          <table:table-cell office:value-type="float" office:value="-0.000295213256153794" calcext:value-type="float">
            <text:p>-0.000295213256154</text:p>
          </table:table-cell>
          <table:table-cell office:value-type="float" office:value="0.0111133511680386" calcext:value-type="float">
            <text:p>0.011113351168039</text:p>
          </table:table-cell>
          <table:table-cell office:value-type="float" office:value="-0.00176625385875048" calcext:value-type="float">
            <text:p>-0.001766253858750</text:p>
          </table:table-cell>
          <table:table-cell office:value-type="float" office:value="-0.000109559564358433" calcext:value-type="float">
            <text:p>-0.000109559564358</text:p>
          </table:table-cell>
          <table:table-cell office:value-type="float" office:value="0.000000901270298620866" calcext:value-type="float">
            <text:p>0.000000901270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4724608941731" calcext:value-type="float">
            <text:p>0.234724608941731</text:p>
          </table:table-cell>
          <table:table-cell office:value-type="float" office:value="0.023286947291612" calcext:value-type="float">
            <text:p>0.023286947291612</text:p>
          </table:table-cell>
          <table:table-cell office:value-type="float" office:value="0.0093430722187887" calcext:value-type="float">
            <text:p>0.009343072218789</text:p>
          </table:table-cell>
          <table:table-cell office:value-type="float" office:value="0.00105870720564597" calcext:value-type="float">
            <text:p>0.001058707205646</text:p>
          </table:table-cell>
          <table:table-cell office:value-type="float" office:value="-0.00000327237559744416" calcext:value-type="float">
            <text:p>-0.000003272375597</text:p>
          </table:table-cell>
          <table:table-cell office:value-type="float" office:value="-0.000159963799969942" calcext:value-type="float">
            <text:p>-0.000159963799970</text:p>
          </table:table-cell>
          <table:table-cell office:value-type="float" office:value="0.00795217368780912" calcext:value-type="float">
            <text:p>0.007952173687809</text:p>
          </table:table-cell>
          <table:table-cell office:value-type="float" office:value="-0.00103554562664284" calcext:value-type="float">
            <text:p>-0.001035545626643</text:p>
          </table:table-cell>
          <table:table-cell office:value-type="float" office:value="-0.0000449193498392806" calcext:value-type="float">
            <text:p>-0.000044919349839</text:p>
          </table:table-cell>
          <table:table-cell office:value-type="float" office:value="0.000000290455425717843" calcext:value-type="float">
            <text:p>0.000000290455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5756157222379" calcext:value-type="float">
            <text:p>0.245756157222379</text:p>
          </table:table-cell>
          <table:table-cell office:value-type="float" office:value="0.0242937585621682" calcext:value-type="float">
            <text:p>0.024293758562168</text:p>
          </table:table-cell>
          <table:table-cell office:value-type="float" office:value="0.0113159096278827" calcext:value-type="float">
            <text:p>0.011315909627883</text:p>
          </table:table-cell>
          <table:table-cell office:value-type="float" office:value="0.00125304400075645" calcext:value-type="float">
            <text:p>0.001253044000756</text:p>
          </table:table-cell>
          <table:table-cell office:value-type="float" office:value="-0.0000047181975651871" calcext:value-type="float">
            <text:p>-0.000004718197565</text:p>
          </table:table-cell>
          <table:table-cell office:value-type="float" office:value="-0.000195294757365243" calcext:value-type="float">
            <text:p>-0.000195294757365</text:p>
          </table:table-cell>
          <table:table-cell office:value-type="float" office:value="0.00902558256263558" calcext:value-type="float">
            <text:p>0.009025582562636</text:p>
          </table:table-cell>
          <table:table-cell office:value-type="float" office:value="-0.00125785820339079" calcext:value-type="float">
            <text:p>-0.001257858203391</text:p>
          </table:table-cell>
          <table:table-cell office:value-type="float" office:value="-0.0000564810631603584" calcext:value-type="float">
            <text:p>-0.000056481063160</text:p>
          </table:table-cell>
          <table:table-cell office:value-type="float" office:value="0.000000392384813191667" calcext:value-type="float">
            <text:p>0.000000392384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1622791258615" calcext:value-type="float">
            <text:p>0.221622791258615</text:p>
          </table:table-cell>
          <table:table-cell office:value-type="float" office:value="0.0204872338256428" calcext:value-type="float">
            <text:p>0.020487233825643</text:p>
          </table:table-cell>
          <table:table-cell office:value-type="float" office:value="0.00796396366402385" calcext:value-type="float">
            <text:p>0.007963963664024</text:p>
          </table:table-cell>
          <table:table-cell office:value-type="float" office:value="0.00089112174303199" calcext:value-type="float">
            <text:p>0.000891121743032</text:p>
          </table:table-cell>
          <table:table-cell office:value-type="float" office:value="-0.00000237353047396632" calcext:value-type="float">
            <text:p>-0.000002373530474</text:p>
          </table:table-cell>
          <table:table-cell office:value-type="float" office:value="-0.000127528008845192" calcext:value-type="float">
            <text:p>-0.000127528008845</text:p>
          </table:table-cell>
          <table:table-cell office:value-type="float" office:value="0.00715735694490424" calcext:value-type="float">
            <text:p>0.007157356944904</text:p>
          </table:table-cell>
          <table:table-cell office:value-type="float" office:value="-0.000884105240123982" calcext:value-type="float">
            <text:p>-0.000884105240124</text:p>
          </table:table-cell>
          <table:table-cell office:value-type="float" office:value="-0.0000341015355066642" calcext:value-type="float">
            <text:p>-0.000034101535507</text:p>
          </table:table-cell>
          <table:table-cell office:value-type="float" office:value="0.000000203356188768263" calcext:value-type="float">
            <text:p>0.000000203356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4927170413108" calcext:value-type="float">
            <text:p>0.234927170413108</text:p>
          </table:table-cell>
          <table:table-cell office:value-type="float" office:value="0.0260711404980948" calcext:value-type="float">
            <text:p>0.026071140498095</text:p>
          </table:table-cell>
          <table:table-cell office:value-type="float" office:value="0.0112518969446205" calcext:value-type="float">
            <text:p>0.011251896944621</text:p>
          </table:table-cell>
          <table:table-cell office:value-type="float" office:value="0.00293282312224213" calcext:value-type="float">
            <text:p>0.002932823122242</text:p>
          </table:table-cell>
          <table:table-cell office:value-type="float" office:value="0.0000107776266070148" calcext:value-type="float">
            <text:p>0.000010777626607</text:p>
          </table:table-cell>
          <table:table-cell office:value-type="float" office:value="0.000192425761327393" calcext:value-type="float">
            <text:p>0.000192425761327</text:p>
          </table:table-cell>
          <table:table-cell office:value-type="float" office:value="0.00727990872505364" calcext:value-type="float">
            <text:p>0.007279908725054</text:p>
          </table:table-cell>
          <table:table-cell office:value-type="float" office:value="-0.00103988422779729" calcext:value-type="float">
            <text:p>-0.001039884227797</text:p>
          </table:table-cell>
          <table:table-cell office:value-type="float" office:value="-0.00000830652064321595" calcext:value-type="float">
            <text:p>-0.000008306520643</text:p>
          </table:table-cell>
          <table:table-cell office:value-type="float" office:value="0.000000373726639812934" calcext:value-type="float">
            <text:p>0.0000003737266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682905344479" calcext:value-type="float">
            <text:p>0.245682905344479</text:p>
          </table:table-cell>
          <table:table-cell office:value-type="float" office:value="0.0268341363258023" calcext:value-type="float">
            <text:p>0.026834136325802</text:p>
          </table:table-cell>
          <table:table-cell office:value-type="float" office:value="0.0109542134453991" calcext:value-type="float">
            <text:p>0.010954213445399</text:p>
          </table:table-cell>
          <table:table-cell office:value-type="float" office:value="0.00173908636438495" calcext:value-type="float">
            <text:p>0.001739086364385</text:p>
          </table:table-cell>
          <table:table-cell office:value-type="float" office:value="0.000000443301958750314" calcext:value-type="float">
            <text:p>0.000000443301959</text:p>
          </table:table-cell>
          <table:table-cell office:value-type="float" office:value="-0.0000618684882683172" calcext:value-type="float">
            <text:p>-0.000061868488268</text:p>
          </table:table-cell>
          <table:table-cell office:value-type="float" office:value="0.00838148841317548" calcext:value-type="float">
            <text:p>0.008381488413175</text:p>
          </table:table-cell>
          <table:table-cell office:value-type="float" office:value="-0.00115189088512677" calcext:value-type="float">
            <text:p>-0.001151890885127</text:p>
          </table:table-cell>
          <table:table-cell office:value-type="float" office:value="-0.0000990543822217942" calcext:value-type="float">
            <text:p>-0.000099054382222</text:p>
          </table:table-cell>
          <table:table-cell office:value-type="float" office:value="0.000000300232409023765" calcext:value-type="float">
            <text:p>0.0000003002324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7187506966831" calcext:value-type="float">
            <text:p>0.237187506966831</text:p>
          </table:table-cell>
          <table:table-cell office:value-type="float" office:value="0.0230177837558685" calcext:value-type="float">
            <text:p>0.023017783755869</text:p>
          </table:table-cell>
          <table:table-cell office:value-type="float" office:value="0.010331004702474" calcext:value-type="float">
            <text:p>0.010331004702474</text:p>
          </table:table-cell>
          <table:table-cell office:value-type="float" office:value="0.00130694317572803" calcext:value-type="float">
            <text:p>0.001306943175728</text:p>
          </table:table-cell>
          <table:table-cell office:value-type="float" office:value="-0.0000024929735951" calcext:value-type="float">
            <text:p>-0.000002492973595</text:p>
          </table:table-cell>
          <table:table-cell office:value-type="float" office:value="-0.000126235738143913" calcext:value-type="float">
            <text:p>-0.000126235738144</text:p>
          </table:table-cell>
          <table:table-cell office:value-type="float" office:value="0.00831003242631805" calcext:value-type="float">
            <text:p>0.008310032426318</text:p>
          </table:table-cell>
          <table:table-cell office:value-type="float" office:value="-0.00112800769084324" calcext:value-type="float">
            <text:p>-0.001128007690843</text:p>
          </table:table-cell>
          <table:table-cell office:value-type="float" office:value="-0.0000319793994680534" calcext:value-type="float">
            <text:p>-0.000031979399468</text:p>
          </table:table-cell>
          <table:table-cell office:value-type="float" office:value="0.000000330545411809639" calcext:value-type="float">
            <text:p>0.000000330545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551900969985" calcext:value-type="float">
            <text:p>0.246551900969985</text:p>
          </table:table-cell>
          <table:table-cell office:value-type="float" office:value="0.0269254107675834" calcext:value-type="float">
            <text:p>0.026925410767583</text:p>
          </table:table-cell>
          <table:table-cell office:value-type="float" office:value="0.0102472194057794" calcext:value-type="float">
            <text:p>0.010247219405779</text:p>
          </table:table-cell>
          <table:table-cell office:value-type="float" office:value="0.00132620519471624" calcext:value-type="float">
            <text:p>0.001326205194716</text:p>
          </table:table-cell>
          <table:table-cell office:value-type="float" office:value="-0.00000127979218684787" calcext:value-type="float">
            <text:p>-0.000001279792187</text:p>
          </table:table-cell>
          <table:table-cell office:value-type="float" office:value="-0.000104162839191848" calcext:value-type="float">
            <text:p>-0.000104162839192</text:p>
          </table:table-cell>
          <table:table-cell office:value-type="float" office:value="0.00846560727608243" calcext:value-type="float">
            <text:p>0.008465607276082</text:p>
          </table:table-cell>
          <table:table-cell office:value-type="float" office:value="-0.00111512677638289" calcext:value-type="float">
            <text:p>-0.001115126776383</text:p>
          </table:table-cell>
          <table:table-cell office:value-type="float" office:value="-0.0000851149095587898" calcext:value-type="float">
            <text:p>-0.000085114909559</text:p>
          </table:table-cell>
          <table:table-cell office:value-type="float" office:value="0.00000018384459862233" calcext:value-type="float">
            <text:p>0.000000183844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8086468051276" calcext:value-type="float">
            <text:p>0.388086468051276</text:p>
          </table:table-cell>
          <table:table-cell office:value-type="float" office:value="0.0551955397206033" calcext:value-type="float">
            <text:p>0.055195539720603</text:p>
          </table:table-cell>
          <table:table-cell office:value-type="float" office:value="0.049491136918281" calcext:value-type="float">
            <text:p>0.049491136918281</text:p>
          </table:table-cell>
          <table:table-cell office:value-type="float" office:value="0.00547604020609707" calcext:value-type="float">
            <text:p>0.005476040206097</text:p>
          </table:table-cell>
          <table:table-cell office:value-type="float" office:value="-0.0000901495675195566" calcext:value-type="float">
            <text:p>-0.000090149567520</text:p>
          </table:table-cell>
          <table:table-cell office:value-type="float" office:value="-0.00128652055530384" calcext:value-type="float">
            <text:p>-0.001286520555304</text:p>
          </table:table-cell>
          <table:table-cell office:value-type="float" office:value="0.0238538917409777" calcext:value-type="float">
            <text:p>0.023853891740978</text:p>
          </table:table-cell>
          <table:table-cell office:value-type="float" office:value="-0.00550188708902299" calcext:value-type="float">
            <text:p>-0.005501887089023</text:p>
          </table:table-cell>
          <table:table-cell office:value-type="float" office:value="-0.000421529476184196" calcext:value-type="float">
            <text:p>-0.000421529476184</text:p>
          </table:table-cell>
          <table:table-cell office:value-type="float" office:value="0.0000075905233231735" calcext:value-type="float">
            <text:p>0.000007590523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3808827160231" calcext:value-type="float">
            <text:p>0.243808827160231</text:p>
          </table:table-cell>
          <table:table-cell office:value-type="float" office:value="0.0245774537942142" calcext:value-type="float">
            <text:p>0.024577453794214</text:p>
          </table:table-cell>
          <table:table-cell office:value-type="float" office:value="0.0111087810606262" calcext:value-type="float">
            <text:p>0.011108781060626</text:p>
          </table:table-cell>
          <table:table-cell office:value-type="float" office:value="0.00146916072729683" calcext:value-type="float">
            <text:p>0.001469160727297</text:p>
          </table:table-cell>
          <table:table-cell office:value-type="float" office:value="-0.00000210359290284197" calcext:value-type="float">
            <text:p>-0.000002103592903</text:p>
          </table:table-cell>
          <table:table-cell office:value-type="float" office:value="-0.000125754080882518" calcext:value-type="float">
            <text:p>-0.000125754080883</text:p>
          </table:table-cell>
          <table:table-cell office:value-type="float" office:value="0.00871632260175837" calcext:value-type="float">
            <text:p>0.008716322601758</text:p>
          </table:table-cell>
          <table:table-cell office:value-type="float" office:value="-0.00120495254166618" calcext:value-type="float">
            <text:p>-0.001204952541666</text:p>
          </table:table-cell>
          <table:table-cell office:value-type="float" office:value="-0.0000331896857358406" calcext:value-type="float">
            <text:p>-0.000033189685736</text:p>
          </table:table-cell>
          <table:table-cell office:value-type="float" office:value="0.000000316294291125402" calcext:value-type="float">
            <text:p>0.000000316294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5404859500535" calcext:value-type="float">
            <text:p>0.305404859500535</text:p>
          </table:table-cell>
          <table:table-cell office:value-type="float" office:value="0.0350572209037673" calcext:value-type="float">
            <text:p>0.035057220903767</text:p>
          </table:table-cell>
          <table:table-cell office:value-type="float" office:value="0.0234800049268112" calcext:value-type="float">
            <text:p>0.023480004926811</text:p>
          </table:table-cell>
          <table:table-cell office:value-type="float" office:value="0.00260263266731732" calcext:value-type="float">
            <text:p>0.002602632667317</text:p>
          </table:table-cell>
          <table:table-cell office:value-type="float" office:value="-0.0000200391366639575" calcext:value-type="float">
            <text:p>-0.000020039136664</text:p>
          </table:table-cell>
          <table:table-cell office:value-type="float" office:value="-0.000481504060430351" calcext:value-type="float">
            <text:p>-0.000481504060430</text:p>
          </table:table-cell>
          <table:table-cell office:value-type="float" office:value="0.0145537268256936" calcext:value-type="float">
            <text:p>0.014553726825694</text:p>
          </table:table-cell>
          <table:table-cell office:value-type="float" office:value="-0.00260967153243673" calcext:value-type="float">
            <text:p>-0.002609671532437</text:p>
          </table:table-cell>
          <table:table-cell office:value-type="float" office:value="-0.000165300403845117" calcext:value-type="float">
            <text:p>-0.000165300403845</text:p>
          </table:table-cell>
          <table:table-cell office:value-type="float" office:value="0.00000165809943131822" calcext:value-type="float">
            <text:p>0.0000016580994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09733613149424" calcext:value-type="float">
            <text:p>0.409733613149424</text:p>
          </table:table-cell>
          <table:table-cell office:value-type="float" office:value="0.062083912651088" calcext:value-type="float">
            <text:p>0.062083912651088</text:p>
          </table:table-cell>
          <table:table-cell office:value-type="float" office:value="0.0578130163260619" calcext:value-type="float">
            <text:p>0.057813016326062</text:p>
          </table:table-cell>
          <table:table-cell office:value-type="float" office:value="0.00642276868601771" calcext:value-type="float">
            <text:p>0.006422768686018</text:p>
          </table:table-cell>
          <table:table-cell office:value-type="float" office:value="-0.000123752664589272" calcext:value-type="float">
            <text:p>-0.000123752664589</text:p>
          </table:table-cell>
          <table:table-cell office:value-type="float" office:value="-0.00160006851734439" calcext:value-type="float">
            <text:p>-0.001600068517344</text:p>
          </table:table-cell>
          <table:table-cell office:value-type="float" office:value="0.0264494302733484" calcext:value-type="float">
            <text:p>0.026449430273348</text:p>
          </table:table-cell>
          <table:table-cell office:value-type="float" office:value="-0.00642378095500552" calcext:value-type="float">
            <text:p>-0.006423780955006</text:p>
          </table:table-cell>
          <table:table-cell office:value-type="float" office:value="-0.000510612172545021" calcext:value-type="float">
            <text:p>-0.000510612172545</text:p>
          </table:table-cell>
          <table:table-cell office:value-type="float" office:value="0.0000106418994266546" calcext:value-type="float">
            <text:p>0.000010641899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5953072904913" calcext:value-type="float">
            <text:p>0.245953072904913</text:p>
          </table:table-cell>
          <table:table-cell office:value-type="float" office:value="0.0245408796750292" calcext:value-type="float">
            <text:p>0.024540879675029</text:p>
          </table:table-cell>
          <table:table-cell office:value-type="float" office:value="0.0112655383326443" calcext:value-type="float">
            <text:p>0.011265538332644</text:p>
          </table:table-cell>
          <table:table-cell office:value-type="float" office:value="0.00127594418257865" calcext:value-type="float">
            <text:p>0.001275944182579</text:p>
          </table:table-cell>
          <table:table-cell office:value-type="float" office:value="-0.00000440310062336174" calcext:value-type="float">
            <text:p>-0.000004403100623</text:p>
          </table:table-cell>
          <table:table-cell office:value-type="float" office:value="-0.00018924016997958" calcext:value-type="float">
            <text:p>-0.000189240169980</text:p>
          </table:table-cell>
          <table:table-cell office:value-type="float" office:value="0.00898800859908505" calcext:value-type="float">
            <text:p>0.008988008599085</text:p>
          </table:table-cell>
          <table:table-cell office:value-type="float" office:value="-0.0012486992687582" calcext:value-type="float">
            <text:p>-0.001248699268758</text:p>
          </table:table-cell>
          <table:table-cell office:value-type="float" office:value="-0.0000655087084459169" calcext:value-type="float">
            <text:p>-0.000065508708446</text:p>
          </table:table-cell>
          <table:table-cell office:value-type="float" office:value="0.000000404312280273304" calcext:value-type="float">
            <text:p>0.000000404312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6954261434769" calcext:value-type="float">
            <text:p>0.286954261434769</text:p>
          </table:table-cell>
          <table:table-cell office:value-type="float" office:value="0.0389354664840933" calcext:value-type="float">
            <text:p>0.038935466484093</text:p>
          </table:table-cell>
          <table:table-cell office:value-type="float" office:value="0.0139741594851619" calcext:value-type="float">
            <text:p>0.013974159485162</text:p>
          </table:table-cell>
          <table:table-cell office:value-type="float" office:value="0.00159544651830881" calcext:value-type="float">
            <text:p>0.001595446518309</text:p>
          </table:table-cell>
          <table:table-cell office:value-type="float" office:value="-0.00000334353259879488" calcext:value-type="float">
            <text:p>-0.000003343532599</text:p>
          </table:table-cell>
          <table:table-cell office:value-type="float" office:value="-0.000185380336416073" calcext:value-type="float">
            <text:p>-0.000185380336416</text:p>
          </table:table-cell>
          <table:table-cell office:value-type="float" office:value="0.0108518204178701" calcext:value-type="float">
            <text:p>0.010851820417870</text:p>
          </table:table-cell>
          <table:table-cell office:value-type="float" office:value="-0.00154733912085663" calcext:value-type="float">
            <text:p>-0.001547339120857</text:p>
          </table:table-cell>
          <table:table-cell office:value-type="float" office:value="-0.000128323894434155" calcext:value-type="float">
            <text:p>-0.000128323894434</text:p>
          </table:table-cell>
          <table:table-cell office:value-type="float" office:value="0.000000124354256290266" calcext:value-type="float">
            <text:p>0.000000124354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5507763034698" calcext:value-type="float">
            <text:p>0.245507763034698</text:p>
          </table:table-cell>
          <table:table-cell office:value-type="float" office:value="0.0250949670566957" calcext:value-type="float">
            <text:p>0.025094967056696</text:p>
          </table:table-cell>
          <table:table-cell office:value-type="float" office:value="0.0113456253633162" calcext:value-type="float">
            <text:p>0.011345625363316</text:p>
          </table:table-cell>
          <table:table-cell office:value-type="float" office:value="0.00152913882840539" calcext:value-type="float">
            <text:p>0.001529138828405</text:p>
          </table:table-cell>
          <table:table-cell office:value-type="float" office:value="-0.00000231180763109165" calcext:value-type="float">
            <text:p>-0.000002311807631</text:p>
          </table:table-cell>
          <table:table-cell office:value-type="float" office:value="-0.000137420396398659" calcext:value-type="float">
            <text:p>-0.000137420396399</text:p>
          </table:table-cell>
          <table:table-cell office:value-type="float" office:value="0.00879477366340145" calcext:value-type="float">
            <text:p>0.008794773663401</text:p>
          </table:table-cell>
          <table:table-cell office:value-type="float" office:value="-0.00122706081686385" calcext:value-type="float">
            <text:p>-0.001227060816864</text:p>
          </table:table-cell>
          <table:table-cell office:value-type="float" office:value="-0.0000319226014598394" calcext:value-type="float">
            <text:p>-0.000031922601460</text:p>
          </table:table-cell>
          <table:table-cell office:value-type="float" office:value="0.00000036901145531302" calcext:value-type="float">
            <text:p>0.000000369011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0016431147036" calcext:value-type="float">
            <text:p>0.300016431147036</text:p>
          </table:table-cell>
          <table:table-cell office:value-type="float" office:value="0.0354147788467738" calcext:value-type="float">
            <text:p>0.035414778846774</text:p>
          </table:table-cell>
          <table:table-cell office:value-type="float" office:value="0.0230802833496463" calcext:value-type="float">
            <text:p>0.023080283349646</text:p>
          </table:table-cell>
          <table:table-cell office:value-type="float" office:value="0.00323351240782967" calcext:value-type="float">
            <text:p>0.003233512407830</text:p>
          </table:table-cell>
          <table:table-cell office:value-type="float" office:value="-0.0000133343170378501" calcext:value-type="float">
            <text:p>-0.000013334317038</text:p>
          </table:table-cell>
          <table:table-cell office:value-type="float" office:value="-0.000347019454131756" calcext:value-type="float">
            <text:p>-0.000347019454132</text:p>
          </table:table-cell>
          <table:table-cell office:value-type="float" office:value="0.0136487700278577" calcext:value-type="float">
            <text:p>0.013648770027858</text:p>
          </table:table-cell>
          <table:table-cell office:value-type="float" office:value="-0.00248084636772707" calcext:value-type="float">
            <text:p>-0.002480846367727</text:p>
          </table:table-cell>
          <table:table-cell office:value-type="float" office:value="-0.0000819782756492657" calcext:value-type="float">
            <text:p>-0.000081978275649</text:p>
          </table:table-cell>
          <table:table-cell office:value-type="float" office:value="0.00000220683361402196" calcext:value-type="float">
            <text:p>0.000002206833614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3:.B18])" office:value-type="float" office:value="0.272812494371657" calcext:value-type="float">
            <text:p>0.272812494371657</text:p>
          </table:table-cell>
          <table:table-cell table:style-name="Default" table:formula="of:=AVERAGE([.C3:.C18])" office:value-type="float" office:value="0.0313710481685459" calcext:value-type="float">
            <text:p>0.031371048168546</text:p>
          </table:table-cell>
          <table:table-cell table:style-name="Default" table:formula="of:=AVERAGE([.D3:.D18])" office:value-type="float" office:value="0.0180673337396433" calcext:value-type="float">
            <text:p>0.018067333739643</text:p>
          </table:table-cell>
          <table:table-cell table:style-name="Default" table:formula="of:=AVERAGE([.E3:.E18])" office:value-type="float" office:value="0.00225587863894556" calcext:value-type="float">
            <text:p>0.002255878638946</text:p>
          </table:table-cell>
          <table:table-cell table:style-name="Default" table:formula="of:=AVERAGE([.F3:.F18])" office:value-type="float" office:value="-0.0000169503492525483" calcext:value-type="float">
            <text:p>-1.69503492525483E-05</text:p>
          </table:table-cell>
          <table:table-cell table:style-name="Default" table:formula="of:=AVERAGE([.G3:.G18])" office:value-type="float" office:value="-0.000326921793593626" calcext:value-type="float">
            <text:p>-0.000326921793594</text:p>
          </table:table-cell>
          <table:table-cell table:style-name="Default" table:formula="of:=AVERAGE([.H3:.H18])" office:value-type="float" office:value="0.0114713903346256" calcext:value-type="float">
            <text:p>0.011471390334626</text:p>
          </table:table-cell>
          <table:table-cell table:style-name="Default" table:formula="of:=AVERAGE([.I3:.I18])" office:value-type="float" office:value="-0.00197643188758722" calcext:value-type="float">
            <text:p>-0.001976431887587</text:p>
          </table:table-cell>
          <table:table-cell table:style-name="Default" table:formula="of:=AVERAGE([.J3:.J18])" office:value-type="float" office:value="-0.000119242621440996" calcext:value-type="float">
            <text:p>-0.000119242621441</text:p>
          </table:table-cell>
          <table:table-cell table:style-name="Default" table:formula="of:=AVERAGE([.K3:.K18])" office:value-type="float" office:value="0.0000016429464914836" calcext:value-type="float">
            <text:p>1.6429464914836E-06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3:.B18])" office:value-type="float" office:value="0.0549419322243694" calcext:value-type="float">
            <text:p>0.054941932224369</text:p>
          </table:table-cell>
          <table:table-cell table:style-name="Default" table:formula="of:=STDEV([.C3:.C18])" office:value-type="float" office:value="0.01184318657221" calcext:value-type="float">
            <text:p>0.01184318657221</text:p>
          </table:table-cell>
          <table:table-cell table:style-name="Default" table:formula="of:=STDEV([.D3:.D18])" office:value-type="float" office:value="0.0146603139963419" calcext:value-type="float">
            <text:p>0.014660313996342</text:p>
          </table:table-cell>
          <table:table-cell table:style-name="Default" table:formula="of:=STDEV([.E3:.E18])" office:value-type="float" office:value="0.00159622027693618" calcext:value-type="float">
            <text:p>0.001596220276936</text:p>
          </table:table-cell>
          <table:table-cell table:style-name="Default" table:formula="of:=STDEV([.F3:.F18])" office:value-type="float" office:value="0.0000362450095779374" calcext:value-type="float">
            <text:p>3.62450095779374E-05</text:p>
          </table:table-cell>
          <table:table-cell table:style-name="Default" table:formula="of:=STDEV([.G3:.G18])" office:value-type="float" office:value="0.000461680765734522" calcext:value-type="float">
            <text:p>0.000461680765735</text:p>
          </table:table-cell>
          <table:table-cell table:style-name="Default" table:formula="of:=STDEV([.H3:.H18])" office:value-type="float" office:value="0.00575306523507069" calcext:value-type="float">
            <text:p>0.005753065235071</text:p>
          </table:table-cell>
          <table:table-cell table:style-name="Default" table:formula="of:=STDEV([.I3:.I18])" office:value-type="float" office:value="0.00164096016954283" calcext:value-type="float">
            <text:p>0.001640960169543</text:p>
          </table:table-cell>
          <table:table-cell table:style-name="Default" table:formula="of:=STDEV([.J3:.J18])" office:value-type="float" office:value="0.000142444561736707" calcext:value-type="float">
            <text:p>0.000142444561737</text:p>
          </table:table-cell>
          <table:table-cell table:style-name="Default" table:formula="of:=STDEV([.K3:.K18])" office:value-type="float" office:value="0.00000302409315879" calcext:value-type="float">
            <text:p>3.02409315879E-06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21]/AVERAGE([.B3:.B18])" office:value-type="float" office:value="0.201390821013942" calcext:value-type="float">
            <text:p>0.201390821013942</text:p>
          </table:table-cell>
          <table:table-cell table:style-name="ce2" table:formula="of:=[.C21]/AVERAGE([.C3:.C18])" office:value-type="float" office:value="0.377519632387818" calcext:value-type="float">
            <text:p>0.377519632387818</text:p>
          </table:table-cell>
          <table:table-cell table:style-name="ce2" table:formula="of:=[.D21]/AVERAGE([.D3:.D18])" office:value-type="float" office:value="0.811426534075375" calcext:value-type="float">
            <text:p>0.811426534075375</text:p>
          </table:table-cell>
          <table:table-cell table:style-name="ce2" table:formula="of:=[.E21]/AVERAGE([.E3:.E18])" office:value-type="float" office:value="0.707582513251815" calcext:value-type="float">
            <text:p>0.707582513251815</text:p>
          </table:table-cell>
          <table:table-cell table:style-name="Default" table:formula="of:=[.F21]/AVERAGE([.F3:.F18])" office:value-type="float" office:value="-2.13830458817763" calcext:value-type="float">
            <text:p>-2.13830458817763</text:p>
          </table:table-cell>
          <table:table-cell table:style-name="Default" table:formula="of:=[.G21]/AVERAGE([.G3:.G18])" office:value-type="float" office:value="-1.4122055328878" calcext:value-type="float">
            <text:p>-1.4122055328878</text:p>
          </table:table-cell>
          <table:table-cell table:style-name="ce2" table:formula="of:=[.H21]/AVERAGE([.H3:.H18])" office:value-type="float" office:value="0.501514207715996" calcext:value-type="float">
            <text:p>0.501514207715996</text:p>
          </table:table-cell>
          <table:table-cell table:style-name="ce2" table:formula="of:=[.I21]/AVERAGE([.I3:.I18])" office:value-type="float" office:value="-0.830263961965355" calcext:value-type="float">
            <text:p>-0.830263961965355</text:p>
          </table:table-cell>
          <table:table-cell table:style-name="Default" table:formula="of:=[.J21]/AVERAGE([.J3:.J18])" office:value-type="float" office:value="-1.1945775765018" calcext:value-type="float">
            <text:p>-1.1945775765018</text:p>
          </table:table-cell>
          <table:table-cell table:style-name="Default" table:formula="of:=[.K21]/AVERAGE([.K3:.K18])" office:value-type="float" office:value="1.84065225158928" calcext:value-type="float">
            <text:p>1.84065225158928</text:p>
          </table:table-cell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yello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4347326799782" calcext:value-type="float">
            <text:p>0.284347326799782</text:p>
          </table:table-cell>
          <table:table-cell office:value-type="float" office:value="0.0340390032255675" calcext:value-type="float">
            <text:p>0.034039003225568</text:p>
          </table:table-cell>
          <table:table-cell office:value-type="float" office:value="0.0165026064958384" calcext:value-type="float">
            <text:p>0.016502606495838</text:p>
          </table:table-cell>
          <table:table-cell office:value-type="float" office:value="0.00182658039654312" calcext:value-type="float">
            <text:p>0.001826580396543</text:p>
          </table:table-cell>
          <table:table-cell office:value-type="float" office:value="-0.00000970043436710638" calcext:value-type="float">
            <text:p>-0.000009700434367</text:p>
          </table:table-cell>
          <table:table-cell office:value-type="float" office:value="-0.000328007498120108" calcext:value-type="float">
            <text:p>-0.000328007498120</text:p>
          </table:table-cell>
          <table:table-cell office:value-type="float" office:value="0.0117035997581536" calcext:value-type="float">
            <text:p>0.011703599758154</text:p>
          </table:table-cell>
          <table:table-cell office:value-type="float" office:value="-0.00183450326241191" calcext:value-type="float">
            <text:p>-0.001834503262412</text:p>
          </table:table-cell>
          <table:table-cell office:value-type="float" office:value="-0.000104372986768738" calcext:value-type="float">
            <text:p>-0.000104372986769</text:p>
          </table:table-cell>
          <table:table-cell office:value-type="float" office:value="0.000000714105599432066" calcext:value-type="float">
            <text:p>0.000000714105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5275291441933" calcext:value-type="float">
            <text:p>0.285275291441933</text:p>
          </table:table-cell>
          <table:table-cell office:value-type="float" office:value="0.034863403993746" calcext:value-type="float">
            <text:p>0.034863403993746</text:p>
          </table:table-cell>
          <table:table-cell office:value-type="float" office:value="0.0163788661014535" calcext:value-type="float">
            <text:p>0.016378866101454</text:p>
          </table:table-cell>
          <table:table-cell office:value-type="float" office:value="0.0018524225265722" calcext:value-type="float">
            <text:p>0.001852422526572</text:p>
          </table:table-cell>
          <table:table-cell office:value-type="float" office:value="-0.00000941886872494671" calcext:value-type="float">
            <text:p>-0.000009418868725</text:p>
          </table:table-cell>
          <table:table-cell office:value-type="float" office:value="-0.000327967534644773" calcext:value-type="float">
            <text:p>-0.000327967534645</text:p>
          </table:table-cell>
          <table:table-cell office:value-type="float" office:value="0.0116296469783835" calcext:value-type="float">
            <text:p>0.011629646978384</text:p>
          </table:table-cell>
          <table:table-cell office:value-type="float" office:value="-0.00181580544686017" calcext:value-type="float">
            <text:p>-0.001815805446860</text:p>
          </table:table-cell>
          <table:table-cell office:value-type="float" office:value="-0.000104996635367587" calcext:value-type="float">
            <text:p>-0.000104996635368</text:p>
          </table:table-cell>
          <table:table-cell office:value-type="float" office:value="0.000000837749206173453" calcext:value-type="float">
            <text:p>0.000000837749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577745805379" calcext:value-type="float">
            <text:p>0.185777458053790</text:p>
          </table:table-cell>
          <table:table-cell office:value-type="float" office:value="0.0157576550176827" calcext:value-type="float">
            <text:p>0.015757655017683</text:p>
          </table:table-cell>
          <table:table-cell office:value-type="float" office:value="0.00408704724566176" calcext:value-type="float">
            <text:p>0.004087047245662</text:p>
          </table:table-cell>
          <table:table-cell office:value-type="float" office:value="0.00045130733333652" calcext:value-type="float">
            <text:p>0.000451307333337</text:p>
          </table:table-cell>
          <table:table-cell office:value-type="float" office:value="-0.00000061108286114554" calcext:value-type="float">
            <text:p>-0.000000611082861</text:p>
          </table:table-cell>
          <table:table-cell office:value-type="float" office:value="-0.0000565604675855425" calcext:value-type="float">
            <text:p>-0.000056560467586</text:p>
          </table:table-cell>
          <table:table-cell office:value-type="float" office:value="0.00468890222581124" calcext:value-type="float">
            <text:p>0.004688902225811</text:p>
          </table:table-cell>
          <table:table-cell office:value-type="float" office:value="-0.000454467489040654" calcext:value-type="float">
            <text:p>-0.000454467489041</text:p>
          </table:table-cell>
          <table:table-cell office:value-type="float" office:value="-0.0000142654179336254" calcext:value-type="float">
            <text:p>-0.000014265417934</text:p>
          </table:table-cell>
          <table:table-cell office:value-type="float" office:value="0.0000000504099834229196" calcext:value-type="float">
            <text:p>0.000000050409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9120646743215" calcext:value-type="float">
            <text:p>0.269120646743215</text:p>
          </table:table-cell>
          <table:table-cell office:value-type="float" office:value="0.0311981269198575" calcext:value-type="float">
            <text:p>0.031198126919858</text:p>
          </table:table-cell>
          <table:table-cell office:value-type="float" office:value="0.013632016701713" calcext:value-type="float">
            <text:p>0.013632016701713</text:p>
          </table:table-cell>
          <table:table-cell office:value-type="float" office:value="0.00152204334577306" calcext:value-type="float">
            <text:p>0.001522043345773</text:p>
          </table:table-cell>
          <table:table-cell office:value-type="float" office:value="-0.00000693288828672411" calcext:value-type="float">
            <text:p>-0.000006932888287</text:p>
          </table:table-cell>
          <table:table-cell office:value-type="float" office:value="-0.000268831299374937" calcext:value-type="float">
            <text:p>-0.000268831299375</text:p>
          </table:table-cell>
          <table:table-cell office:value-type="float" office:value="0.0103069488959072" calcext:value-type="float">
            <text:p>0.010306948895907</text:p>
          </table:table-cell>
          <table:table-cell office:value-type="float" office:value="-0.00151374666949249" calcext:value-type="float">
            <text:p>-0.001513746669492</text:p>
          </table:table-cell>
          <table:table-cell office:value-type="float" office:value="-0.0000696664458568123" calcext:value-type="float">
            <text:p>-0.000069666445857</text:p>
          </table:table-cell>
          <table:table-cell office:value-type="float" office:value="0.000000588848060441061" calcext:value-type="float">
            <text:p>0.0000005888480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4583063511463" calcext:value-type="float">
            <text:p>0.284583063511463</text:p>
          </table:table-cell>
          <table:table-cell office:value-type="float" office:value="0.0391484330546431" calcext:value-type="float">
            <text:p>0.039148433054643</text:p>
          </table:table-cell>
          <table:table-cell office:value-type="float" office:value="0.017833053340471" calcext:value-type="float">
            <text:p>0.017833053340471</text:p>
          </table:table-cell>
          <table:table-cell office:value-type="float" office:value="0.00416457219187973" calcext:value-type="float">
            <text:p>0.004164572191880</text:p>
          </table:table-cell>
          <table:table-cell office:value-type="float" office:value="0.0000218947932659119" calcext:value-type="float">
            <text:p>0.000021894793266</text:p>
          </table:table-cell>
          <table:table-cell office:value-type="float" office:value="0.000301667682352636" calcext:value-type="float">
            <text:p>0.000301667682353</text:p>
          </table:table-cell>
          <table:table-cell office:value-type="float" office:value="0.0104597717457316" calcext:value-type="float">
            <text:p>0.010459771745732</text:p>
          </table:table-cell>
          <table:table-cell office:value-type="float" office:value="-0.00170856014357391" calcext:value-type="float">
            <text:p>-0.001708560143574</text:p>
          </table:table-cell>
          <table:table-cell office:value-type="float" office:value="-0.0000235037068781528" calcext:value-type="float">
            <text:p>-0.000023503706878</text:p>
          </table:table-cell>
          <table:table-cell office:value-type="float" office:value="0.000000695845224460498" calcext:value-type="float">
            <text:p>0.000000695845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1861913944596" calcext:value-type="float">
            <text:p>0.341861913944596</text:p>
          </table:table-cell>
          <table:table-cell office:value-type="float" office:value="0.0508709034112822" calcext:value-type="float">
            <text:p>0.050870903411282</text:p>
          </table:table-cell>
          <table:table-cell office:value-type="float" office:value="0.0303140113287027" calcext:value-type="float">
            <text:p>0.030314011328703</text:p>
          </table:table-cell>
          <table:table-cell office:value-type="float" office:value="0.00481091606581659" calcext:value-type="float">
            <text:p>0.004810916065817</text:p>
          </table:table-cell>
          <table:table-cell office:value-type="float" office:value="0.00000326595907009338" calcext:value-type="float">
            <text:p>0.000003265959070</text:p>
          </table:table-cell>
          <table:table-cell office:value-type="float" office:value="-0.000234370141388378" calcext:value-type="float">
            <text:p>-0.000234370141388</text:p>
          </table:table-cell>
          <table:table-cell office:value-type="float" office:value="0.0164996661986451" calcext:value-type="float">
            <text:p>0.016499666198645</text:p>
          </table:table-cell>
          <table:table-cell office:value-type="float" office:value="-0.00318788690786076" calcext:value-type="float">
            <text:p>-0.003187886907861</text:p>
          </table:table-cell>
          <table:table-cell office:value-type="float" office:value="-0.000386340069704306" calcext:value-type="float">
            <text:p>-0.000386340069704</text:p>
          </table:table-cell>
          <table:table-cell office:value-type="float" office:value="0.00000247555243937764" calcext:value-type="float">
            <text:p>0.0000024755524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8322090715096" calcext:value-type="float">
            <text:p>0.198322090715096</text:p>
          </table:table-cell>
          <table:table-cell office:value-type="float" office:value="0.0153889869988063" calcext:value-type="float">
            <text:p>0.015388986998806</text:p>
          </table:table-cell>
          <table:table-cell office:value-type="float" office:value="0.00665258162548279" calcext:value-type="float">
            <text:p>0.006652581625483</text:p>
          </table:table-cell>
          <table:table-cell office:value-type="float" office:value="0.00094489950126553" calcext:value-type="float">
            <text:p>0.000944899501266</text:p>
          </table:table-cell>
          <table:table-cell office:value-type="float" office:value="-0.000000775351727252663" calcext:value-type="float">
            <text:p>-0.000000775351727</text:p>
          </table:table-cell>
          <table:table-cell office:value-type="float" office:value="-0.0000597412167998769" calcext:value-type="float">
            <text:p>-0.000059741216800</text:p>
          </table:table-cell>
          <table:table-cell office:value-type="float" office:value="0.00598566616670013" calcext:value-type="float">
            <text:p>0.005985666166700</text:p>
          </table:table-cell>
          <table:table-cell office:value-type="float" office:value="-0.000713460265527157" calcext:value-type="float">
            <text:p>-0.000713460265527</text:p>
          </table:table-cell>
          <table:table-cell office:value-type="float" office:value="-0.0000146994096040335" calcext:value-type="float">
            <text:p>-0.000014699409604</text:p>
          </table:table-cell>
          <table:table-cell office:value-type="float" office:value="0.000000160205780062644" calcext:value-type="float">
            <text:p>0.0000001602057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253269239984" calcext:value-type="float">
            <text:p>0.272532692399840</text:p>
          </table:table-cell>
          <table:table-cell office:value-type="float" office:value="0.0339361345632256" calcext:value-type="float">
            <text:p>0.033936134563226</text:p>
          </table:table-cell>
          <table:table-cell office:value-type="float" office:value="0.0136009578056599" calcext:value-type="float">
            <text:p>0.013600957805660</text:p>
          </table:table-cell>
          <table:table-cell office:value-type="float" office:value="0.00189381079984497" calcext:value-type="float">
            <text:p>0.001893810799845</text:p>
          </table:table-cell>
          <table:table-cell office:value-type="float" office:value="-0.00000159906542735673" calcext:value-type="float">
            <text:p>-0.000001599065427</text:p>
          </table:table-cell>
          <table:table-cell office:value-type="float" office:value="-0.000141847118566595" calcext:value-type="float">
            <text:p>-0.000141847118567</text:p>
          </table:table-cell>
          <table:table-cell office:value-type="float" office:value="0.01008448346587" calcext:value-type="float">
            <text:p>0.010084483465870</text:p>
          </table:table-cell>
          <table:table-cell office:value-type="float" office:value="-0.00146339337572686" calcext:value-type="float">
            <text:p>-0.001463393375727</text:p>
          </table:table-cell>
          <table:table-cell office:value-type="float" office:value="-0.000124717062506277" calcext:value-type="float">
            <text:p>-0.000124717062506</text:p>
          </table:table-cell>
          <table:table-cell office:value-type="float" office:value="0.000000418511047043632" calcext:value-type="float">
            <text:p>0.000000418511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8324184262052" calcext:value-type="float">
            <text:p>0.188324184262052</text:p>
          </table:table-cell>
          <table:table-cell office:value-type="float" office:value="0.016394514606752" calcext:value-type="float">
            <text:p>0.016394514606752</text:p>
          </table:table-cell>
          <table:table-cell office:value-type="float" office:value="0.00418704397228336" calcext:value-type="float">
            <text:p>0.004187043972283</text:p>
          </table:table-cell>
          <table:table-cell office:value-type="float" office:value="0.000465184001699336" calcext:value-type="float">
            <text:p>0.000465184001699</text:p>
          </table:table-cell>
          <table:table-cell office:value-type="float" office:value="-0.000000647624052139354" calcext:value-type="float">
            <text:p>-0.000000647624052</text:p>
          </table:table-cell>
          <table:table-cell office:value-type="float" office:value="-0.0000594597710416652" calcext:value-type="float">
            <text:p>-0.000059459771042</text:p>
          </table:table-cell>
          <table:table-cell office:value-type="float" office:value="0.00476787094280384" calcext:value-type="float">
            <text:p>0.004767870942804</text:p>
          </table:table-cell>
          <table:table-cell office:value-type="float" office:value="-0.000465232496323003" calcext:value-type="float">
            <text:p>-0.000465232496323</text:p>
          </table:table-cell>
          <table:table-cell office:value-type="float" office:value="-0.0000145053396861748" calcext:value-type="float">
            <text:p>-0.000014505339686</text:p>
          </table:table-cell>
          <table:table-cell office:value-type="float" office:value="0.000000053315861874629" calcext:value-type="float">
            <text:p>0.0000000533158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9308925984713" calcext:value-type="float">
            <text:p>0.309308925984713</text:p>
          </table:table-cell>
          <table:table-cell office:value-type="float" office:value="0.0403596556097644" calcext:value-type="float">
            <text:p>0.040359655609764</text:p>
          </table:table-cell>
          <table:table-cell office:value-type="float" office:value="0.0223564053881345" calcext:value-type="float">
            <text:p>0.022356405388135</text:p>
          </table:table-cell>
          <table:table-cell office:value-type="float" office:value="0.00301672690282432" calcext:value-type="float">
            <text:p>0.003016726902824</text:p>
          </table:table-cell>
          <table:table-cell office:value-type="float" office:value="-0.00000905222567718885" calcext:value-type="float">
            <text:p>-0.000009052225677</text:p>
          </table:table-cell>
          <table:table-cell office:value-type="float" office:value="-0.000338653950804857" calcext:value-type="float">
            <text:p>-0.000338653950805</text:p>
          </table:table-cell>
          <table:table-cell office:value-type="float" office:value="0.013828089021013" calcext:value-type="float">
            <text:p>0.013828089021013</text:p>
          </table:table-cell>
          <table:table-cell office:value-type="float" office:value="-0.00241745981066377" calcext:value-type="float">
            <text:p>-0.002417459810664</text:p>
          </table:table-cell>
          <table:table-cell office:value-type="float" office:value="-0.0000774770136593891" calcext:value-type="float">
            <text:p>-0.000077477013659</text:p>
          </table:table-cell>
          <table:table-cell office:value-type="float" office:value="0.00000147385575970966" calcext:value-type="float">
            <text:p>0.0000014738557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42371156199236" calcext:value-type="float">
            <text:p>0.342371156199236</text:p>
          </table:table-cell>
          <table:table-cell office:value-type="float" office:value="0.0390918915468374" calcext:value-type="float">
            <text:p>0.039091891546837</text:p>
          </table:table-cell>
          <table:table-cell office:value-type="float" office:value="0.0376096579853086" calcext:value-type="float">
            <text:p>0.037609657985309</text:p>
          </table:table-cell>
          <table:table-cell office:value-type="float" office:value="0.00427033411835738" calcext:value-type="float">
            <text:p>0.004270334118357</text:p>
          </table:table-cell>
          <table:table-cell office:value-type="float" office:value="-0.000053199390406203" calcext:value-type="float">
            <text:p>-0.000053199390406</text:p>
          </table:table-cell>
          <table:table-cell office:value-type="float" office:value="-0.000831842243467942" calcext:value-type="float">
            <text:p>-0.000831842243468</text:p>
          </table:table-cell>
          <table:table-cell office:value-type="float" office:value="0.0195315292625911" calcext:value-type="float">
            <text:p>0.019531529262591</text:p>
          </table:table-cell>
          <table:table-cell office:value-type="float" office:value="-0.00416741548336891" calcext:value-type="float">
            <text:p>-0.004167415483369</text:p>
          </table:table-cell>
          <table:table-cell office:value-type="float" office:value="-0.000317629897210144" calcext:value-type="float">
            <text:p>-0.000317629897210</text:p>
          </table:table-cell>
          <table:table-cell office:value-type="float" office:value="0.0000045616120815595" calcext:value-type="float">
            <text:p>0.0000045616120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1989419061811" calcext:value-type="float">
            <text:p>0.191989419061811</text:p>
          </table:table-cell>
          <table:table-cell office:value-type="float" office:value="0.0168255588984474" calcext:value-type="float">
            <text:p>0.016825558898447</text:p>
          </table:table-cell>
          <table:table-cell office:value-type="float" office:value="0.00453138370598123" calcext:value-type="float">
            <text:p>0.004531383705981</text:p>
          </table:table-cell>
          <table:table-cell office:value-type="float" office:value="0.000504354060548031" calcext:value-type="float">
            <text:p>0.000504354060548</text:p>
          </table:table-cell>
          <table:table-cell office:value-type="float" office:value="-0.000000761519981215383" calcext:value-type="float">
            <text:p>-0.000000761519981</text:p>
          </table:table-cell>
          <table:table-cell office:value-type="float" office:value="-0.0000653522251106342" calcext:value-type="float">
            <text:p>-0.000065352225111</text:p>
          </table:table-cell>
          <table:table-cell office:value-type="float" office:value="0.00500859453331107" calcext:value-type="float">
            <text:p>0.005008594533311</text:p>
          </table:table-cell>
          <table:table-cell office:value-type="float" office:value="-0.00050337870567915" calcext:value-type="float">
            <text:p>-0.000503378705679</text:p>
          </table:table-cell>
          <table:table-cell office:value-type="float" office:value="-0.0000160520615460859" calcext:value-type="float">
            <text:p>-0.000016052061546</text:p>
          </table:table-cell>
          <table:table-cell office:value-type="float" office:value="0.0000000623724842861737" calcext:value-type="float">
            <text:p>0.000000062372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5625900710535" calcext:value-type="float">
            <text:p>0.355625900710535</text:p>
          </table:table-cell>
          <table:table-cell office:value-type="float" office:value="0.0512074230685751" calcext:value-type="float">
            <text:p>0.051207423068575</text:p>
          </table:table-cell>
          <table:table-cell office:value-type="float" office:value="0.0337947803904282" calcext:value-type="float">
            <text:p>0.033794780390428</text:p>
          </table:table-cell>
          <table:table-cell office:value-type="float" office:value="0.00370639903159928" calcext:value-type="float">
            <text:p>0.003706399031599</text:p>
          </table:table-cell>
          <table:table-cell office:value-type="float" office:value="-0.0000406401707603959" calcext:value-type="float">
            <text:p>-0.000040640170760</text:p>
          </table:table-cell>
          <table:table-cell office:value-type="float" office:value="-0.000828583947832112" calcext:value-type="float">
            <text:p>-0.000828583947832</text:p>
          </table:table-cell>
          <table:table-cell office:value-type="float" office:value="0.0188155895469011" calcext:value-type="float">
            <text:p>0.018815589546901</text:p>
          </table:table-cell>
          <table:table-cell office:value-type="float" office:value="-0.00376104766985362" calcext:value-type="float">
            <text:p>-0.003761047669854</text:p>
          </table:table-cell>
          <table:table-cell office:value-type="float" office:value="-0.000267953860157801" calcext:value-type="float">
            <text:p>-0.000267953860158</text:p>
          </table:table-cell>
          <table:table-cell office:value-type="float" office:value="0.000003224930069816" calcext:value-type="float">
            <text:p>0.0000032249300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7615617141774" calcext:value-type="float">
            <text:p>0.317615617141774</text:p>
          </table:table-cell>
          <table:table-cell office:value-type="float" office:value="0.0452124001415106" calcext:value-type="float">
            <text:p>0.045212400141511</text:p>
          </table:table-cell>
          <table:table-cell office:value-type="float" office:value="0.0223027583141341" calcext:value-type="float">
            <text:p>0.022302758314134</text:p>
          </table:table-cell>
          <table:table-cell office:value-type="float" office:value="0.00311784635193075" calcext:value-type="float">
            <text:p>0.003117846351931</text:p>
          </table:table-cell>
          <table:table-cell office:value-type="float" office:value="-0.00000468130465440806" calcext:value-type="float">
            <text:p>-0.000004681304654</text:p>
          </table:table-cell>
          <table:table-cell office:value-type="float" office:value="-0.000269813150981815" calcext:value-type="float">
            <text:p>-0.000269813150982</text:p>
          </table:table-cell>
          <table:table-cell office:value-type="float" office:value="0.0139168200277098" calcext:value-type="float">
            <text:p>0.013916820027710</text:p>
          </table:table-cell>
          <table:table-cell office:value-type="float" office:value="-0.00239811399527542" calcext:value-type="float">
            <text:p>-0.002398113995275</text:p>
          </table:table-cell>
          <table:table-cell office:value-type="float" office:value="-0.000238272144988138" calcext:value-type="float">
            <text:p>-0.000238272144988</text:p>
          </table:table-cell>
          <table:table-cell office:value-type="float" office:value="0.00000115862370414392" calcext:value-type="float">
            <text:p>0.000001158623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69997742792781" calcext:value-type="float">
            <text:p>0.269997742792781</text:p>
          </table:table-cell>
          <table:table-cell office:value-type="float" office:value="0.0300148926630634" calcext:value-type="float">
            <text:p>0.030014892663063</text:p>
          </table:table-cell>
          <table:table-cell office:value-type="float" office:value="0.0154012225004064" calcext:value-type="float">
            <text:p>0.015401222500406</text:p>
          </table:table-cell>
          <table:table-cell office:value-type="float" office:value="0.00205641406532718" calcext:value-type="float">
            <text:p>0.002056414065327</text:p>
          </table:table-cell>
          <table:table-cell office:value-type="float" office:value="-0.00000504383850700911" calcext:value-type="float">
            <text:p>-0.000005043838507</text:p>
          </table:table-cell>
          <table:table-cell office:value-type="float" office:value="-0.000202901127376398" calcext:value-type="float">
            <text:p>-0.000202901127376</text:p>
          </table:table-cell>
          <table:table-cell office:value-type="float" office:value="0.0107209721125333" calcext:value-type="float">
            <text:p>0.010720972112533</text:p>
          </table:table-cell>
          <table:table-cell office:value-type="float" office:value="-0.0016681010543849" calcext:value-type="float">
            <text:p>-0.001668101054385</text:p>
          </table:table-cell>
          <table:table-cell office:value-type="float" office:value="-0.0000509417102884553" calcext:value-type="float">
            <text:p>-0.000050941710288</text:p>
          </table:table-cell>
          <table:table-cell office:value-type="float" office:value="0.000000738187121803824" calcext:value-type="float">
            <text:p>0.000000738187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2106866628141" calcext:value-type="float">
            <text:p>0.222106866628141</text:p>
          </table:table-cell>
          <table:table-cell office:value-type="float" office:value="0.0219335640428575" calcext:value-type="float">
            <text:p>0.021933564042858</text:p>
          </table:table-cell>
          <table:table-cell office:value-type="float" office:value="0.00751971501094393" calcext:value-type="float">
            <text:p>0.007519715010944</text:p>
          </table:table-cell>
          <table:table-cell office:value-type="float" office:value="0.000945119940511708" calcext:value-type="float">
            <text:p>0.000945119940512</text:p>
          </table:table-cell>
          <table:table-cell office:value-type="float" office:value="-0.00000133704948425375" calcext:value-type="float">
            <text:p>-0.000001337049484</text:p>
          </table:table-cell>
          <table:table-cell office:value-type="float" office:value="-0.0000935481095517763" calcext:value-type="float">
            <text:p>-0.000093548109552</text:p>
          </table:table-cell>
          <table:table-cell office:value-type="float" office:value="0.00684947404012831" calcext:value-type="float">
            <text:p>0.006849474040128</text:p>
          </table:table-cell>
          <table:table-cell office:value-type="float" office:value="-0.000821824383804028" calcext:value-type="float">
            <text:p>-0.000821824383804</text:p>
          </table:table-cell>
          <table:table-cell office:value-type="float" office:value="-0.0000199118438625861" calcext:value-type="float">
            <text:p>-0.000019911843863</text:p>
          </table:table-cell>
          <table:table-cell office:value-type="float" office:value="0.000000159474811147294" calcext:value-type="float">
            <text:p>0.000000159474811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formula="of:=AVERAGE([.B25:.B40])" office:value-type="float" office:value="0.269947518524422" calcext:value-type="float">
            <text:p>0.269947518524422</text:p>
          </table:table-cell>
          <table:table-cell table:style-name="Default" table:formula="of:=AVERAGE([.C25:.C40])" office:value-type="float" office:value="0.0322651592351637" calcext:value-type="float">
            <text:p>0.032265159235164</text:p>
          </table:table-cell>
          <table:table-cell table:style-name="Default" table:formula="of:=AVERAGE([.D25:.D40])" office:value-type="float" office:value="0.0166690067445377" calcext:value-type="float">
            <text:p>0.016669006744538</text:p>
          </table:table-cell>
          <table:table-cell table:style-name="Default" table:formula="of:=AVERAGE([.E25:.E40])" office:value-type="float" office:value="0.00222180816461436" calcext:value-type="float">
            <text:p>0.002221808164614</text:p>
          </table:table-cell>
          <table:table-cell table:style-name="Default" table:formula="of:=AVERAGE([.F25:.F40])" office:value-type="float" office:value="-0.00000745250391133377" calcext:value-type="float">
            <text:p>-7.45250391133377E-06</text:p>
          </table:table-cell>
          <table:table-cell table:style-name="Default" table:formula="of:=AVERAGE([.G25:.G40])" office:value-type="float" office:value="-0.000237863257518423" calcext:value-type="float">
            <text:p>-0.000237863257518</text:p>
          </table:table-cell>
          <table:table-cell table:style-name="Default" table:formula="of:=AVERAGE([.H25:.H40])" office:value-type="float" office:value="0.0109248515576371" calcext:value-type="float">
            <text:p>0.010924851557637</text:p>
          </table:table-cell>
          <table:table-cell table:style-name="Default" table:formula="of:=AVERAGE([.I25:.I40])" office:value-type="float" office:value="-0.00180589982249042" calcext:value-type="float">
            <text:p>-0.00180589982249</text:p>
          </table:table-cell>
          <table:table-cell table:style-name="Default" table:formula="of:=AVERAGE([.J25:.J40])" office:value-type="float" office:value="-0.000115331600376144" calcext:value-type="float">
            <text:p>-0.000115331600376</text:p>
          </table:table-cell>
          <table:table-cell table:style-name="Default" table:formula="of:=AVERAGE([.K25:.K40])" office:value-type="float" office:value="0.00000108584995217218" calcext:value-type="float">
            <text:p>1.08584995217218E-06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25:.B40])" office:value-type="float" office:value="0.0574377595497947" calcext:value-type="float">
            <text:p>0.057437759549795</text:p>
          </table:table-cell>
          <table:table-cell table:style-name="Default" table:formula="of:=STDEV([.C25:.C40])" office:value-type="float" office:value="0.0121252186363145" calcext:value-type="float">
            <text:p>0.012125218636315</text:p>
          </table:table-cell>
          <table:table-cell table:style-name="Default" table:formula="of:=STDEV([.D25:.D40])" office:value-type="float" office:value="0.0104857061318431" calcext:value-type="float">
            <text:p>0.010485706131843</text:p>
          </table:table-cell>
          <table:table-cell table:style-name="Default" table:formula="of:=STDEV([.E25:.E40])" office:value-type="float" office:value="0.00145283168254179" calcext:value-type="float">
            <text:p>0.001452831682542</text:p>
          </table:table-cell>
          <table:table-cell table:style-name="Default" table:formula="of:=STDEV([.F25:.F40])" office:value-type="float" office:value="0.0000172234430270794" calcext:value-type="float">
            <text:p>1.72234430270794E-05</text:p>
          </table:table-cell>
          <table:table-cell table:style-name="Default" table:formula="of:=STDEV([.G25:.G40])" office:value-type="float" office:value="0.000280321896566232" calcext:value-type="float">
            <text:p>0.000280321896566</text:p>
          </table:table-cell>
          <table:table-cell table:style-name="Default" table:formula="of:=STDEV([.H25:.H40])" office:value-type="float" office:value="0.00476129371716432" calcext:value-type="float">
            <text:p>0.004761293717164</text:p>
          </table:table-cell>
          <table:table-cell table:style-name="Default" table:formula="of:=STDEV([.I25:.I40])" office:value-type="float" office:value="0.00114740759801386" calcext:value-type="float">
            <text:p>0.001147407598014</text:p>
          </table:table-cell>
          <table:table-cell table:style-name="Default" table:formula="of:=STDEV([.J25:.J40])" office:value-type="float" office:value="0.000120736161762469" calcext:value-type="float">
            <text:p>0.000120736161762</text:p>
          </table:table-cell>
          <table:table-cell table:style-name="Default" table:formula="of:=STDEV([.K25:.K40])" office:value-type="float" office:value="0.00000128606722134666" calcext:value-type="float">
            <text:p>1.28606722134666E-06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43]/AVERAGE([.B25:.B40])" office:value-type="float" office:value="0.212773800862327" calcext:value-type="float">
            <text:p>0.212773800862327</text:p>
          </table:table-cell>
          <table:table-cell table:style-name="ce2" table:formula="of:=[.C43]/AVERAGE([.C25:.C40])" office:value-type="float" office:value="0.375799125860195" calcext:value-type="float">
            <text:p>0.375799125860195</text:p>
          </table:table-cell>
          <table:table-cell table:style-name="ce2" table:formula="of:=[.D43]/AVERAGE([.D25:.D40])" office:value-type="float" office:value="0.629054045783454" calcext:value-type="float">
            <text:p>0.629054045783454</text:p>
          </table:table-cell>
          <table:table-cell table:style-name="ce2" table:formula="of:=[.E43]/AVERAGE([.E25:.E40])" office:value-type="float" office:value="0.653896094937592" calcext:value-type="float">
            <text:p>0.653896094937592</text:p>
          </table:table-cell>
          <table:table-cell table:style-name="Default" table:formula="of:=[.F43]/AVERAGE([.F25:.F40])" office:value-type="float" office:value="-2.31109479874086" calcext:value-type="float">
            <text:p>-2.31109479874086</text:p>
          </table:table-cell>
          <table:table-cell table:style-name="Default" table:formula="of:=[.G43]/AVERAGE([.G25:.G40])" office:value-type="float" office:value="-1.17850020003413" calcext:value-type="float">
            <text:p>-1.17850020003413</text:p>
          </table:table-cell>
          <table:table-cell table:style-name="ce2" table:formula="of:=[.H43]/AVERAGE([.H25:.H40])" office:value-type="float" office:value="0.435822280242873" calcext:value-type="float">
            <text:p>0.435822280242873</text:p>
          </table:table-cell>
          <table:table-cell table:style-name="ce2" table:formula="of:=[.I43]/AVERAGE([.I25:.I40])" office:value-type="float" office:value="-0.635366139208946" calcext:value-type="float">
            <text:p>-0.635366139208946</text:p>
          </table:table-cell>
          <table:table-cell table:style-name="Default" table:formula="of:=[.J43]/AVERAGE([.J25:.J40])" office:value-type="float" office:value="-1.04686106295844" calcext:value-type="float">
            <text:p>-1.04686106295844</text:p>
          </table:table-cell>
          <table:table-cell table:style-name="Default" table:formula="of:=[.K43]/AVERAGE([.K25:.K40])" office:value-type="float" office:value="1.18438760233304" calcext:value-type="float">
            <text:p>1.18438760233304</text:p>
          </table:table-cell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whi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907447392811" calcext:value-type="float">
            <text:p>0.179074473928110</text:p>
          </table:table-cell>
          <table:table-cell office:value-type="float" office:value="0.0157303452804477" calcext:value-type="float">
            <text:p>0.015730345280448</text:p>
          </table:table-cell>
          <table:table-cell office:value-type="float" office:value="0.00329138737978444" calcext:value-type="float">
            <text:p>0.003291387379784</text:p>
          </table:table-cell>
          <table:table-cell office:value-type="float" office:value="0.000396372699193114" calcext:value-type="float">
            <text:p>0.000396372699193</text:p>
          </table:table-cell>
          <table:table-cell office:value-type="float" office:value="-0.000000344861430355774" calcext:value-type="float">
            <text:p>-0.000000344861430</text:p>
          </table:table-cell>
          <table:table-cell office:value-type="float" office:value="-0.0000443849078534477" calcext:value-type="float">
            <text:p>-0.000044384907853</text:p>
          </table:table-cell>
          <table:table-cell office:value-type="float" office:value="0.00408433048304542" calcext:value-type="float">
            <text:p>0.004084330483045</text:p>
          </table:table-cell>
          <table:table-cell office:value-type="float" office:value="-0.000361876835073915" calcext:value-type="float">
            <text:p>-0.000361876835074</text:p>
          </table:table-cell>
          <table:table-cell office:value-type="float" office:value="-0.0000127636242844061" calcext:value-type="float">
            <text:p>-0.000012763624284</text:p>
          </table:table-cell>
          <table:table-cell office:value-type="float" office:value="0.0000000421187577514506" calcext:value-type="float">
            <text:p>0.000000042118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7033232852767" calcext:value-type="float">
            <text:p>0.197033232852767</text:p>
          </table:table-cell>
          <table:table-cell office:value-type="float" office:value="0.0220030959003194" calcext:value-type="float">
            <text:p>0.022003095900319</text:p>
          </table:table-cell>
          <table:table-cell office:value-type="float" office:value="0.00318370044366829" calcext:value-type="float">
            <text:p>0.003183700443668</text:p>
          </table:table-cell>
          <table:table-cell office:value-type="float" office:value="0.000362104649491382" calcext:value-type="float">
            <text:p>0.000362104649491</text:p>
          </table:table-cell>
          <table:table-cell office:value-type="float" office:value="-0.000000352655388017368" calcext:value-type="float">
            <text:p>-0.000000352655388</text:p>
          </table:table-cell>
          <table:table-cell office:value-type="float" office:value="-0.0000505915538887385" calcext:value-type="float">
            <text:p>-0.000050591553889</text:p>
          </table:table-cell>
          <table:table-cell office:value-type="float" office:value="0.0042047497370233" calcext:value-type="float">
            <text:p>0.004204749737023</text:p>
          </table:table-cell>
          <table:table-cell office:value-type="float" office:value="-0.000352699474272114" calcext:value-type="float">
            <text:p>-0.000352699474272</text:p>
          </table:table-cell>
          <table:table-cell office:value-type="float" office:value="-0.000010913033238847" calcext:value-type="float">
            <text:p>-0.000010913033239</text:p>
          </table:table-cell>
          <table:table-cell office:value-type="float" office:value="0.0000000310449464205395" calcext:value-type="float">
            <text:p>0.0000000310449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2536581751961" calcext:value-type="float">
            <text:p>0.162536581751961</text:p>
          </table:table-cell>
          <table:table-cell office:value-type="float" office:value="0.0140330355380209" calcext:value-type="float">
            <text:p>0.014033035538021</text:p>
          </table:table-cell>
          <table:table-cell office:value-type="float" office:value="0.00217264002455827" calcext:value-type="float">
            <text:p>0.002172640024558</text:p>
          </table:table-cell>
          <table:table-cell office:value-type="float" office:value="0.000277096321134826" calcext:value-type="float">
            <text:p>0.000277096321135</text:p>
          </table:table-cell>
          <table:table-cell office:value-type="float" office:value="-0.000000101935591774165" calcext:value-type="float">
            <text:p>-0.000000101935592</text:p>
          </table:table-cell>
          <table:table-cell office:value-type="float" office:value="-0.0000191816735921139" calcext:value-type="float">
            <text:p>-0.000019181673592</text:p>
          </table:table-cell>
          <table:table-cell office:value-type="float" office:value="0.00309627621739772" calcext:value-type="float">
            <text:p>0.003096276217398</text:p>
          </table:table-cell>
          <table:table-cell office:value-type="float" office:value="-0.00023694296292793" calcext:value-type="float">
            <text:p>-0.000236942962928</text:p>
          </table:table-cell>
          <table:table-cell office:value-type="float" office:value="-0.00000942364537396723" calcext:value-type="float">
            <text:p>-0.000009423645374</text:p>
          </table:table-cell>
          <table:table-cell office:value-type="float" office:value="0.00000000944310153976876" calcext:value-type="float">
            <text:p>0.000000009443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9542127773231" calcext:value-type="float">
            <text:p>0.189542127773231</text:p>
          </table:table-cell>
          <table:table-cell office:value-type="float" office:value="0.0204346511986489" calcext:value-type="float">
            <text:p>0.020434651198649</text:p>
          </table:table-cell>
          <table:table-cell office:value-type="float" office:value="0.00278856070682039" calcext:value-type="float">
            <text:p>0.002788560706820</text:p>
          </table:table-cell>
          <table:table-cell office:value-type="float" office:value="0.000308902336064522" calcext:value-type="float">
            <text:p>0.000308902336065</text:p>
          </table:table-cell>
          <table:table-cell office:value-type="float" office:value="-0.000000286511527312093" calcext:value-type="float">
            <text:p>-0.000000286511527</text:p>
          </table:table-cell>
          <table:table-cell office:value-type="float" office:value="-0.0000441400476544643" calcext:value-type="float">
            <text:p>-0.000044140047654</text:p>
          </table:table-cell>
          <table:table-cell office:value-type="float" office:value="0.00387289175053876" calcext:value-type="float">
            <text:p>0.003872891750539</text:p>
          </table:table-cell>
          <table:table-cell office:value-type="float" office:value="-0.000309957296344483" calcext:value-type="float">
            <text:p>-0.000309957296344</text:p>
          </table:table-cell>
          <table:table-cell office:value-type="float" office:value="-0.00000742645844072624" calcext:value-type="float">
            <text:p>-0.000007426458441</text:p>
          </table:table-cell>
          <table:table-cell office:value-type="float" office:value="0.000000023539675327752" calcext:value-type="float">
            <text:p>0.0000000235396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038609048916" calcext:value-type="float">
            <text:p>0.180386090489160</text:p>
          </table:table-cell>
          <table:table-cell office:value-type="float" office:value="0.0191530063632868" calcext:value-type="float">
            <text:p>0.019153006363287</text:p>
          </table:table-cell>
          <table:table-cell office:value-type="float" office:value="0.00284666827921283" calcext:value-type="float">
            <text:p>0.002846668279213</text:p>
          </table:table-cell>
          <table:table-cell office:value-type="float" office:value="0.000644082413707347" calcext:value-type="float">
            <text:p>0.000644082413707</text:p>
          </table:table-cell>
          <table:table-cell office:value-type="float" office:value="0.000000520866088970658" calcext:value-type="float">
            <text:p>0.000000520866089</text:p>
          </table:table-cell>
          <table:table-cell office:value-type="float" office:value="0.0000227298608952418" calcext:value-type="float">
            <text:p>0.000022729860895</text:p>
          </table:table-cell>
          <table:table-cell office:value-type="float" office:value="0.00334653381966915" calcext:value-type="float">
            <text:p>0.003346533819669</text:p>
          </table:table-cell>
          <table:table-cell office:value-type="float" office:value="-0.000275323233188185" calcext:value-type="float">
            <text:p>-0.000275323233188</text:p>
          </table:table-cell>
          <table:table-cell office:value-type="float" office:value="-0.000000511333945274636" calcext:value-type="float">
            <text:p>-0.000000511333945</text:p>
          </table:table-cell>
          <table:table-cell office:value-type="float" office:value="0.000000015172132291048" calcext:value-type="float">
            <text:p>0.000000015172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9458977221747" calcext:value-type="float">
            <text:p>0.159458977221747</text:p>
          </table:table-cell>
          <table:table-cell office:value-type="float" office:value="0.0129998213135916" calcext:value-type="float">
            <text:p>0.012999821313592</text:p>
          </table:table-cell>
          <table:table-cell office:value-type="float" office:value="0.00217789721876718" calcext:value-type="float">
            <text:p>0.002177897218767</text:p>
          </table:table-cell>
          <table:table-cell office:value-type="float" office:value="0.000270821185888448" calcext:value-type="float">
            <text:p>0.000270821185888</text:p>
          </table:table-cell>
          <table:table-cell office:value-type="float" office:value="-0.000000128529247350212" calcext:value-type="float">
            <text:p>-0.000000128529247</text:p>
          </table:table-cell>
          <table:table-cell office:value-type="float" office:value="-0.0000236232995240136" calcext:value-type="float">
            <text:p>-0.000023623299524</text:p>
          </table:table-cell>
          <table:table-cell office:value-type="float" office:value="0.00310683602575356" calcext:value-type="float">
            <text:p>0.003106836025754</text:p>
          </table:table-cell>
          <table:table-cell office:value-type="float" office:value="-0.000238384504109842" calcext:value-type="float">
            <text:p>-0.000238384504110</text:p>
          </table:table-cell>
          <table:table-cell office:value-type="float" office:value="-0.0000082575588807827" calcext:value-type="float">
            <text:p>-0.000008257558881</text:p>
          </table:table-cell>
          <table:table-cell office:value-type="float" office:value="0.0000000152315045656434" calcext:value-type="float">
            <text:p>0.0000000152315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0062409309654" calcext:value-type="float">
            <text:p>0.130062409309654</text:p>
          </table:table-cell>
          <table:table-cell office:value-type="float" office:value="0.00696759737872462" calcext:value-type="float">
            <text:p>0.006967597378725</text:p>
          </table:table-cell>
          <table:table-cell office:value-type="float" office:value="0.00179499834199276" calcext:value-type="float">
            <text:p>0.001794998341993</text:p>
          </table:table-cell>
          <table:table-cell office:value-type="float" office:value="0.000268759110255957" calcext:value-type="float">
            <text:p>0.000268759110256</text:p>
          </table:table-cell>
          <table:table-cell office:value-type="float" office:value="-0.0000000244580602123044" calcext:value-type="float">
            <text:p>-0.000000024458060</text:p>
          </table:table-cell>
          <table:table-cell office:value-type="float" office:value="-0.0000069408667879932" calcext:value-type="float">
            <text:p>-0.000006940866788</text:p>
          </table:table-cell>
          <table:table-cell office:value-type="float" office:value="0.00248715823417686" calcext:value-type="float">
            <text:p>0.002487158234177</text:p>
          </table:table-cell>
          <table:table-cell office:value-type="float" office:value="-0.0001907799039671" calcext:value-type="float">
            <text:p>-0.000190779903967</text:p>
          </table:table-cell>
          <table:table-cell office:value-type="float" office:value="-0.00000233285667538056" calcext:value-type="float">
            <text:p>-0.000002332856675</text:p>
          </table:table-cell>
          <table:table-cell office:value-type="float" office:value="0.0000000108743336225791" calcext:value-type="float">
            <text:p>0.0000000108743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096869270696" calcext:value-type="float">
            <text:p>0.200968692706960</text:p>
          </table:table-cell>
          <table:table-cell office:value-type="float" office:value="0.0236362351723226" calcext:value-type="float">
            <text:p>0.023636235172323</text:p>
          </table:table-cell>
          <table:table-cell office:value-type="float" office:value="0.00332198814076236" calcext:value-type="float">
            <text:p>0.003321988140762</text:p>
          </table:table-cell>
          <table:table-cell office:value-type="float" office:value="0.000480877693216517" calcext:value-type="float">
            <text:p>0.000480877693217</text:p>
          </table:table-cell>
          <table:table-cell office:value-type="float" office:value="-0.000000106780627705331" calcext:value-type="float">
            <text:p>-0.000000106780628</text:p>
          </table:table-cell>
          <table:table-cell office:value-type="float" office:value="-0.0000329378575160639" calcext:value-type="float">
            <text:p>-0.000032937857516</text:p>
          </table:table-cell>
          <table:table-cell office:value-type="float" office:value="0.00418804506900546" calcext:value-type="float">
            <text:p>0.004188045069005</text:p>
          </table:table-cell>
          <table:table-cell office:value-type="float" office:value="-0.00035513880594323" calcext:value-type="float">
            <text:p>-0.000355138805943</text:p>
          </table:table-cell>
          <table:table-cell office:value-type="float" office:value="-0.0000184116913630447" calcext:value-type="float">
            <text:p>-0.000018411691363</text:p>
          </table:table-cell>
          <table:table-cell office:value-type="float" office:value="0.00000003325801563031" calcext:value-type="float">
            <text:p>0.000000033258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121103713471" calcext:value-type="float">
            <text:p>0.191211037134710</text:p>
          </table:table-cell>
          <table:table-cell office:value-type="float" office:value="0.0207619990807383" calcext:value-type="float">
            <text:p>0.020761999080738</text:p>
          </table:table-cell>
          <table:table-cell office:value-type="float" office:value="0.00288017595579787" calcext:value-type="float">
            <text:p>0.002880175955798</text:p>
          </table:table-cell>
          <table:table-cell office:value-type="float" office:value="0.000320462379057787" calcext:value-type="float">
            <text:p>0.000320462379058</text:p>
          </table:table-cell>
          <table:table-cell office:value-type="float" office:value="-0.000000306635884212091" calcext:value-type="float">
            <text:p>-0.000000306635884</text:p>
          </table:table-cell>
          <table:table-cell office:value-type="float" office:value="-0.0000460881165819427" calcext:value-type="float">
            <text:p>-0.000046088116582</text:p>
          </table:table-cell>
          <table:table-cell office:value-type="float" office:value="0.0039499154103483" calcext:value-type="float">
            <text:p>0.003949915410348</text:p>
          </table:table-cell>
          <table:table-cell office:value-type="float" office:value="-0.00031996419709251" calcext:value-type="float">
            <text:p>-0.000319964197093</text:p>
          </table:table-cell>
          <table:table-cell office:value-type="float" office:value="-0.00000788230987541528" calcext:value-type="float">
            <text:p>-0.000007882309875</text:p>
          </table:table-cell>
          <table:table-cell office:value-type="float" office:value="0.0000000262122729893234" calcext:value-type="float">
            <text:p>0.000000026212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1266628198657" calcext:value-type="float">
            <text:p>0.191266628198657</text:p>
          </table:table-cell>
          <table:table-cell office:value-type="float" office:value="0.0197491125791481" calcext:value-type="float">
            <text:p>0.019749112579148</text:p>
          </table:table-cell>
          <table:table-cell office:value-type="float" office:value="0.00329449571585555" calcext:value-type="float">
            <text:p>0.003294495715856</text:p>
          </table:table-cell>
          <table:table-cell office:value-type="float" office:value="0.000400180888524926" calcext:value-type="float">
            <text:p>0.000400180888525</text:p>
          </table:table-cell>
          <table:table-cell office:value-type="float" office:value="-0.000000280564498743339" calcext:value-type="float">
            <text:p>-0.000000280564499</text:p>
          </table:table-cell>
          <table:table-cell office:value-type="float" office:value="-0.000042907651802162" calcext:value-type="float">
            <text:p>-0.000042907651802</text:p>
          </table:table-cell>
          <table:table-cell office:value-type="float" office:value="0.00420845262083377" calcext:value-type="float">
            <text:p>0.004208452620834</text:p>
          </table:table-cell>
          <table:table-cell office:value-type="float" office:value="-0.000361789353416328" calcext:value-type="float">
            <text:p>-0.000361789353416</text:p>
          </table:table-cell>
          <table:table-cell office:value-type="float" office:value="-0.00000596297649428817" calcext:value-type="float">
            <text:p>-0.000005962976494</text:p>
          </table:table-cell>
          <table:table-cell office:value-type="float" office:value="0.0000000252328817760729" calcext:value-type="float">
            <text:p>0.0000000252328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9705926976549" calcext:value-type="float">
            <text:p>0.149705926976549</text:p>
          </table:table-cell>
          <table:table-cell office:value-type="float" office:value="0.00916536787301928" calcext:value-type="float">
            <text:p>0.009165367873019</text:p>
          </table:table-cell>
          <table:table-cell office:value-type="float" office:value="0.00253660070972581" calcext:value-type="float">
            <text:p>0.002536600709726</text:p>
          </table:table-cell>
          <table:table-cell office:value-type="float" office:value="0.000298127559078266" calcext:value-type="float">
            <text:p>0.000298127559078</text:p>
          </table:table-cell>
          <table:table-cell office:value-type="float" office:value="-0.000000166862273175207" calcext:value-type="float">
            <text:p>-0.000000166862273</text:p>
          </table:table-cell>
          <table:table-cell office:value-type="float" office:value="-0.0000207225770196736" calcext:value-type="float">
            <text:p>-0.000020722577020</text:p>
          </table:table-cell>
          <table:table-cell office:value-type="float" office:value="0.0033116241747221" calcext:value-type="float">
            <text:p>0.003311624174722</text:p>
          </table:table-cell>
          <table:table-cell office:value-type="float" office:value="-0.000279809143830943" calcext:value-type="float">
            <text:p>-0.000279809143831</text:p>
          </table:table-cell>
          <table:table-cell office:value-type="float" office:value="-0.0000112445758293135" calcext:value-type="float">
            <text:p>-0.000011244575829</text:p>
          </table:table-cell>
          <table:table-cell office:value-type="float" office:value="0.0000000108575100235782" calcext:value-type="float">
            <text:p>0.0000000108575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349466480854" calcext:value-type="float">
            <text:p>0.193494664808540</text:p>
          </table:table-cell>
          <table:table-cell office:value-type="float" office:value="0.0212109588437022" calcext:value-type="float">
            <text:p>0.021210958843702</text:p>
          </table:table-cell>
          <table:table-cell office:value-type="float" office:value="0.00299430026072405" calcext:value-type="float">
            <text:p>0.002994300260724</text:p>
          </table:table-cell>
          <table:table-cell office:value-type="float" office:value="0.000331051889952454" calcext:value-type="float">
            <text:p>0.000331051889952</text:p>
          </table:table-cell>
          <table:table-cell office:value-type="float" office:value="-0.000000329494460311181" calcext:value-type="float">
            <text:p>-0.000000329494460</text:p>
          </table:table-cell>
          <table:table-cell office:value-type="float" office:value="-0.0000481986058041648" calcext:value-type="float">
            <text:p>-0.000048198605804</text:p>
          </table:table-cell>
          <table:table-cell office:value-type="float" office:value="0.0040573066164168" calcext:value-type="float">
            <text:p>0.004057306616417</text:p>
          </table:table-cell>
          <table:table-cell office:value-type="float" office:value="-0.000332906046346449" calcext:value-type="float">
            <text:p>-0.000332906046346</text:p>
          </table:table-cell>
          <table:table-cell office:value-type="float" office:value="-0.00000819981774812256" calcext:value-type="float">
            <text:p>-0.000008199817748</text:p>
          </table:table-cell>
          <table:table-cell office:value-type="float" office:value="0.000000026577395214085" calcext:value-type="float">
            <text:p>0.000000026577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5598118935388" calcext:value-type="float">
            <text:p>0.155598118935388</text:p>
          </table:table-cell>
          <table:table-cell office:value-type="float" office:value="0.0118537954285691" calcext:value-type="float">
            <text:p>0.011853795428569</text:p>
          </table:table-cell>
          <table:table-cell office:value-type="float" office:value="0.002150651102788" calcext:value-type="float">
            <text:p>0.002150651102788</text:p>
          </table:table-cell>
          <table:table-cell office:value-type="float" office:value="0.000242249053572447" calcext:value-type="float">
            <text:p>0.000242249053572</text:p>
          </table:table-cell>
          <table:table-cell office:value-type="float" office:value="-0.000000171659183866468" calcext:value-type="float">
            <text:p>-0.000000171659184</text:p>
          </table:table-cell>
          <table:table-cell office:value-type="float" office:value="-0.0000261306193083622" calcext:value-type="float">
            <text:p>-0.000026130619308</text:p>
          </table:table-cell>
          <table:table-cell office:value-type="float" office:value="0.00308924479691553" calcext:value-type="float">
            <text:p>0.003089244796916</text:p>
          </table:table-cell>
          <table:table-cell office:value-type="float" office:value="-0.000238550256151944" calcext:value-type="float">
            <text:p>-0.000238550256152</text:p>
          </table:table-cell>
          <table:table-cell office:value-type="float" office:value="-0.00000599281857328734" calcext:value-type="float">
            <text:p>-0.000005992818573</text:p>
          </table:table-cell>
          <table:table-cell office:value-type="float" office:value="0.0000000150332983585027" calcext:value-type="float">
            <text:p>0.0000000150332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8874472890813" calcext:value-type="float">
            <text:p>0.198874472890813</text:p>
          </table:table-cell>
          <table:table-cell office:value-type="float" office:value="0.0229514110454524" calcext:value-type="float">
            <text:p>0.022951411045452</text:p>
          </table:table-cell>
          <table:table-cell office:value-type="float" office:value="0.0033109906388061" calcext:value-type="float">
            <text:p>0.003310990638806</text:p>
          </table:table-cell>
          <table:table-cell office:value-type="float" office:value="0.000474070617962264" calcext:value-type="float">
            <text:p>0.000474070617962</text:p>
          </table:table-cell>
          <table:table-cell office:value-type="float" office:value="-0.000000128118349715507" calcext:value-type="float">
            <text:p>-0.000000128118350</text:p>
          </table:table-cell>
          <table:table-cell office:value-type="float" office:value="-0.0000326142862913114" calcext:value-type="float">
            <text:p>-0.000032614286291</text:p>
          </table:table-cell>
          <table:table-cell office:value-type="float" office:value="0.00414991123053659" calcext:value-type="float">
            <text:p>0.004149911230537</text:p>
          </table:table-cell>
          <table:table-cell office:value-type="float" office:value="-0.00035461500260548" calcext:value-type="float">
            <text:p>-0.000354615002605</text:p>
          </table:table-cell>
          <table:table-cell office:value-type="float" office:value="-0.0000179265418350414" calcext:value-type="float">
            <text:p>-0.000017926541835</text:p>
          </table:table-cell>
          <table:table-cell office:value-type="float" office:value="0.0000000312701385083104" calcext:value-type="float">
            <text:p>0.0000000312701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2680594954469" calcext:value-type="float">
            <text:p>0.192680594954469</text:p>
          </table:table-cell>
          <table:table-cell office:value-type="float" office:value="0.0176915097097213" calcext:value-type="float">
            <text:p>0.017691509709721</text:p>
          </table:table-cell>
          <table:table-cell office:value-type="float" office:value="0.00432218626585624" calcext:value-type="float">
            <text:p>0.004322186265856</text:p>
          </table:table-cell>
          <table:table-cell office:value-type="float" office:value="0.000529812629915809" calcext:value-type="float">
            <text:p>0.000529812629916</text:p>
          </table:table-cell>
          <table:table-cell office:value-type="float" office:value="-0.000000484989498655477" calcext:value-type="float">
            <text:p>-0.000000484989499</text:p>
          </table:table-cell>
          <table:table-cell office:value-type="float" office:value="-0.0000541390203756096" calcext:value-type="float">
            <text:p>-0.000054139020376</text:p>
          </table:table-cell>
          <table:table-cell office:value-type="float" office:value="0.00485857549057172" calcext:value-type="float">
            <text:p>0.004858575490572</text:p>
          </table:table-cell>
          <table:table-cell office:value-type="float" office:value="-0.000474046704492554" calcext:value-type="float">
            <text:p>-0.000474046704493</text:p>
          </table:table-cell>
          <table:table-cell office:value-type="float" office:value="-0.00000957667184959108" calcext:value-type="float">
            <text:p>-0.000009576671850</text:p>
          </table:table-cell>
          <table:table-cell office:value-type="float" office:value="0.0000000455648490745961" calcext:value-type="float">
            <text:p>0.0000000455648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7544497594167" calcext:value-type="float">
            <text:p>0.177544497594167</text:p>
          </table:table-cell>
          <table:table-cell office:value-type="float" office:value="0.0173095542242171" calcext:value-type="float">
            <text:p>0.017309554224217</text:p>
          </table:table-cell>
          <table:table-cell office:value-type="float" office:value="0.0025935210401065" calcext:value-type="float">
            <text:p>0.002593521040107</text:p>
          </table:table-cell>
          <table:table-cell office:value-type="float" office:value="0.00032314258008688" calcext:value-type="float">
            <text:p>0.000323142580087</text:p>
          </table:table-cell>
          <table:table-cell office:value-type="float" office:value="-0.000000183129380189544" calcext:value-type="float">
            <text:p>-0.000000183129380</text:p>
          </table:table-cell>
          <table:table-cell office:value-type="float" office:value="-0.0000313491087696068" calcext:value-type="float">
            <text:p>-0.000031349108770</text:p>
          </table:table-cell>
          <table:table-cell office:value-type="float" office:value="0.00355312360043699" calcext:value-type="float">
            <text:p>0.003553123600437</text:p>
          </table:table-cell>
          <table:table-cell office:value-type="float" office:value="-0.000283797307502453" calcext:value-type="float">
            <text:p>-0.000283797307502</text:p>
          </table:table-cell>
          <table:table-cell office:value-type="float" office:value="-0.00000356742415124019" calcext:value-type="float">
            <text:p>-0.000003567424151</text:p>
          </table:table-cell>
          <table:table-cell office:value-type="float" office:value="0.0000000221056868629509" calcext:value-type="float">
            <text:p>0.00000002210568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formula="of:=AVERAGE([.B47:.B62])" office:value-type="float" office:value="0.17808990797043" calcext:value-type="float">
            <text:p>0.17808990797043</text:p>
          </table:table-cell>
          <table:table-cell table:style-name="Default" table:formula="of:=AVERAGE([.C47:.C62])" office:value-type="float" office:value="0.0172282185581206" calcext:value-type="float">
            <text:p>0.017228218558121</text:p>
          </table:table-cell>
          <table:table-cell table:style-name="Default" table:formula="of:=AVERAGE([.D47:.D62])" office:value-type="float" office:value="0.00285379763907666" calcext:value-type="float">
            <text:p>0.002853797639077</text:p>
          </table:table-cell>
          <table:table-cell table:style-name="Default" table:formula="of:=AVERAGE([.E47:.E62])" office:value-type="float" office:value="0.000370507125443934" calcext:value-type="float">
            <text:p>0.000370507125444</text:p>
          </table:table-cell>
          <table:table-cell table:style-name="Default" table:formula="of:=AVERAGE([.F47:.F62])" office:value-type="float" office:value="-0.000000179769957039088" calcext:value-type="float">
            <text:p>-1.79769957039088E-07</text:p>
          </table:table-cell>
          <table:table-cell table:style-name="Default" table:formula="of:=AVERAGE([.G47:.G62])" office:value-type="float" office:value="-0.0000313262707421516" calcext:value-type="float">
            <text:p>-3.13262707421516E-05</text:p>
          </table:table-cell>
          <table:table-cell table:style-name="Default" table:formula="of:=AVERAGE([.H47:.H62])" office:value-type="float" office:value="0.003722810954837" calcext:value-type="float">
            <text:p>0.003722810954837</text:p>
          </table:table-cell>
          <table:table-cell table:style-name="Default" table:formula="of:=AVERAGE([.I47:.I62])" office:value-type="float" office:value="-0.000310411314204091" calcext:value-type="float">
            <text:p>-0.000310411314204</text:p>
          </table:table-cell>
          <table:table-cell table:style-name="Default" table:formula="of:=AVERAGE([.J47:.J62])" office:value-type="float" office:value="-0.00000877458365992054" calcext:value-type="float">
            <text:p>-8.77458365992054E-06</text:p>
          </table:table-cell>
          <table:table-cell table:style-name="Default" table:formula="of:=AVERAGE([.K47:.K62])" office:value-type="float" office:value="0.0000000239710312472819" calcext:value-type="float">
            <text:p>2.39710312472819E-08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47:.B62])" office:value-type="float" office:value="0.0207447228708694" calcext:value-type="float">
            <text:p>0.02074472287087</text:p>
          </table:table-cell>
          <table:table-cell table:style-name="Default" table:formula="of:=STDEV([.C47:.C62])" office:value-type="float" office:value="0.00500023706951822" calcext:value-type="float">
            <text:p>0.005000237069518</text:p>
          </table:table-cell>
          <table:table-cell table:style-name="Default" table:formula="of:=STDEV([.D47:.D62])" office:value-type="float" office:value="0.000622270988395992" calcext:value-type="float">
            <text:p>0.000622270988396</text:p>
          </table:table-cell>
          <table:table-cell table:style-name="Default" table:formula="of:=STDEV([.E47:.E62])" office:value-type="float" office:value="0.000111221431881985" calcext:value-type="float">
            <text:p>0.000111221431882</text:p>
          </table:table-cell>
          <table:table-cell table:style-name="Default" table:formula="of:=STDEV([.F47:.F62])" office:value-type="float" office:value="0.000000222456691009539" calcext:value-type="float">
            <text:p>2.22456691009539E-07</text:p>
          </table:table-cell>
          <table:table-cell table:style-name="Default" table:formula="of:=STDEV([.G47:.G62])" office:value-type="float" office:value="0.0000195452293648901" calcext:value-type="float">
            <text:p>1.95452293648901E-05</text:p>
          </table:table-cell>
          <table:table-cell table:style-name="Default" table:formula="of:=STDEV([.H47:.H62])" office:value-type="float" office:value="0.000606260844980245" calcext:value-type="float">
            <text:p>0.00060626084498</text:p>
          </table:table-cell>
          <table:table-cell table:style-name="Default" table:formula="of:=STDEV([.I47:.I62])" office:value-type="float" office:value="0.0000689648901286272" calcext:value-type="float">
            <text:p>6.89648901286272E-05</text:p>
          </table:table-cell>
          <table:table-cell table:style-name="Default" table:formula="of:=STDEV([.J47:.J62])" office:value-type="float" office:value="0.00000489917919584005" calcext:value-type="float">
            <text:p>4.89917919584005E-06</text:p>
          </table:table-cell>
          <table:table-cell table:style-name="Default" table:formula="of:=STDEV([.K47:.K62])" office:value-type="float" office:value="0.0000000109255178277728" calcext:value-type="float">
            <text:p>1.09255178277728E-08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65]/AVERAGE([.B47:.B62])" office:value-type="float" office:value="0.11648455045703" calcext:value-type="float">
            <text:p>0.11648455045703</text:p>
          </table:table-cell>
          <table:table-cell table:style-name="ce2" table:formula="of:=[.C65]/AVERAGE([.C47:.C62])" office:value-type="float" office:value="0.290235293489548" calcext:value-type="float">
            <text:p>0.290235293489548</text:p>
          </table:table-cell>
          <table:table-cell table:style-name="ce2" table:formula="of:=[.D65]/AVERAGE([.D47:.D62])" office:value-type="float" office:value="0.218050144787885" calcext:value-type="float">
            <text:p>0.218050144787885</text:p>
          </table:table-cell>
          <table:table-cell table:style-name="ce2" table:formula="of:=[.E65]/AVERAGE([.E47:.E62])" office:value-type="float" office:value="0.300187025414751" calcext:value-type="float">
            <text:p>0.300187025414751</text:p>
          </table:table-cell>
          <table:table-cell table:style-name="Default" table:formula="of:=[.F65]/AVERAGE([.F47:.F62])" office:value-type="float" office:value="-1.23745198960675" calcext:value-type="float">
            <text:p>-1.23745198960675</text:p>
          </table:table-cell>
          <table:table-cell table:style-name="Default" table:formula="of:=[.G65]/AVERAGE([.G47:.G62])" office:value-type="float" office:value="-0.623924549646143" calcext:value-type="float">
            <text:p>-0.623924549646143</text:p>
          </table:table-cell>
          <table:table-cell table:style-name="ce2" table:formula="of:=[.H65]/AVERAGE([.H47:.H62])" office:value-type="float" office:value="0.162850290367965" calcext:value-type="float">
            <text:p>0.162850290367965</text:p>
          </table:table-cell>
          <table:table-cell table:style-name="ce2" table:formula="of:=[.I65]/AVERAGE([.I47:.I62])" office:value-type="float" office:value="-0.222172604453727" calcext:value-type="float">
            <text:p>-0.222172604453727</text:p>
          </table:table-cell>
          <table:table-cell table:style-name="Default" table:formula="of:=[.J65]/AVERAGE([.J47:.J62])" office:value-type="float" office:value="-0.558337510441426" calcext:value-type="float">
            <text:p>-0.558337510441426</text:p>
          </table:table-cell>
          <table:table-cell table:style-name="Default" table:formula="of:=[.K65]/AVERAGE([.K47:.K62])" office:value-type="float" office:value="0.455780050305996" calcext:value-type="float">
            <text:p>0.455780050305996</text:p>
          </table:table-cell>
        </table:table-row>
      </table:table>
      <table:table table:name="Sheet3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375825661036937" calcext:value-type="float">
            <text:p>0.375825661036937</text:p>
          </table:table-cell>
          <table:table-cell office:value-type="float" office:value="0.0521994499120522" calcext:value-type="float">
            <text:p>0.052199449912052</text:p>
          </table:table-cell>
          <table:table-cell office:value-type="float" office:value="0.0446434189996523" calcext:value-type="float">
            <text:p>0.044643418999652</text:p>
          </table:table-cell>
          <table:table-cell office:value-type="float" office:value="0.00495934178604303" calcext:value-type="float">
            <text:p>0.004959341786043</text:p>
          </table:table-cell>
          <table:table-cell office:value-type="float" office:value="0.0222613693954497" calcext:value-type="float">
            <text:p>0.02226136939545</text:p>
          </table:table-cell>
          <table:table-cell office:value-type="float" office:value="-0.00496050965170116" calcext:value-type="float">
            <text:p>-0.00496050965170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3081572446499" calcext:value-type="float">
            <text:p>0.273081572446499</text:p>
          </table:table-cell>
          <table:table-cell office:value-type="float" office:value="0.030120140537698" calcext:value-type="float">
            <text:p>0.030120140537698</text:p>
          </table:table-cell>
          <table:table-cell office:value-type="float" office:value="0.016111514062776" calcext:value-type="float">
            <text:p>0.016111514062776</text:p>
          </table:table-cell>
          <table:table-cell office:value-type="float" office:value="0.001981483192772" calcext:value-type="float">
            <text:p>0.001981483192772</text:p>
          </table:table-cell>
          <table:table-cell office:value-type="float" office:value="0.011113351168039" calcext:value-type="float">
            <text:p>0.011113351168039</text:p>
          </table:table-cell>
          <table:table-cell office:value-type="float" office:value="-0.00176625385875" calcext:value-type="float">
            <text:p>-0.00176625385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4347326799782" calcext:value-type="float">
            <text:p>0.284347326799782</text:p>
          </table:table-cell>
          <table:table-cell office:value-type="float" office:value="0.034039003225568" calcext:value-type="float">
            <text:p>0.034039003225568</text:p>
          </table:table-cell>
          <table:table-cell office:value-type="float" office:value="0.016502606495838" calcext:value-type="float">
            <text:p>0.016502606495838</text:p>
          </table:table-cell>
          <table:table-cell office:value-type="float" office:value="0.001826580396543" calcext:value-type="float">
            <text:p>0.001826580396543</text:p>
          </table:table-cell>
          <table:table-cell office:value-type="float" office:value="0.011703599758154" calcext:value-type="float">
            <text:p>0.011703599758154</text:p>
          </table:table-cell>
          <table:table-cell office:value-type="float" office:value="-0.001834503262412" calcext:value-type="float">
            <text:p>-0.001834503262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4724608941731" calcext:value-type="float">
            <text:p>0.234724608941731</text:p>
          </table:table-cell>
          <table:table-cell office:value-type="float" office:value="0.023286947291612" calcext:value-type="float">
            <text:p>0.023286947291612</text:p>
          </table:table-cell>
          <table:table-cell office:value-type="float" office:value="0.009343072218789" calcext:value-type="float">
            <text:p>0.009343072218789</text:p>
          </table:table-cell>
          <table:table-cell office:value-type="float" office:value="0.001058707205646" calcext:value-type="float">
            <text:p>0.001058707205646</text:p>
          </table:table-cell>
          <table:table-cell office:value-type="float" office:value="0.007952173687809" calcext:value-type="float">
            <text:p>0.007952173687809</text:p>
          </table:table-cell>
          <table:table-cell office:value-type="float" office:value="-0.001035545626643" calcext:value-type="float">
            <text:p>-0.0010355456266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5275291441933" calcext:value-type="float">
            <text:p>0.285275291441933</text:p>
          </table:table-cell>
          <table:table-cell office:value-type="float" office:value="0.034863403993746" calcext:value-type="float">
            <text:p>0.034863403993746</text:p>
          </table:table-cell>
          <table:table-cell office:value-type="float" office:value="0.016378866101454" calcext:value-type="float">
            <text:p>0.016378866101454</text:p>
          </table:table-cell>
          <table:table-cell office:value-type="float" office:value="0.001852422526572" calcext:value-type="float">
            <text:p>0.001852422526572</text:p>
          </table:table-cell>
          <table:table-cell office:value-type="float" office:value="0.011629646978384" calcext:value-type="float">
            <text:p>0.011629646978384</text:p>
          </table:table-cell>
          <table:table-cell office:value-type="float" office:value="-0.00181580544686" calcext:value-type="float">
            <text:p>-0.00181580544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5756157222379" calcext:value-type="float">
            <text:p>0.245756157222379</text:p>
          </table:table-cell>
          <table:table-cell office:value-type="float" office:value="0.024293758562168" calcext:value-type="float">
            <text:p>0.024293758562168</text:p>
          </table:table-cell>
          <table:table-cell office:value-type="float" office:value="0.011315909627883" calcext:value-type="float">
            <text:p>0.011315909627883</text:p>
          </table:table-cell>
          <table:table-cell office:value-type="float" office:value="0.001253044000756" calcext:value-type="float">
            <text:p>0.001253044000756</text:p>
          </table:table-cell>
          <table:table-cell office:value-type="float" office:value="0.009025582562636" calcext:value-type="float">
            <text:p>0.009025582562636</text:p>
          </table:table-cell>
          <table:table-cell office:value-type="float" office:value="-0.001257858203391" calcext:value-type="float">
            <text:p>-0.0012578582033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577745805379" calcext:value-type="float">
            <text:p>0.18577745805379</text:p>
          </table:table-cell>
          <table:table-cell office:value-type="float" office:value="0.015757655017683" calcext:value-type="float">
            <text:p>0.015757655017683</text:p>
          </table:table-cell>
          <table:table-cell office:value-type="float" office:value="0.004087047245662" calcext:value-type="float">
            <text:p>0.004087047245662</text:p>
          </table:table-cell>
          <table:table-cell office:value-type="float" office:value="0.000451307333337" calcext:value-type="float">
            <text:p>0.000451307333337</text:p>
          </table:table-cell>
          <table:table-cell office:value-type="float" office:value="0.004688902225811" calcext:value-type="float">
            <text:p>0.004688902225811</text:p>
          </table:table-cell>
          <table:table-cell office:value-type="float" office:value="-0.000454467489041" calcext:value-type="float">
            <text:p>-0.000454467489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1622791258615" calcext:value-type="float">
            <text:p>0.221622791258615</text:p>
          </table:table-cell>
          <table:table-cell office:value-type="float" office:value="0.020487233825643" calcext:value-type="float">
            <text:p>0.020487233825643</text:p>
          </table:table-cell>
          <table:table-cell office:value-type="float" office:value="0.007963963664024" calcext:value-type="float">
            <text:p>0.007963963664024</text:p>
          </table:table-cell>
          <table:table-cell office:value-type="float" office:value="0.000891121743032" calcext:value-type="float">
            <text:p>0.000891121743032</text:p>
          </table:table-cell>
          <table:table-cell office:value-type="float" office:value="0.007157356944904" calcext:value-type="float">
            <text:p>0.007157356944904</text:p>
          </table:table-cell>
          <table:table-cell office:value-type="float" office:value="-0.000884105240124" calcext:value-type="float">
            <text:p>-0.000884105240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9120646743215" calcext:value-type="float">
            <text:p>0.269120646743215</text:p>
          </table:table-cell>
          <table:table-cell office:value-type="float" office:value="0.031198126919858" calcext:value-type="float">
            <text:p>0.031198126919858</text:p>
          </table:table-cell>
          <table:table-cell office:value-type="float" office:value="0.013632016701713" calcext:value-type="float">
            <text:p>0.013632016701713</text:p>
          </table:table-cell>
          <table:table-cell office:value-type="float" office:value="0.001522043345773" calcext:value-type="float">
            <text:p>0.001522043345773</text:p>
          </table:table-cell>
          <table:table-cell office:value-type="float" office:value="0.010306948895907" calcext:value-type="float">
            <text:p>0.010306948895907</text:p>
          </table:table-cell>
          <table:table-cell office:value-type="float" office:value="-0.001513746669492" calcext:value-type="float">
            <text:p>-0.001513746669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4927170413108" calcext:value-type="float">
            <text:p>0.234927170413108</text:p>
          </table:table-cell>
          <table:table-cell office:value-type="float" office:value="0.026071140498095" calcext:value-type="float">
            <text:p>0.026071140498095</text:p>
          </table:table-cell>
          <table:table-cell office:value-type="float" office:value="0.011251896944621" calcext:value-type="float">
            <text:p>0.011251896944621</text:p>
          </table:table-cell>
          <table:table-cell office:value-type="float" office:value="0.002932823122242" calcext:value-type="float">
            <text:p>0.002932823122242</text:p>
          </table:table-cell>
          <table:table-cell office:value-type="float" office:value="0.007279908725054" calcext:value-type="float">
            <text:p>0.007279908725054</text:p>
          </table:table-cell>
          <table:table-cell office:value-type="float" office:value="-0.001039884227797" calcext:value-type="float">
            <text:p>-0.0010398842277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4583063511463" calcext:value-type="float">
            <text:p>0.284583063511463</text:p>
          </table:table-cell>
          <table:table-cell office:value-type="float" office:value="0.039148433054643" calcext:value-type="float">
            <text:p>0.039148433054643</text:p>
          </table:table-cell>
          <table:table-cell office:value-type="float" office:value="0.017833053340471" calcext:value-type="float">
            <text:p>0.017833053340471</text:p>
          </table:table-cell>
          <table:table-cell office:value-type="float" office:value="0.00416457219188" calcext:value-type="float">
            <text:p>0.00416457219188</text:p>
          </table:table-cell>
          <table:table-cell office:value-type="float" office:value="0.010459771745732" calcext:value-type="float">
            <text:p>0.010459771745732</text:p>
          </table:table-cell>
          <table:table-cell office:value-type="float" office:value="-0.001708560143574" calcext:value-type="float">
            <text:p>-0.001708560143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5682905344479" calcext:value-type="float">
            <text:p>0.245682905344479</text:p>
          </table:table-cell>
          <table:table-cell office:value-type="float" office:value="0.026834136325802" calcext:value-type="float">
            <text:p>0.026834136325802</text:p>
          </table:table-cell>
          <table:table-cell office:value-type="float" office:value="0.010954213445399" calcext:value-type="float">
            <text:p>0.010954213445399</text:p>
          </table:table-cell>
          <table:table-cell office:value-type="float" office:value="0.001739086364385" calcext:value-type="float">
            <text:p>0.001739086364385</text:p>
          </table:table-cell>
          <table:table-cell office:value-type="float" office:value="0.008381488413175" calcext:value-type="float">
            <text:p>0.008381488413175</text:p>
          </table:table-cell>
          <table:table-cell office:value-type="float" office:value="-0.001151890885127" calcext:value-type="float">
            <text:p>-0.001151890885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1861913944596" calcext:value-type="float">
            <text:p>0.341861913944596</text:p>
          </table:table-cell>
          <table:table-cell office:value-type="float" office:value="0.050870903411282" calcext:value-type="float">
            <text:p>0.050870903411282</text:p>
          </table:table-cell>
          <table:table-cell office:value-type="float" office:value="0.030314011328703" calcext:value-type="float">
            <text:p>0.030314011328703</text:p>
          </table:table-cell>
          <table:table-cell office:value-type="float" office:value="0.004810916065817" calcext:value-type="float">
            <text:p>0.004810916065817</text:p>
          </table:table-cell>
          <table:table-cell office:value-type="float" office:value="0.016499666198645" calcext:value-type="float">
            <text:p>0.016499666198645</text:p>
          </table:table-cell>
          <table:table-cell office:value-type="float" office:value="-0.003187886907861" calcext:value-type="float">
            <text:p>-0.003187886907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7187506966831" calcext:value-type="float">
            <text:p>0.237187506966831</text:p>
          </table:table-cell>
          <table:table-cell office:value-type="float" office:value="0.023017783755869" calcext:value-type="float">
            <text:p>0.023017783755869</text:p>
          </table:table-cell>
          <table:table-cell office:value-type="float" office:value="0.010331004702474" calcext:value-type="float">
            <text:p>0.010331004702474</text:p>
          </table:table-cell>
          <table:table-cell office:value-type="float" office:value="0.001306943175728" calcext:value-type="float">
            <text:p>0.001306943175728</text:p>
          </table:table-cell>
          <table:table-cell office:value-type="float" office:value="0.008310032426318" calcext:value-type="float">
            <text:p>0.008310032426318</text:p>
          </table:table-cell>
          <table:table-cell office:value-type="float" office:value="-0.001128007690843" calcext:value-type="float">
            <text:p>-0.0011280076908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8322090715096" calcext:value-type="float">
            <text:p>0.198322090715096</text:p>
          </table:table-cell>
          <table:table-cell office:value-type="float" office:value="0.015388986998806" calcext:value-type="float">
            <text:p>0.015388986998806</text:p>
          </table:table-cell>
          <table:table-cell office:value-type="float" office:value="0.006652581625483" calcext:value-type="float">
            <text:p>0.006652581625483</text:p>
          </table:table-cell>
          <table:table-cell office:value-type="float" office:value="0.000944899501266" calcext:value-type="float">
            <text:p>0.000944899501266</text:p>
          </table:table-cell>
          <table:table-cell office:value-type="float" office:value="0.0059856661667" calcext:value-type="float">
            <text:p>0.0059856661667</text:p>
          </table:table-cell>
          <table:table-cell office:value-type="float" office:value="-0.000713460265527" calcext:value-type="float">
            <text:p>-0.000713460265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6551900969985" calcext:value-type="float">
            <text:p>0.246551900969985</text:p>
          </table:table-cell>
          <table:table-cell office:value-type="float" office:value="0.026925410767583" calcext:value-type="float">
            <text:p>0.026925410767583</text:p>
          </table:table-cell>
          <table:table-cell office:value-type="float" office:value="0.010247219405779" calcext:value-type="float">
            <text:p>0.010247219405779</text:p>
          </table:table-cell>
          <table:table-cell office:value-type="float" office:value="0.001326205194716" calcext:value-type="float">
            <text:p>0.001326205194716</text:p>
          </table:table-cell>
          <table:table-cell office:value-type="float" office:value="0.008465607276082" calcext:value-type="float">
            <text:p>0.008465607276082</text:p>
          </table:table-cell>
          <table:table-cell office:value-type="float" office:value="-0.001115126776383" calcext:value-type="float">
            <text:p>-0.0011151267763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253269239984" calcext:value-type="float">
            <text:p>0.27253269239984</text:p>
          </table:table-cell>
          <table:table-cell office:value-type="float" office:value="0.033936134563226" calcext:value-type="float">
            <text:p>0.033936134563226</text:p>
          </table:table-cell>
          <table:table-cell office:value-type="float" office:value="0.01360095780566" calcext:value-type="float">
            <text:p>0.01360095780566</text:p>
          </table:table-cell>
          <table:table-cell office:value-type="float" office:value="0.001893810799845" calcext:value-type="float">
            <text:p>0.001893810799845</text:p>
          </table:table-cell>
          <table:table-cell office:value-type="float" office:value="0.01008448346587" calcext:value-type="float">
            <text:p>0.01008448346587</text:p>
          </table:table-cell>
          <table:table-cell office:value-type="float" office:value="-0.001463393375727" calcext:value-type="float">
            <text:p>-0.001463393375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8086468051276" calcext:value-type="float">
            <text:p>0.388086468051276</text:p>
          </table:table-cell>
          <table:table-cell office:value-type="float" office:value="0.055195539720603" calcext:value-type="float">
            <text:p>0.055195539720603</text:p>
          </table:table-cell>
          <table:table-cell office:value-type="float" office:value="0.049491136918281" calcext:value-type="float">
            <text:p>0.049491136918281</text:p>
          </table:table-cell>
          <table:table-cell office:value-type="float" office:value="0.005476040206097" calcext:value-type="float">
            <text:p>0.005476040206097</text:p>
          </table:table-cell>
          <table:table-cell office:value-type="float" office:value="0.023853891740978" calcext:value-type="float">
            <text:p>0.023853891740978</text:p>
          </table:table-cell>
          <table:table-cell office:value-type="float" office:value="-0.005501887089023" calcext:value-type="float">
            <text:p>-0.005501887089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8324184262052" calcext:value-type="float">
            <text:p>0.188324184262052</text:p>
          </table:table-cell>
          <table:table-cell office:value-type="float" office:value="0.016394514606752" calcext:value-type="float">
            <text:p>0.016394514606752</text:p>
          </table:table-cell>
          <table:table-cell office:value-type="float" office:value="0.004187043972283" calcext:value-type="float">
            <text:p>0.004187043972283</text:p>
          </table:table-cell>
          <table:table-cell office:value-type="float" office:value="0.000465184001699" calcext:value-type="float">
            <text:p>0.000465184001699</text:p>
          </table:table-cell>
          <table:table-cell office:value-type="float" office:value="0.004767870942804" calcext:value-type="float">
            <text:p>0.004767870942804</text:p>
          </table:table-cell>
          <table:table-cell office:value-type="float" office:value="-0.000465232496323" calcext:value-type="float">
            <text:p>-0.000465232496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3808827160231" calcext:value-type="float">
            <text:p>0.243808827160231</text:p>
          </table:table-cell>
          <table:table-cell office:value-type="float" office:value="0.024577453794214" calcext:value-type="float">
            <text:p>0.024577453794214</text:p>
          </table:table-cell>
          <table:table-cell office:value-type="float" office:value="0.011108781060626" calcext:value-type="float">
            <text:p>0.011108781060626</text:p>
          </table:table-cell>
          <table:table-cell office:value-type="float" office:value="0.001469160727297" calcext:value-type="float">
            <text:p>0.001469160727297</text:p>
          </table:table-cell>
          <table:table-cell office:value-type="float" office:value="0.008716322601758" calcext:value-type="float">
            <text:p>0.008716322601758</text:p>
          </table:table-cell>
          <table:table-cell office:value-type="float" office:value="-0.001204952541666" calcext:value-type="float">
            <text:p>-0.0012049525416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9308925984713" calcext:value-type="float">
            <text:p>0.309308925984713</text:p>
          </table:table-cell>
          <table:table-cell office:value-type="float" office:value="0.040359655609764" calcext:value-type="float">
            <text:p>0.040359655609764</text:p>
          </table:table-cell>
          <table:table-cell office:value-type="float" office:value="0.022356405388135" calcext:value-type="float">
            <text:p>0.022356405388135</text:p>
          </table:table-cell>
          <table:table-cell office:value-type="float" office:value="0.003016726902824" calcext:value-type="float">
            <text:p>0.003016726902824</text:p>
          </table:table-cell>
          <table:table-cell office:value-type="float" office:value="0.013828089021013" calcext:value-type="float">
            <text:p>0.013828089021013</text:p>
          </table:table-cell>
          <table:table-cell office:value-type="float" office:value="-0.002417459810664" calcext:value-type="float">
            <text:p>-0.002417459810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5404859500535" calcext:value-type="float">
            <text:p>0.305404859500535</text:p>
          </table:table-cell>
          <table:table-cell office:value-type="float" office:value="0.035057220903767" calcext:value-type="float">
            <text:p>0.035057220903767</text:p>
          </table:table-cell>
          <table:table-cell office:value-type="float" office:value="0.023480004926811" calcext:value-type="float">
            <text:p>0.023480004926811</text:p>
          </table:table-cell>
          <table:table-cell office:value-type="float" office:value="0.002602632667317" calcext:value-type="float">
            <text:p>0.002602632667317</text:p>
          </table:table-cell>
          <table:table-cell office:value-type="float" office:value="0.014553726825694" calcext:value-type="float">
            <text:p>0.014553726825694</text:p>
          </table:table-cell>
          <table:table-cell office:value-type="float" office:value="-0.002609671532437" calcext:value-type="float">
            <text:p>-0.0026096715324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2371156199236" calcext:value-type="float">
            <text:p>0.342371156199236</text:p>
          </table:table-cell>
          <table:table-cell office:value-type="float" office:value="0.039091891546837" calcext:value-type="float">
            <text:p>0.039091891546837</text:p>
          </table:table-cell>
          <table:table-cell office:value-type="float" office:value="0.037609657985309" calcext:value-type="float">
            <text:p>0.037609657985309</text:p>
          </table:table-cell>
          <table:table-cell office:value-type="float" office:value="0.004270334118357" calcext:value-type="float">
            <text:p>0.004270334118357</text:p>
          </table:table-cell>
          <table:table-cell office:value-type="float" office:value="0.019531529262591" calcext:value-type="float">
            <text:p>0.019531529262591</text:p>
          </table:table-cell>
          <table:table-cell office:value-type="float" office:value="-0.004167415483369" calcext:value-type="float">
            <text:p>-0.004167415483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9733613149424" calcext:value-type="float">
            <text:p>0.409733613149424</text:p>
          </table:table-cell>
          <table:table-cell office:value-type="float" office:value="0.062083912651088" calcext:value-type="float">
            <text:p>0.062083912651088</text:p>
          </table:table-cell>
          <table:table-cell office:value-type="float" office:value="0.057813016326062" calcext:value-type="float">
            <text:p>0.057813016326062</text:p>
          </table:table-cell>
          <table:table-cell office:value-type="float" office:value="0.006422768686018" calcext:value-type="float">
            <text:p>0.006422768686018</text:p>
          </table:table-cell>
          <table:table-cell office:value-type="float" office:value="0.026449430273348" calcext:value-type="float">
            <text:p>0.026449430273348</text:p>
          </table:table-cell>
          <table:table-cell office:value-type="float" office:value="-0.006423780955006" calcext:value-type="float">
            <text:p>-0.006423780955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1989419061811" calcext:value-type="float">
            <text:p>0.191989419061811</text:p>
          </table:table-cell>
          <table:table-cell office:value-type="float" office:value="0.016825558898447" calcext:value-type="float">
            <text:p>0.016825558898447</text:p>
          </table:table-cell>
          <table:table-cell office:value-type="float" office:value="0.004531383705981" calcext:value-type="float">
            <text:p>0.004531383705981</text:p>
          </table:table-cell>
          <table:table-cell office:value-type="float" office:value="0.000504354060548" calcext:value-type="float">
            <text:p>0.000504354060548</text:p>
          </table:table-cell>
          <table:table-cell office:value-type="float" office:value="0.005008594533311" calcext:value-type="float">
            <text:p>0.005008594533311</text:p>
          </table:table-cell>
          <table:table-cell office:value-type="float" office:value="-0.000503378705679" calcext:value-type="float">
            <text:p>-0.000503378705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5953072904913" calcext:value-type="float">
            <text:p>0.245953072904913</text:p>
          </table:table-cell>
          <table:table-cell office:value-type="float" office:value="0.024540879675029" calcext:value-type="float">
            <text:p>0.024540879675029</text:p>
          </table:table-cell>
          <table:table-cell office:value-type="float" office:value="0.011265538332644" calcext:value-type="float">
            <text:p>0.011265538332644</text:p>
          </table:table-cell>
          <table:table-cell office:value-type="float" office:value="0.001275944182579" calcext:value-type="float">
            <text:p>0.001275944182579</text:p>
          </table:table-cell>
          <table:table-cell office:value-type="float" office:value="0.008988008599085" calcext:value-type="float">
            <text:p>0.008988008599085</text:p>
          </table:table-cell>
          <table:table-cell office:value-type="float" office:value="-0.001248699268758" calcext:value-type="float">
            <text:p>-0.0012486992687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5625900710535" calcext:value-type="float">
            <text:p>0.355625900710535</text:p>
          </table:table-cell>
          <table:table-cell office:value-type="float" office:value="0.051207423068575" calcext:value-type="float">
            <text:p>0.051207423068575</text:p>
          </table:table-cell>
          <table:table-cell office:value-type="float" office:value="0.033794780390428" calcext:value-type="float">
            <text:p>0.033794780390428</text:p>
          </table:table-cell>
          <table:table-cell office:value-type="float" office:value="0.003706399031599" calcext:value-type="float">
            <text:p>0.003706399031599</text:p>
          </table:table-cell>
          <table:table-cell office:value-type="float" office:value="0.018815589546901" calcext:value-type="float">
            <text:p>0.018815589546901</text:p>
          </table:table-cell>
          <table:table-cell office:value-type="float" office:value="-0.003761047669854" calcext:value-type="float">
            <text:p>-0.003761047669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6954261434769" calcext:value-type="float">
            <text:p>0.286954261434769</text:p>
          </table:table-cell>
          <table:table-cell office:value-type="float" office:value="0.038935466484093" calcext:value-type="float">
            <text:p>0.038935466484093</text:p>
          </table:table-cell>
          <table:table-cell office:value-type="float" office:value="0.013974159485162" calcext:value-type="float">
            <text:p>0.013974159485162</text:p>
          </table:table-cell>
          <table:table-cell office:value-type="float" office:value="0.001595446518309" calcext:value-type="float">
            <text:p>0.001595446518309</text:p>
          </table:table-cell>
          <table:table-cell office:value-type="float" office:value="0.01085182041787" calcext:value-type="float">
            <text:p>0.01085182041787</text:p>
          </table:table-cell>
          <table:table-cell office:value-type="float" office:value="-0.001547339120857" calcext:value-type="float">
            <text:p>-0.0015473391208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7615617141774" calcext:value-type="float">
            <text:p>0.317615617141774</text:p>
          </table:table-cell>
          <table:table-cell office:value-type="float" office:value="0.045212400141511" calcext:value-type="float">
            <text:p>0.045212400141511</text:p>
          </table:table-cell>
          <table:table-cell office:value-type="float" office:value="0.022302758314134" calcext:value-type="float">
            <text:p>0.022302758314134</text:p>
          </table:table-cell>
          <table:table-cell office:value-type="float" office:value="0.003117846351931" calcext:value-type="float">
            <text:p>0.003117846351931</text:p>
          </table:table-cell>
          <table:table-cell office:value-type="float" office:value="0.01391682002771" calcext:value-type="float">
            <text:p>0.01391682002771</text:p>
          </table:table-cell>
          <table:table-cell office:value-type="float" office:value="-0.002398113995275" calcext:value-type="float">
            <text:p>-0.002398113995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5507763034698" calcext:value-type="float">
            <text:p>0.245507763034698</text:p>
          </table:table-cell>
          <table:table-cell office:value-type="float" office:value="0.025094967056696" calcext:value-type="float">
            <text:p>0.025094967056696</text:p>
          </table:table-cell>
          <table:table-cell office:value-type="float" office:value="0.011345625363316" calcext:value-type="float">
            <text:p>0.011345625363316</text:p>
          </table:table-cell>
          <table:table-cell office:value-type="float" office:value="0.001529138828405" calcext:value-type="float">
            <text:p>0.001529138828405</text:p>
          </table:table-cell>
          <table:table-cell office:value-type="float" office:value="0.008794773663401" calcext:value-type="float">
            <text:p>0.008794773663401</text:p>
          </table:table-cell>
          <table:table-cell office:value-type="float" office:value="-0.001227060816864" calcext:value-type="float">
            <text:p>-0.0012270608168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9997742792781" calcext:value-type="float">
            <text:p>0.269997742792781</text:p>
          </table:table-cell>
          <table:table-cell office:value-type="float" office:value="0.030014892663063" calcext:value-type="float">
            <text:p>0.030014892663063</text:p>
          </table:table-cell>
          <table:table-cell office:value-type="float" office:value="0.015401222500406" calcext:value-type="float">
            <text:p>0.015401222500406</text:p>
          </table:table-cell>
          <table:table-cell office:value-type="float" office:value="0.002056414065327" calcext:value-type="float">
            <text:p>0.002056414065327</text:p>
          </table:table-cell>
          <table:table-cell office:value-type="float" office:value="0.010720972112533" calcext:value-type="float">
            <text:p>0.010720972112533</text:p>
          </table:table-cell>
          <table:table-cell office:value-type="float" office:value="-0.001668101054385" calcext:value-type="float">
            <text:p>-0.001668101054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0016431147036" calcext:value-type="float">
            <text:p>0.300016431147036</text:p>
          </table:table-cell>
          <table:table-cell office:value-type="float" office:value="0.035414778846774" calcext:value-type="float">
            <text:p>0.035414778846774</text:p>
          </table:table-cell>
          <table:table-cell office:value-type="float" office:value="0.023080283349646" calcext:value-type="float">
            <text:p>0.023080283349646</text:p>
          </table:table-cell>
          <table:table-cell office:value-type="float" office:value="0.00323351240783" calcext:value-type="float">
            <text:p>0.00323351240783</text:p>
          </table:table-cell>
          <table:table-cell office:value-type="float" office:value="0.013648770027858" calcext:value-type="float">
            <text:p>0.013648770027858</text:p>
          </table:table-cell>
          <table:table-cell office:value-type="float" office:value="-0.002480846367727" calcext:value-type="float">
            <text:p>-0.0024808463677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2106866628141" calcext:value-type="float">
            <text:p>0.222106866628141</text:p>
          </table:table-cell>
          <table:table-cell office:value-type="float" office:value="0.021933564042858" calcext:value-type="float">
            <text:p>0.021933564042858</text:p>
          </table:table-cell>
          <table:table-cell office:value-type="float" office:value="0.007519715010944" calcext:value-type="float">
            <text:p>0.007519715010944</text:p>
          </table:table-cell>
          <table:table-cell office:value-type="float" office:value="0.000945119940512" calcext:value-type="float">
            <text:p>0.000945119940512</text:p>
          </table:table-cell>
          <table:table-cell office:value-type="float" office:value="0.006849474040128" calcext:value-type="float">
            <text:p>0.006849474040128</text:p>
          </table:table-cell>
          <table:table-cell office:value-type="float" office:value="-0.000821824383804" calcext:value-type="float">
            <text:p>-0.000821824383804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table:formula="of:=STDEV([.B3:.B18])/AVERAGE([.B3:.B18])" office:value-type="float" office:value="0.201390821013942" calcext:value-type="float">
            <text:p>0.201390821013942</text:p>
          </table:table-cell>
          <table:table-cell table:formula="of:=STDEV([.C3:.C18])/AVERAGE([.C3:.C18])" office:value-type="float" office:value="0.377519632387817" calcext:value-type="float">
            <text:p>0.377519632387817</text:p>
          </table:table-cell>
          <table:table-cell table:formula="of:=STDEV([.D3:.D18])/AVERAGE([.D3:.D18])" office:value-type="float" office:value="0.811426534075375" calcext:value-type="float">
            <text:p>0.811426534075375</text:p>
          </table:table-cell>
          <table:table-cell table:formula="of:=STDEV([.E3:.E18])/AVERAGE([.E3:.E18])" office:value-type="float" office:value="0.707582513251838" calcext:value-type="float">
            <text:p>0.707582513251838</text:p>
          </table:table-cell>
          <table:table-cell table:formula="of:=STDEV([.F3:.F18])/AVERAGE([.F3:.F18])" office:value-type="float" office:value="0.501514207716001" calcext:value-type="float">
            <text:p>0.501514207716001</text:p>
          </table:table-cell>
          <table:table-cell table:formula="of:=STDEV([.G3:.G18])/AVERAGE([.G3:.G18])" office:value-type="float" office:value="-0.830263961965387" calcext:value-type="float">
            <text:p>-0.830263961965387</text:p>
          </table:table-cell>
          <table:table-cell/>
          <table:table-cell office:value-type="string" calcext:value-type="string">
            <text:p>cv</text:p>
          </table:table-cell>
          <table:table-cell table:formula="of:=STDEV([.J3:.J18])/AVERAGE([.J3:.J18])" office:value-type="float" office:value="0.212773800862327" calcext:value-type="float">
            <text:p>0.212773800862327</text:p>
          </table:table-cell>
          <table:table-cell table:formula="of:=STDEV([.K3:.K18])/AVERAGE([.K3:.K18])" office:value-type="float" office:value="0.375799125860194" calcext:value-type="float">
            <text:p>0.375799125860194</text:p>
          </table:table-cell>
          <table:table-cell table:formula="of:=STDEV([.L3:.L18])/AVERAGE([.L3:.L18])" office:value-type="float" office:value="0.629054045783457" calcext:value-type="float">
            <text:p>0.629054045783457</text:p>
          </table:table-cell>
          <table:table-cell table:formula="of:=STDEV([.M3:.M18])/AVERAGE([.M3:.M18])" office:value-type="float" office:value="0.653896094937574" calcext:value-type="float">
            <text:p>0.653896094937574</text:p>
          </table:table-cell>
          <table:table-cell table:formula="of:=STDEV([.N3:.N18])/AVERAGE([.N3:.N18])" office:value-type="float" office:value="0.435822280242876" calcext:value-type="float">
            <text:p>0.435822280242876</text:p>
          </table:table-cell>
          <table:table-cell table:formula="of:=STDEV([.O3:.O18])/AVERAGE([.O3:.O18])" office:value-type="float" office:value="-0.635366139208978" calcext:value-type="float">
            <text:p>-0.635366139208978</text:p>
          </table:table-cell>
        </table:table-row>
        <table:table-row table:style-name="ro1">
          <table:table-cell/>
          <table:table-cell table:formula="of:=STDEV([.B2:.B19])/AVERAGE([.B2:.B19])" office:value-type="float" office:value="0.218054602593285" calcext:value-type="float">
            <text:p>0.218054602593285</text:p>
          </table:table-cell>
          <table:table-cell table:formula="of:=STDEV([.C2:.C19])/AVERAGE([.C2:.C19])" office:value-type="float" office:value="1.58819895527948" calcext:value-type="float">
            <text:p>1.58819895527948</text:p>
          </table:table-cell>
          <table:table-cell table:formula="of:=STDEV([.D2:.D19])/AVERAGE([.D2:.D19])" office:value-type="float" office:value="2.94313088601192" calcext:value-type="float">
            <text:p>2.94313088601192</text:p>
          </table:table-cell>
          <table:table-cell table:formula="of:=STDEV([.E2:.E19])/AVERAGE([.E2:.E19])" office:value-type="float" office:value="3.99649064501713" calcext:value-type="float">
            <text:p>3.99649064501713</text:p>
          </table:table-cell>
          <table:table-cell table:formula="of:=STDEV([.F2:.F19])/AVERAGE([.F2:.F19])" office:value-type="float" office:value="2.93950220147722" calcext:value-type="float">
            <text:p>2.93950220147722</text:p>
          </table:table-cell>
          <table:table-cell table:formula="of:=STDEV([.G2:.G19])/AVERAGE([.G2:.G19])" office:value-type="float" office:value="-4.05320937109416" calcext:value-type="float">
            <text:p>-4.05320937109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8])" office:value-type="float" office:value="0.272812494371657" calcext:value-type="float">
            <text:p>0.272812494371657</text:p>
          </table:table-cell>
          <table:table-cell table:formula="of:=AVERAGE([.C3:.C18])" office:value-type="float" office:value="0.0313710481685459" calcext:value-type="float">
            <text:p>0.031371048168546</text:p>
          </table:table-cell>
          <table:table-cell table:formula="of:=AVERAGE([.D3:.D18])" office:value-type="float" office:value="0.0180673337396433" calcext:value-type="float">
            <text:p>0.018067333739643</text:p>
          </table:table-cell>
          <table:table-cell table:formula="of:=AVERAGE([.E3:.E18])" office:value-type="float" office:value="0.00225587863894556" calcext:value-type="float">
            <text:p>0.002255878638946</text:p>
          </table:table-cell>
          <table:table-cell table:formula="of:=AVERAGE([.F3:.F18])" office:value-type="float" office:value="0.0114713903346256" calcext:value-type="float">
            <text:p>0.011471390334626</text:p>
          </table:table-cell>
          <table:table-cell table:formula="of:=AVERAGE([.G3:.G18])" office:value-type="float" office:value="-0.00197643188758725" calcext:value-type="float">
            <text:p>-0.001976431887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:.B18])" office:value-type="float" office:value="0.0549419322243694" calcext:value-type="float">
            <text:p>0.054941932224369</text:p>
          </table:table-cell>
          <table:table-cell table:formula="of:=STDEV([.C3:.C18])" office:value-type="float" office:value="0.0118431865722099" calcext:value-type="float">
            <text:p>0.01184318657221</text:p>
          </table:table-cell>
          <table:table-cell table:formula="of:=STDEV([.D3:.D18])" office:value-type="float" office:value="0.0146603139963419" calcext:value-type="float">
            <text:p>0.014660313996342</text:p>
          </table:table-cell>
          <table:table-cell table:formula="of:=STDEV([.E3:.E18])" office:value-type="float" office:value="0.00159622027693624" calcext:value-type="float">
            <text:p>0.001596220276936</text:p>
          </table:table-cell>
          <table:table-cell table:formula="of:=STDEV([.F3:.F18])" office:value-type="float" office:value="0.00575306523507074" calcext:value-type="float">
            <text:p>0.005753065235071</text:p>
          </table:table-cell>
          <table:table-cell table:formula="of:=STDEV([.G3:.G18])" office:value-type="float" office:value="0.00164096016954292" calcext:value-type="float">
            <text:p>0.001640960169543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green</text:p>
          </table:table-cell>
          <table:table-cell table:formula="of:=AVERAGE([.B3:.B18])" office:value-type="float" office:value="0.272812494371657" calcext:value-type="float">
            <text:p>0.272812494371657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yellow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907447392811" calcext:value-type="float">
            <text:p>0.17907447392811</text:p>
          </table:table-cell>
          <table:table-cell office:value-type="float" office:value="0.015730345280448" calcext:value-type="float">
            <text:p>0.015730345280448</text:p>
          </table:table-cell>
          <table:table-cell office:value-type="float" office:value="0.003291387379784" calcext:value-type="float">
            <text:p>0.003291387379784</text:p>
          </table:table-cell>
          <table:table-cell office:value-type="float" office:value="0.000396372699193" calcext:value-type="float">
            <text:p>0.000396372699193</text:p>
          </table:table-cell>
          <table:table-cell office:value-type="float" office:value="0.004084330483045" calcext:value-type="float">
            <text:p>0.004084330483045</text:p>
          </table:table-cell>
          <table:table-cell office:value-type="float" office:value="-0.000361876835074" calcext:value-type="float">
            <text:p>-0.00036187683507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7033232852767" calcext:value-type="float">
            <text:p>0.197033232852767</text:p>
          </table:table-cell>
          <table:table-cell office:value-type="float" office:value="0.022003095900319" calcext:value-type="float">
            <text:p>0.022003095900319</text:p>
          </table:table-cell>
          <table:table-cell office:value-type="float" office:value="0.003183700443668" calcext:value-type="float">
            <text:p>0.003183700443668</text:p>
          </table:table-cell>
          <table:table-cell office:value-type="float" office:value="0.000362104649491" calcext:value-type="float">
            <text:p>0.000362104649491</text:p>
          </table:table-cell>
          <table:table-cell office:value-type="float" office:value="0.004204749737023" calcext:value-type="float">
            <text:p>0.004204749737023</text:p>
          </table:table-cell>
          <table:table-cell office:value-type="float" office:value="-0.000352699474272" calcext:value-type="float">
            <text:p>-0.00035269947427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2536581751961" calcext:value-type="float">
            <text:p>0.162536581751961</text:p>
          </table:table-cell>
          <table:table-cell office:value-type="float" office:value="0.014033035538021" calcext:value-type="float">
            <text:p>0.014033035538021</text:p>
          </table:table-cell>
          <table:table-cell office:value-type="float" office:value="0.002172640024558" calcext:value-type="float">
            <text:p>0.002172640024558</text:p>
          </table:table-cell>
          <table:table-cell office:value-type="float" office:value="0.000277096321135" calcext:value-type="float">
            <text:p>0.000277096321135</text:p>
          </table:table-cell>
          <table:table-cell office:value-type="float" office:value="0.003096276217398" calcext:value-type="float">
            <text:p>0.003096276217398</text:p>
          </table:table-cell>
          <table:table-cell office:value-type="float" office:value="-0.000236942962928" calcext:value-type="float">
            <text:p>-0.0002369429629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9542127773231" calcext:value-type="float">
            <text:p>0.189542127773231</text:p>
          </table:table-cell>
          <table:table-cell office:value-type="float" office:value="0.020434651198649" calcext:value-type="float">
            <text:p>0.020434651198649</text:p>
          </table:table-cell>
          <table:table-cell office:value-type="float" office:value="0.00278856070682" calcext:value-type="float">
            <text:p>0.00278856070682</text:p>
          </table:table-cell>
          <table:table-cell office:value-type="float" office:value="0.000308902336065" calcext:value-type="float">
            <text:p>0.000308902336065</text:p>
          </table:table-cell>
          <table:table-cell office:value-type="float" office:value="0.003872891750539" calcext:value-type="float">
            <text:p>0.003872891750539</text:p>
          </table:table-cell>
          <table:table-cell office:value-type="float" office:value="-0.000309957296344" calcext:value-type="float">
            <text:p>-0.00030995729634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038609048916" calcext:value-type="float">
            <text:p>0.18038609048916</text:p>
          </table:table-cell>
          <table:table-cell office:value-type="float" office:value="0.019153006363287" calcext:value-type="float">
            <text:p>0.019153006363287</text:p>
          </table:table-cell>
          <table:table-cell office:value-type="float" office:value="0.002846668279213" calcext:value-type="float">
            <text:p>0.002846668279213</text:p>
          </table:table-cell>
          <table:table-cell office:value-type="float" office:value="0.000644082413707" calcext:value-type="float">
            <text:p>0.000644082413707</text:p>
          </table:table-cell>
          <table:table-cell office:value-type="float" office:value="0.003346533819669" calcext:value-type="float">
            <text:p>0.003346533819669</text:p>
          </table:table-cell>
          <table:table-cell office:value-type="float" office:value="-0.000275323233188" calcext:value-type="float">
            <text:p>-0.00027532323318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9458977221747" calcext:value-type="float">
            <text:p>0.159458977221747</text:p>
          </table:table-cell>
          <table:table-cell office:value-type="float" office:value="0.012999821313592" calcext:value-type="float">
            <text:p>0.012999821313592</text:p>
          </table:table-cell>
          <table:table-cell office:value-type="float" office:value="0.002177897218767" calcext:value-type="float">
            <text:p>0.002177897218767</text:p>
          </table:table-cell>
          <table:table-cell office:value-type="float" office:value="0.000270821185888" calcext:value-type="float">
            <text:p>0.000270821185888</text:p>
          </table:table-cell>
          <table:table-cell office:value-type="float" office:value="0.003106836025754" calcext:value-type="float">
            <text:p>0.003106836025754</text:p>
          </table:table-cell>
          <table:table-cell office:value-type="float" office:value="-0.00023838450411" calcext:value-type="float">
            <text:p>-0.000238384504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0062409309654" calcext:value-type="float">
            <text:p>0.130062409309654</text:p>
          </table:table-cell>
          <table:table-cell office:value-type="float" office:value="0.006967597378725" calcext:value-type="float">
            <text:p>0.006967597378725</text:p>
          </table:table-cell>
          <table:table-cell office:value-type="float" office:value="0.001794998341993" calcext:value-type="float">
            <text:p>0.001794998341993</text:p>
          </table:table-cell>
          <table:table-cell office:value-type="float" office:value="0.000268759110256" calcext:value-type="float">
            <text:p>0.000268759110256</text:p>
          </table:table-cell>
          <table:table-cell office:value-type="float" office:value="0.002487158234177" calcext:value-type="float">
            <text:p>0.002487158234177</text:p>
          </table:table-cell>
          <table:table-cell office:value-type="float" office:value="-0.000190779903967" calcext:value-type="float">
            <text:p>-0.00019077990396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096869270696" calcext:value-type="float">
            <text:p>0.20096869270696</text:p>
          </table:table-cell>
          <table:table-cell office:value-type="float" office:value="0.023636235172323" calcext:value-type="float">
            <text:p>0.023636235172323</text:p>
          </table:table-cell>
          <table:table-cell office:value-type="float" office:value="0.003321988140762" calcext:value-type="float">
            <text:p>0.003321988140762</text:p>
          </table:table-cell>
          <table:table-cell office:value-type="float" office:value="0.000480877693217" calcext:value-type="float">
            <text:p>0.000480877693217</text:p>
          </table:table-cell>
          <table:table-cell office:value-type="float" office:value="0.004188045069005" calcext:value-type="float">
            <text:p>0.004188045069005</text:p>
          </table:table-cell>
          <table:table-cell office:value-type="float" office:value="-0.000355138805943" calcext:value-type="float">
            <text:p>-0.00035513880594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121103713471" calcext:value-type="float">
            <text:p>0.19121103713471</text:p>
          </table:table-cell>
          <table:table-cell office:value-type="float" office:value="0.020761999080738" calcext:value-type="float">
            <text:p>0.020761999080738</text:p>
          </table:table-cell>
          <table:table-cell office:value-type="float" office:value="0.002880175955798" calcext:value-type="float">
            <text:p>0.002880175955798</text:p>
          </table:table-cell>
          <table:table-cell office:value-type="float" office:value="0.000320462379058" calcext:value-type="float">
            <text:p>0.000320462379058</text:p>
          </table:table-cell>
          <table:table-cell office:value-type="float" office:value="0.003949915410348" calcext:value-type="float">
            <text:p>0.003949915410348</text:p>
          </table:table-cell>
          <table:table-cell office:value-type="float" office:value="-0.000319964197093" calcext:value-type="float">
            <text:p>-0.00031996419709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1266628198657" calcext:value-type="float">
            <text:p>0.191266628198657</text:p>
          </table:table-cell>
          <table:table-cell office:value-type="float" office:value="0.019749112579148" calcext:value-type="float">
            <text:p>0.019749112579148</text:p>
          </table:table-cell>
          <table:table-cell office:value-type="float" office:value="0.003294495715856" calcext:value-type="float">
            <text:p>0.003294495715856</text:p>
          </table:table-cell>
          <table:table-cell office:value-type="float" office:value="0.000400180888525" calcext:value-type="float">
            <text:p>0.000400180888525</text:p>
          </table:table-cell>
          <table:table-cell office:value-type="float" office:value="0.004208452620834" calcext:value-type="float">
            <text:p>0.004208452620834</text:p>
          </table:table-cell>
          <table:table-cell office:value-type="float" office:value="-0.000361789353416" calcext:value-type="float">
            <text:p>-0.0003617893534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9705926976549" calcext:value-type="float">
            <text:p>0.149705926976549</text:p>
          </table:table-cell>
          <table:table-cell office:value-type="float" office:value="0.009165367873019" calcext:value-type="float">
            <text:p>0.009165367873019</text:p>
          </table:table-cell>
          <table:table-cell office:value-type="float" office:value="0.002536600709726" calcext:value-type="float">
            <text:p>0.002536600709726</text:p>
          </table:table-cell>
          <table:table-cell office:value-type="float" office:value="0.000298127559078" calcext:value-type="float">
            <text:p>0.000298127559078</text:p>
          </table:table-cell>
          <table:table-cell office:value-type="float" office:value="0.003311624174722" calcext:value-type="float">
            <text:p>0.003311624174722</text:p>
          </table:table-cell>
          <table:table-cell office:value-type="float" office:value="-0.000279809143831" calcext:value-type="float">
            <text:p>-0.00027980914383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349466480854" calcext:value-type="float">
            <text:p>0.19349466480854</text:p>
          </table:table-cell>
          <table:table-cell office:value-type="float" office:value="0.021210958843702" calcext:value-type="float">
            <text:p>0.021210958843702</text:p>
          </table:table-cell>
          <table:table-cell office:value-type="float" office:value="0.002994300260724" calcext:value-type="float">
            <text:p>0.002994300260724</text:p>
          </table:table-cell>
          <table:table-cell office:value-type="float" office:value="0.000331051889952" calcext:value-type="float">
            <text:p>0.000331051889952</text:p>
          </table:table-cell>
          <table:table-cell office:value-type="float" office:value="0.004057306616417" calcext:value-type="float">
            <text:p>0.004057306616417</text:p>
          </table:table-cell>
          <table:table-cell office:value-type="float" office:value="-0.000332906046346" calcext:value-type="float">
            <text:p>-0.00033290604634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5598118935388" calcext:value-type="float">
            <text:p>0.155598118935388</text:p>
          </table:table-cell>
          <table:table-cell office:value-type="float" office:value="0.011853795428569" calcext:value-type="float">
            <text:p>0.011853795428569</text:p>
          </table:table-cell>
          <table:table-cell office:value-type="float" office:value="0.002150651102788" calcext:value-type="float">
            <text:p>0.002150651102788</text:p>
          </table:table-cell>
          <table:table-cell office:value-type="float" office:value="0.000242249053572" calcext:value-type="float">
            <text:p>0.000242249053572</text:p>
          </table:table-cell>
          <table:table-cell office:value-type="float" office:value="0.003089244796916" calcext:value-type="float">
            <text:p>0.003089244796916</text:p>
          </table:table-cell>
          <table:table-cell office:value-type="float" office:value="-0.000238550256152" calcext:value-type="float">
            <text:p>-0.00023855025615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8874472890813" calcext:value-type="float">
            <text:p>0.198874472890813</text:p>
          </table:table-cell>
          <table:table-cell office:value-type="float" office:value="0.022951411045452" calcext:value-type="float">
            <text:p>0.022951411045452</text:p>
          </table:table-cell>
          <table:table-cell office:value-type="float" office:value="0.003310990638806" calcext:value-type="float">
            <text:p>0.003310990638806</text:p>
          </table:table-cell>
          <table:table-cell office:value-type="float" office:value="0.000474070617962" calcext:value-type="float">
            <text:p>0.000474070617962</text:p>
          </table:table-cell>
          <table:table-cell office:value-type="float" office:value="0.004149911230537" calcext:value-type="float">
            <text:p>0.004149911230537</text:p>
          </table:table-cell>
          <table:table-cell office:value-type="float" office:value="-0.000354615002605" calcext:value-type="float">
            <text:p>-0.00035461500260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2680594954469" calcext:value-type="float">
            <text:p>0.192680594954469</text:p>
          </table:table-cell>
          <table:table-cell office:value-type="float" office:value="0.017691509709721" calcext:value-type="float">
            <text:p>0.017691509709721</text:p>
          </table:table-cell>
          <table:table-cell office:value-type="float" office:value="0.004322186265856" calcext:value-type="float">
            <text:p>0.004322186265856</text:p>
          </table:table-cell>
          <table:table-cell office:value-type="float" office:value="0.000529812629916" calcext:value-type="float">
            <text:p>0.000529812629916</text:p>
          </table:table-cell>
          <table:table-cell office:value-type="float" office:value="0.004858575490572" calcext:value-type="float">
            <text:p>0.004858575490572</text:p>
          </table:table-cell>
          <table:table-cell office:value-type="float" office:value="-0.000474046704493" calcext:value-type="float">
            <text:p>-0.00047404670449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7544497594167" calcext:value-type="float">
            <text:p>0.177544497594167</text:p>
          </table:table-cell>
          <table:table-cell office:value-type="float" office:value="0.017309554224217" calcext:value-type="float">
            <text:p>0.017309554224217</text:p>
          </table:table-cell>
          <table:table-cell office:value-type="float" office:value="0.002593521040107" calcext:value-type="float">
            <text:p>0.002593521040107</text:p>
          </table:table-cell>
          <table:table-cell office:value-type="float" office:value="0.000323142580087" calcext:value-type="float">
            <text:p>0.000323142580087</text:p>
          </table:table-cell>
          <table:table-cell office:value-type="float" office:value="0.003553123600437" calcext:value-type="float">
            <text:p>0.003553123600437</text:p>
          </table:table-cell>
          <table:table-cell office:value-type="float" office:value="-0.000283797307502" calcext:value-type="float">
            <text:p>-0.000283797307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v</text:p>
          </table:table-cell>
          <table:table-cell table:formula="of:=STDEV([.B40:.B55])/AVERAGE([.B40:.B55])" office:value-type="float" office:value="0.11648455045703" calcext:value-type="float">
            <text:p>0.11648455045703</text:p>
          </table:table-cell>
          <table:table-cell table:formula="of:=STDEV([.C40:.C55])/AVERAGE([.C40:.C55])" office:value-type="float" office:value="0.290235293489543" calcext:value-type="float">
            <text:p>0.290235293489543</text:p>
          </table:table-cell>
          <table:table-cell table:formula="of:=STDEV([.D40:.D55])/AVERAGE([.D40:.D55])" office:value-type="float" office:value="0.218050144787859" calcext:value-type="float">
            <text:p>0.218050144787859</text:p>
          </table:table-cell>
          <table:table-cell table:formula="of:=STDEV([.E40:.E55])/AVERAGE([.E40:.E55])" office:value-type="float" office:value="0.300187025414858" calcext:value-type="float">
            <text:p>0.300187025414858</text:p>
          </table:table-cell>
          <table:table-cell table:formula="of:=STDEV([.F40:.F55])/AVERAGE([.F40:.F55])" office:value-type="float" office:value="0.162850290367941" calcext:value-type="float">
            <text:p>0.162850290367941</text:p>
          </table:table-cell>
          <table:table-cell table:formula="of:=STDEV([.G40:.G55])/AVERAGE([.G40:.G55])" office:value-type="float" office:value="-0.222172604453877" calcext:value-type="float">
            <text:p>-0.222172604453877</text:p>
          </table:table-cell>
          <table:table-cell table:number-columns-repeated="8"/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13523144595686" calcext:value-type="float">
            <text:p>0.213523145</text:p>
          </table:table-cell>
          <table:table-cell table:style-name="ce5" office:value-type="float" office:value="0.0190571595521688" calcext:value-type="float">
            <text:p>0.019057160</text:p>
          </table:table-cell>
          <table:table-cell table:style-name="ce5" office:value-type="float" office:value="0.00715024679119114" calcext:value-type="float">
            <text:p>0.007150247</text:p>
          </table:table-cell>
          <table:table-cell table:style-name="ce5" office:value-type="float" office:value="0.000813520438819492" calcext:value-type="float">
            <text:p>0.000813520</text:p>
          </table:table-cell>
          <table:table-cell table:style-name="ce5" office:value-type="float" office:value="-0.00000191908426341497" calcext:value-type="float">
            <text:p>-0.000001919</text:p>
          </table:table-cell>
          <table:table-cell table:style-name="ce5" office:value-type="float" office:value="-0.00011092863742893" calcext:value-type="float">
            <text:p>-0.000110929</text:p>
          </table:table-cell>
          <table:table-cell table:style-name="ce5" office:value-type="float" office:value="0.00663374343146536" calcext:value-type="float">
            <text:p>0.006633743</text:p>
          </table:table-cell>
          <table:table-cell table:style-name="ce5" office:value-type="float" office:value="-0.000792090794046456" calcext:value-type="float">
            <text:p>-0.000792091</text:p>
          </table:table-cell>
          <table:table-cell table:style-name="ce5" office:value-type="float" office:value="-0.0000316970717137742" calcext:value-type="float">
            <text:p>-0.000031697</text:p>
          </table:table-cell>
          <table:table-cell table:style-name="ce5" office:value-type="float" office:value="0.000000174228453835788" calcext:value-type="float">
            <text:p>0.000000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18353007720312" calcext:value-type="float">
            <text:p>0.218353008</text:p>
          </table:table-cell>
          <table:table-cell table:style-name="ce5" office:value-type="float" office:value="0.019156445891496" calcext:value-type="float">
            <text:p>0.019156446</text:p>
          </table:table-cell>
          <table:table-cell table:style-name="ce5" office:value-type="float" office:value="0.0079596046693119" calcext:value-type="float">
            <text:p>0.007959605</text:p>
          </table:table-cell>
          <table:table-cell table:style-name="ce5" office:value-type="float" office:value="0.000883983116689021" calcext:value-type="float">
            <text:p>0.000883983</text:p>
          </table:table-cell>
          <table:table-cell table:style-name="ce5" office:value-type="float" office:value="-0.00000234479416791937" calcext:value-type="float">
            <text:p>-0.000002345</text:p>
          </table:table-cell>
          <table:table-cell table:style-name="ce5" office:value-type="float" office:value="-0.000122349180474238" calcext:value-type="float">
            <text:p>-0.000122349</text:p>
          </table:table-cell>
          <table:table-cell table:style-name="ce5" office:value-type="float" office:value="0.00713039752225263" calcext:value-type="float">
            <text:p>0.007130398</text:p>
          </table:table-cell>
          <table:table-cell table:style-name="ce5" office:value-type="float" office:value="-0.00088445269407786" calcext:value-type="float">
            <text:p>-0.000884453</text:p>
          </table:table-cell>
          <table:table-cell table:style-name="ce5" office:value-type="float" office:value="-0.0000353679354674345" calcext:value-type="float">
            <text:p>-0.000035368</text:p>
          </table:table-cell>
          <table:table-cell table:style-name="ce5" office:value-type="float" office:value="0.000000197817873778018" calcext:value-type="float">
            <text:p>0.000000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09098173025853" calcext:value-type="float">
            <text:p>0.209098173</text:p>
          </table:table-cell>
          <table:table-cell table:style-name="ce5" office:value-type="float" office:value="0.0181730748112171" calcext:value-type="float">
            <text:p>0.018173075</text:p>
          </table:table-cell>
          <table:table-cell table:style-name="ce5" office:value-type="float" office:value="0.00671266886312106" calcext:value-type="float">
            <text:p>0.006712669</text:p>
          </table:table-cell>
          <table:table-cell table:style-name="ce5" office:value-type="float" office:value="0.000749554582727976" calcext:value-type="float">
            <text:p>0.000749555</text:p>
          </table:table-cell>
          <table:table-cell table:style-name="ce5" office:value-type="float" office:value="-0.00000168086824190277" calcext:value-type="float">
            <text:p>-0.000001681</text:p>
          </table:table-cell>
          <table:table-cell table:style-name="ce5" office:value-type="float" office:value="-0.000101023376402266" calcext:value-type="float">
            <text:p>-0.000101023</text:p>
          </table:table-cell>
          <table:table-cell table:style-name="ce5" office:value-type="float" office:value="0.00638724278788315" calcext:value-type="float">
            <text:p>0.006387243</text:p>
          </table:table-cell>
          <table:table-cell table:style-name="ce5" office:value-type="float" office:value="-0.000745389285049135" calcext:value-type="float">
            <text:p>-0.000745389</text:p>
          </table:table-cell>
          <table:table-cell table:style-name="ce5" office:value-type="float" office:value="-0.0000272444000124077" calcext:value-type="float">
            <text:p>-0.000027244</text:p>
          </table:table-cell>
          <table:table-cell table:style-name="ce5" office:value-type="float" office:value="0.000000142838772564076" calcext:value-type="float">
            <text:p>0.000000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23406745800564" calcext:value-type="float">
            <text:p>0.223406746</text:p>
          </table:table-cell>
          <table:table-cell table:style-name="ce5" office:value-type="float" office:value="0.0220906687028739" calcext:value-type="float">
            <text:p>0.022090669</text:p>
          </table:table-cell>
          <table:table-cell table:style-name="ce5" office:value-type="float" office:value="0.00829294672933639" calcext:value-type="float">
            <text:p>0.008292947</text:p>
          </table:table-cell>
          <table:table-cell table:style-name="ce5" office:value-type="float" office:value="0.00131698526534456" calcext:value-type="float">
            <text:p>0.001316985</text:p>
          </table:table-cell>
          <table:table-cell table:style-name="ce5" office:value-type="float" office:value="0.000000259465607051378" calcext:value-type="float">
            <text:p>0.000000259</text:p>
          </table:table-cell>
          <table:table-cell table:style-name="ce5" office:value-type="float" office:value="-0.0000416893481625567" calcext:value-type="float">
            <text:p>-0.000041689</text:p>
          </table:table-cell>
          <table:table-cell table:style-name="ce5" office:value-type="float" office:value="0.00695497634158095" calcext:value-type="float">
            <text:p>0.006954976</text:p>
          </table:table-cell>
          <table:table-cell table:style-name="ce5" office:value-type="float" office:value="-0.000871995182998978" calcext:value-type="float">
            <text:p>-0.000871995</text:p>
          </table:table-cell>
          <table:table-cell table:style-name="ce5" office:value-type="float" office:value="-0.0000684456097074423" calcext:value-type="float">
            <text:p>-0.000068446</text:p>
          </table:table-cell>
          <table:table-cell table:style-name="ce5" office:value-type="float" office:value="0.000000171589030564831" calcext:value-type="float">
            <text:p>0.000000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31082062115183" calcext:value-type="float">
            <text:p>0.231082062</text:p>
          </table:table-cell>
          <table:table-cell table:style-name="ce5" office:value-type="float" office:value="0.0235298193552623" calcext:value-type="float">
            <text:p>0.023529819</text:p>
          </table:table-cell>
          <table:table-cell table:style-name="ce5" office:value-type="float" office:value="0.00852020364309721" calcext:value-type="float">
            <text:p>0.008520204</text:p>
          </table:table-cell>
          <table:table-cell table:style-name="ce5" office:value-type="float" office:value="0.00110587827314482" calcext:value-type="float">
            <text:p>0.001105878</text:p>
          </table:table-cell>
          <table:table-cell table:style-name="ce5" office:value-type="float" office:value="-0.000000899549670473599" calcext:value-type="float">
            <text:p>-0.000000900</text:p>
          </table:table-cell>
          <table:table-cell table:style-name="ce5" office:value-type="float" office:value="-0.000081060523680708" calcext:value-type="float">
            <text:p>-0.000081061</text:p>
          </table:table-cell>
          <table:table-cell table:style-name="ce5" office:value-type="float" office:value="0.00746727501903577" calcext:value-type="float">
            <text:p>0.007467275</text:p>
          </table:table-cell>
          <table:table-cell table:style-name="ce5" office:value-type="float" office:value="-0.000926790671244049" calcext:value-type="float">
            <text:p>-0.000926791</text:p>
          </table:table-cell>
          <table:table-cell table:style-name="ce5" office:value-type="float" office:value="-0.000066286457497597" calcext:value-type="float">
            <text:p>-0.000066286</text:p>
          </table:table-cell>
          <table:table-cell table:style-name="ce5" office:value-type="float" office:value="0.000000130781188347437" calcext:value-type="float">
            <text:p>0.000000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349653288021592" calcext:value-type="float">
            <text:p>0.349653288</text:p>
          </table:table-cell>
          <table:table-cell table:style-name="ce5" office:value-type="float" office:value="0.0446696841972596" calcext:value-type="float">
            <text:p>0.044669684</text:p>
          </table:table-cell>
          <table:table-cell table:style-name="ce5" office:value-type="float" office:value="0.036387716416968" calcext:value-type="float">
            <text:p>0.036387716</text:p>
          </table:table-cell>
          <table:table-cell table:style-name="ce5" office:value-type="float" office:value="0.00404390337364031" calcext:value-type="float">
            <text:p>0.004043903</text:p>
          </table:table-cell>
          <table:table-cell table:style-name="ce5" office:value-type="float" office:value="-0.0000490542143822027" calcext:value-type="float">
            <text:p>-0.000049054</text:p>
          </table:table-cell>
          <table:table-cell table:style-name="ce5" office:value-type="float" office:value="-0.000854662909963334" calcext:value-type="float">
            <text:p>-0.000854663</text:p>
          </table:table-cell>
          <table:table-cell table:style-name="ce5" office:value-type="float" office:value="0.0193969344067627" calcext:value-type="float">
            <text:p>0.019396934</text:p>
          </table:table-cell>
          <table:table-cell table:style-name="ce5" office:value-type="float" office:value="-0.00404297663041596" calcext:value-type="float">
            <text:p>-0.004042977</text:p>
          </table:table-cell>
          <table:table-cell table:style-name="ce5" office:value-type="float" office:value="-0.000277928554136252" calcext:value-type="float">
            <text:p>-0.000277929</text:p>
          </table:table-cell>
          <table:table-cell table:style-name="ce5" office:value-type="float" office:value="0.00000420830766996347" calcext:value-type="float">
            <text:p>0.000004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12487367260081" calcext:value-type="float">
            <text:p>0.212487367</text:p>
          </table:table-cell>
          <table:table-cell table:style-name="ce5" office:value-type="float" office:value="0.0186602743451989" calcext:value-type="float">
            <text:p>0.018660274</text:p>
          </table:table-cell>
          <table:table-cell table:style-name="ce5" office:value-type="float" office:value="0.00734721627037636" calcext:value-type="float">
            <text:p>0.007347216</text:p>
          </table:table-cell>
          <table:table-cell table:style-name="ce5" office:value-type="float" office:value="0.000964240737340756" calcext:value-type="float">
            <text:p>0.000964241</text:p>
          </table:table-cell>
          <table:table-cell table:style-name="ce5" office:value-type="float" office:value="-0.000000943086543383438" calcext:value-type="float">
            <text:p>-0.000000943</text:p>
          </table:table-cell>
          <table:table-cell table:style-name="ce5" office:value-type="float" office:value="-0.0000720397921874501" calcext:value-type="float">
            <text:p>-0.000072040</text:p>
          </table:table-cell>
          <table:table-cell table:style-name="ce5" office:value-type="float" office:value="0.0066226517249804" calcext:value-type="float">
            <text:p>0.006622652</text:p>
          </table:table-cell>
          <table:table-cell table:style-name="ce5" office:value-type="float" office:value="-0.00079787194162945" calcext:value-type="float">
            <text:p>-0.000797872</text:p>
          </table:table-cell>
          <table:table-cell table:style-name="ce5" office:value-type="float" office:value="-0.0000194099205259752" calcext:value-type="float">
            <text:p>-0.000019410</text:p>
          </table:table-cell>
          <table:table-cell table:style-name="ce5" office:value-type="float" office:value="0.000000138973145061268" calcext:value-type="float">
            <text:p>0.000000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375825661036937" calcext:value-type="float">
            <text:p>0.375825661</text:p>
          </table:table-cell>
          <table:table-cell table:style-name="ce5" office:value-type="float" office:value="0.0521994499120522" calcext:value-type="float">
            <text:p>0.052199450</text:p>
          </table:table-cell>
          <table:table-cell table:style-name="ce5" office:value-type="float" office:value="0.0446434189996523" calcext:value-type="float">
            <text:p>0.044643419</text:p>
          </table:table-cell>
          <table:table-cell table:style-name="ce5" office:value-type="float" office:value="0.00495934178604303" calcext:value-type="float">
            <text:p>0.004959342</text:p>
          </table:table-cell>
          <table:table-cell table:style-name="ce5" office:value-type="float" office:value="-0.0000737718737687096" calcext:value-type="float">
            <text:p>-0.000073772</text:p>
          </table:table-cell>
          <table:table-cell table:style-name="ce5" office:value-type="float" office:value="-0.00113266969810061" calcext:value-type="float">
            <text:p>-0.001132670</text:p>
          </table:table-cell>
          <table:table-cell table:style-name="ce5" office:value-type="float" office:value="0.0222613693954497" calcext:value-type="float">
            <text:p>0.022261369</text:p>
          </table:table-cell>
          <table:table-cell table:style-name="ce5" office:value-type="float" office:value="-0.00496050965170116" calcext:value-type="float">
            <text:p>-0.004960510</text:p>
          </table:table-cell>
          <table:table-cell table:style-name="ce5" office:value-type="float" office:value="-0.000360830895803228" calcext:value-type="float">
            <text:p>-0.000360831</text:p>
          </table:table-cell>
          <table:table-cell table:style-name="ce5" office:value-type="float" office:value="0.00000631722381393408" calcext:value-type="float">
            <text:p>0.000006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01202618986248" calcext:value-type="float">
            <text:p>0.201202619</text:p>
          </table:table-cell>
          <table:table-cell table:style-name="ce5" office:value-type="float" office:value="0.0163840194759635" calcext:value-type="float">
            <text:p>0.016384019</text:p>
          </table:table-cell>
          <table:table-cell table:style-name="ce5" office:value-type="float" office:value="0.00616535576507848" calcext:value-type="float">
            <text:p>0.006165356</text:p>
          </table:table-cell>
          <table:table-cell table:style-name="ce5" office:value-type="float" office:value="0.000689746377439679" calcext:value-type="float">
            <text:p>0.000689746</text:p>
          </table:table-cell>
          <table:table-cell table:style-name="ce5" office:value-type="float" office:value="-0.00000133515489886891" calcext:value-type="float">
            <text:p>-0.000001335</text:p>
          </table:table-cell>
          <table:table-cell table:style-name="ce5" office:value-type="float" office:value="-0.0000848487545378518" calcext:value-type="float">
            <text:p>-0.000084849</text:p>
          </table:table-cell>
          <table:table-cell table:style-name="ce5" office:value-type="float" office:value="0.00602461860274041" calcext:value-type="float">
            <text:p>0.006024619</text:p>
          </table:table-cell>
          <table:table-cell table:style-name="ce5" office:value-type="float" office:value="-0.000684451173454851" calcext:value-type="float">
            <text:p>-0.000684451</text:p>
          </table:table-cell>
          <table:table-cell table:style-name="ce5" office:value-type="float" office:value="-0.0000288677789362148" calcext:value-type="float">
            <text:p>-0.000028868</text:p>
          </table:table-cell>
          <table:table-cell table:style-name="ce5" office:value-type="float" office:value="0.000000114671414114645" calcext:value-type="float">
            <text:p>0.000000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49285091281275" calcext:value-type="float">
            <text:p>0.249285091</text:p>
          </table:table-cell>
          <table:table-cell table:style-name="ce5" office:value-type="float" office:value="0.0244766804912515" calcext:value-type="float">
            <text:p>0.024476680</text:p>
          </table:table-cell>
          <table:table-cell table:style-name="ce5" office:value-type="float" office:value="0.013003368463521" calcext:value-type="float">
            <text:p>0.013003368</text:p>
          </table:table-cell>
          <table:table-cell table:style-name="ce5" office:value-type="float" office:value="0.00175157359631221" calcext:value-type="float">
            <text:p>0.001751574</text:p>
          </table:table-cell>
          <table:table-cell table:style-name="ce5" office:value-type="float" office:value="-0.00000449250462538283" calcext:value-type="float">
            <text:p>-0.000004493</text:p>
          </table:table-cell>
          <table:table-cell table:style-name="ce5" office:value-type="float" office:value="-0.000170039636572521" calcext:value-type="float">
            <text:p>-0.000170040</text:p>
          </table:table-cell>
          <table:table-cell table:style-name="ce5" office:value-type="float" office:value="0.00941659406096555" calcext:value-type="float">
            <text:p>0.009416594</text:p>
          </table:table-cell>
          <table:table-cell table:style-name="ce5" office:value-type="float" office:value="-0.0014064743584011" calcext:value-type="float">
            <text:p>-0.001406474</text:p>
          </table:table-cell>
          <table:table-cell table:style-name="ce5" office:value-type="float" office:value="-0.0000410321320098505" calcext:value-type="float">
            <text:p>-0.000041032</text:p>
          </table:table-cell>
          <table:table-cell table:style-name="ce5" office:value-type="float" office:value="0.000000658582778412452" calcext:value-type="float">
            <text:p>0.0000006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" table:formula="of:=AVERAGE([.B5:.B14])" office:value-type="float" office:value="0.248391715984373" calcext:value-type="float">
            <text:p>0.24839</text:p>
          </table:table-cell>
          <table:table-cell table:style-name="ce6" table:formula="of:=AVERAGE([.C5:.C14])" office:value-type="float" office:value="0.0258397276734744" calcext:value-type="float">
            <text:p>0.02584</text:p>
          </table:table-cell>
          <table:table-cell table:style-name="ce6" table:formula="of:=AVERAGE([.D5:.D14])" office:value-type="float" office:value="0.0146182746611654" calcext:value-type="float">
            <text:p>0.01462</text:p>
          </table:table-cell>
          <table:table-cell table:style-name="ce6" table:formula="of:=AVERAGE([.E5:.E14])" office:value-type="float" office:value="0.00172787275475018" calcext:value-type="float">
            <text:p>0.00173</text:p>
          </table:table-cell>
          <table:table-cell table:style-name="ce6" table:formula="of:=AVERAGE([.F5:.F14])" office:value-type="float" office:value="-0.0000136181664955207" calcext:value-type="float">
            <text:p>-0.00001</text:p>
          </table:table-cell>
          <table:table-cell table:style-name="ce6" table:formula="of:=AVERAGE([.G5:.G14])" office:value-type="float" office:value="-0.000277131185751047" calcext:value-type="float">
            <text:p>-0.00028</text:p>
          </table:table-cell>
          <table:table-cell table:style-name="ce6" table:formula="of:=AVERAGE([.H5:.H14])" office:value-type="float" office:value="0.00982958032931166" calcext:value-type="float">
            <text:p>0.00983</text:p>
          </table:table-cell>
          <table:table-cell table:style-name="ce6" table:formula="of:=AVERAGE([.I5:.I14])" office:value-type="float" office:value="-0.0016113002383019" calcext:value-type="float">
            <text:p>-0.00161</text:p>
          </table:table-cell>
          <table:table-cell table:style-name="ce6" table:formula="of:=AVERAGE([.J5:.J14])" office:value-type="float" office:value="-0.0000957110755810176" calcext:value-type="float">
            <text:p>-0.00010</text:p>
          </table:table-cell>
          <table:table-cell table:style-name="ce6" table:formula="of:=AVERAGE([.K5:.K14])" office:value-type="float" office:value="0.00000122550141405761" calcext:value-type="float">
            <text:p>0.00000</text:p>
          </table:table-cell>
        </table:table-row>
        <table:table-row table:style-name="ro1">
          <table:table-cell/>
          <table:table-cell table:style-name="ce6" table:formula="of:=COM.MICROSOFT.STDEV.P([.B5:.B14])" office:value-type="float" office:value="0.0588184020614259" calcext:value-type="float">
            <text:p>0.05882</text:p>
          </table:table-cell>
          <table:table-cell table:style-name="ce6" table:formula="of:=COM.MICROSOFT.STDEV.P([.C5:.C14])" office:value-type="float" office:value="0.0116664187128028" calcext:value-type="float">
            <text:p>0.01167</text:p>
          </table:table-cell>
          <table:table-cell table:style-name="ce6" table:formula="of:=COM.MICROSOFT.STDEV.P([.D5:.D14])" office:value-type="float" office:value="0.0131990534125266" calcext:value-type="float">
            <text:p>0.01320</text:p>
          </table:table-cell>
          <table:table-cell table:style-name="ce6" table:formula="of:=COM.MICROSOFT.STDEV.P([.E5:.E14])" office:value-type="float" office:value="0.00143278727938567" calcext:value-type="float">
            <text:p>0.00143</text:p>
          </table:table-cell>
          <table:table-cell table:style-name="ce6" table:formula="of:=COM.MICROSOFT.STDEV.P([.F5:.F14])" office:value-type="float" office:value="0.0000245556473011876" calcext:value-type="float">
            <text:p>0.00002</text:p>
          </table:table-cell>
          <table:table-cell table:style-name="ce6" table:formula="of:=COM.MICROSOFT.STDEV.P([.G5:.G14])" office:value-type="float" office:value="0.000365029304537203" calcext:value-type="float">
            <text:p>0.00037</text:p>
          </table:table-cell>
          <table:table-cell table:style-name="ce6" table:formula="of:=COM.MICROSOFT.STDEV.P([.H5:.H14])" office:value-type="float" office:value="0.00560543316272687" calcext:value-type="float">
            <text:p>0.00561</text:p>
          </table:table-cell>
          <table:table-cell table:style-name="ce6" table:formula="of:=COM.MICROSOFT.STDEV.P([.I5:.I14])" office:value-type="float" office:value="0.00147164060666776" calcext:value-type="float">
            <text:p>0.00147</text:p>
          </table:table-cell>
          <table:table-cell table:style-name="ce6" table:formula="of:=COM.MICROSOFT.STDEV.P([.J5:.J14])" office:value-type="float" office:value="0.000114371060455336" calcext:value-type="float">
            <text:p>0.00011</text:p>
          </table:table-cell>
          <table:table-cell table:style-name="ce6" table:formula="of:=COM.MICROSOFT.STDEV.P([.K5:.K14])" office:value-type="float" office:value="0.0000020784913817723" calcext:value-type="float">
            <text:p>0.00000</text:p>
          </table:table-cell>
        </table:table-row>
        <table:table-row table:style-name="ro1">
          <table:table-cell/>
          <table:table-cell table:formula="of:=[.B17]/[.B16]" office:value-type="float" office:value="0.236796955278195" calcext:value-type="float">
            <text:p>0.236796955278195</text:p>
          </table:table-cell>
          <table:table-cell table:formula="of:=[.C17]/[.C16]" office:value-type="float" office:value="0.451491550539015" calcext:value-type="float">
            <text:p>0.451491550539015</text:p>
          </table:table-cell>
          <table:table-cell table:formula="of:=[.D17]/[.D16]" office:value-type="float" office:value="0.902914585918334" calcext:value-type="float">
            <text:p>0.902914585918334</text:p>
          </table:table-cell>
          <table:table-cell table:formula="of:=[.E17]/[.E16]" office:value-type="float" office:value="0.829220366746753" calcext:value-type="float">
            <text:p>0.829220366746753</text:p>
          </table:table-cell>
          <table:table-cell table:formula="of:=[.F17]/[.F16]" office:value-type="float" office:value="-1.80315369982181" calcext:value-type="float">
            <text:p>-1.80315369982181</text:p>
          </table:table-cell>
          <table:table-cell table:formula="of:=[.G17]/[.G16]" office:value-type="float" office:value="-1.31717151769818" calcext:value-type="float">
            <text:p>-1.31717151769818</text:p>
          </table:table-cell>
          <table:table-cell table:formula="of:=[.H17]/[.H16]" office:value-type="float" office:value="0.570261697339362" calcext:value-type="float">
            <text:p>0.570261697339362</text:p>
          </table:table-cell>
          <table:table-cell table:formula="of:=[.I17]/[.I16]" office:value-type="float" office:value="-0.913324886129652" calcext:value-type="float">
            <text:p>-0.913324886129652</text:p>
          </table:table-cell>
          <table:table-cell table:formula="of:=[.J17]/[.J16]" office:value-type="float" office:value="-1.19496160461098" calcext:value-type="float">
            <text:p>-1.19496160461098</text:p>
          </table:table-cell>
          <table:table-cell table:formula="of:=[.K17]/[.K16]" office:value-type="float" office:value="1.69603344225485" calcext:value-type="float">
            <text:p>1.69603344225485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8345512194567" calcext:value-type="float">
            <text:p>0.228345512194567</text:p>
          </table:table-cell>
          <table:table-cell office:value-type="float" office:value="0.0225180987255225" calcext:value-type="float">
            <text:p>0.022518098725523</text:p>
          </table:table-cell>
          <table:table-cell office:value-type="float" office:value="0.00826699419971877" calcext:value-type="float">
            <text:p>0.008266994199719</text:p>
          </table:table-cell>
          <table:table-cell office:value-type="float" office:value="0.00092573290217397" calcext:value-type="float">
            <text:p>0.000925732902174</text:p>
          </table:table-cell>
          <table:table-cell table:style-name="ce7" office:value-type="float" office:value="-0.00000239118865452145" calcext:value-type="float">
            <text:p>-2.39E-06</text:p>
          </table:table-cell>
          <table:table-cell office:value-type="float" office:value="-0.000133128644331088" calcext:value-type="float">
            <text:p>-0.000133128644331</text:p>
          </table:table-cell>
          <table:table-cell office:value-type="float" office:value="0.00740589355346912" calcext:value-type="float">
            <text:p>0.007405893553469</text:p>
          </table:table-cell>
          <table:table-cell office:value-type="float" office:value="-0.0009176576621931" calcext:value-type="float">
            <text:p>-0.000917657662193</text:p>
          </table:table-cell>
          <table:table-cell table:style-name="ce7" office:value-type="float" office:value="-0.0000419564566959163" calcext:value-type="float">
            <text:p>-4.20E-05</text:p>
          </table:table-cell>
          <table:table-cell table:style-name="ce7" office:value-type="float" office:value="0.000000207337161978382" calcext:value-type="float">
            <text:p>2.07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3359139830063" calcext:value-type="float">
            <text:p>0.163359139830063</text:p>
          </table:table-cell>
          <table:table-cell office:value-type="float" office:value="0.0119227574016622" calcext:value-type="float">
            <text:p>0.011922757401662</text:p>
          </table:table-cell>
          <table:table-cell office:value-type="float" office:value="0.00287575134908109" calcext:value-type="float">
            <text:p>0.002875751349081</text:p>
          </table:table-cell>
          <table:table-cell office:value-type="float" office:value="0.000317852939929176" calcext:value-type="float">
            <text:p>0.000317852939929</text:p>
          </table:table-cell>
          <table:table-cell table:style-name="ce7" office:value-type="float" office:value="-0.000000303655100642979" calcext:value-type="float">
            <text:p>-3.04E-07</text:p>
          </table:table-cell>
          <table:table-cell table:style-name="ce7" office:value-type="float" office:value="-0.0000346928973391139" calcext:value-type="float">
            <text:p>-3.47E-05</text:p>
          </table:table-cell>
          <table:table-cell office:value-type="float" office:value="0.003690862791089" calcext:value-type="float">
            <text:p>0.003690862791089</text:p>
          </table:table-cell>
          <table:table-cell office:value-type="float" office:value="-0.000319737301143989" calcext:value-type="float">
            <text:p>-0.000319737301144</text:p>
          </table:table-cell>
          <table:table-cell table:style-name="ce7" office:value-type="float" office:value="-0.00000888083754706591" calcext:value-type="float">
            <text:p>-8.88E-06</text:p>
          </table:table-cell>
          <table:table-cell table:style-name="ce7" office:value-type="float" office:value="0.000000024691254632982" calcext:value-type="float">
            <text:p>2.47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4944946175275" calcext:value-type="float">
            <text:p>0.224944946175275</text:p>
          </table:table-cell>
          <table:table-cell office:value-type="float" office:value="0.0218703183379042" calcext:value-type="float">
            <text:p>0.021870318337904</text:p>
          </table:table-cell>
          <table:table-cell office:value-type="float" office:value="0.00792069436456419" calcext:value-type="float">
            <text:p>0.007920694364564</text:p>
          </table:table-cell>
          <table:table-cell office:value-type="float" office:value="0.000884034672074158" calcext:value-type="float">
            <text:p>0.000884034672074</text:p>
          </table:table-cell>
          <table:table-cell table:style-name="ce7" office:value-type="float" office:value="-0.00000233816930791058" calcext:value-type="float">
            <text:p>-2.34E-06</text:p>
          </table:table-cell>
          <table:table-cell office:value-type="float" office:value="-0.000130714026909522" calcext:value-type="float">
            <text:p>-0.00013071402691</text:p>
          </table:table-cell>
          <table:table-cell office:value-type="float" office:value="0.00718247761797331" calcext:value-type="float">
            <text:p>0.007182477617973</text:p>
          </table:table-cell>
          <table:table-cell office:value-type="float" office:value="-0.000879582461561254" calcext:value-type="float">
            <text:p>-0.000879582461561</text:p>
          </table:table-cell>
          <table:table-cell table:style-name="ce7" office:value-type="float" office:value="-0.0000333035376483687" calcext:value-type="float">
            <text:p>-3.33E-05</text:p>
          </table:table-cell>
          <table:table-cell table:style-name="ce7" office:value-type="float" office:value="0.000000196377739391311" calcext:value-type="float">
            <text:p>1.96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2028332977347" calcext:value-type="float">
            <text:p>0.262028332977347</text:p>
          </table:table-cell>
          <table:table-cell office:value-type="float" office:value="0.0294323163520781" calcext:value-type="float">
            <text:p>0.029432316352078</text:p>
          </table:table-cell>
          <table:table-cell office:value-type="float" office:value="0.0138177525472128" calcext:value-type="float">
            <text:p>0.013817752547213</text:p>
          </table:table-cell>
          <table:table-cell office:value-type="float" office:value="0.00212413951949681" calcext:value-type="float">
            <text:p>0.002124139519497</text:p>
          </table:table-cell>
          <table:table-cell table:style-name="ce7" office:value-type="float" office:value="-0.000000171720100359672" calcext:value-type="float">
            <text:p>-1.72E-07</text:p>
          </table:table-cell>
          <table:table-cell table:style-name="ce7" office:value-type="float" office:value="-0.000099040894454151" calcext:value-type="float">
            <text:p>-9.90E-05</text:p>
          </table:table-cell>
          <table:table-cell office:value-type="float" office:value="0.00980663273270234" calcext:value-type="float">
            <text:p>0.009806632732702</text:p>
          </table:table-cell>
          <table:table-cell office:value-type="float" office:value="-0.0014617016284645" calcext:value-type="float">
            <text:p>-0.001461701628465</text:p>
          </table:table-cell>
          <table:table-cell office:value-type="float" office:value="-0.000131539044222868" calcext:value-type="float">
            <text:p>-0.000131539044223</text:p>
          </table:table-cell>
          <table:table-cell table:style-name="ce7" office:value-type="float" office:value="0.000000517110098846713" calcext:value-type="float">
            <text:p>5.17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0724847882838" calcext:value-type="float">
            <text:p>0.230724847882838</text:p>
          </table:table-cell>
          <table:table-cell office:value-type="float" office:value="0.0242736110183963" calcext:value-type="float">
            <text:p>0.024273611018396</text:p>
          </table:table-cell>
          <table:table-cell office:value-type="float" office:value="0.00830401208864992" calcext:value-type="float">
            <text:p>0.00830401208865</text:p>
          </table:table-cell>
          <table:table-cell office:value-type="float" office:value="0.00116417532703608" calcext:value-type="float">
            <text:p>0.001164175327036</text:p>
          </table:table-cell>
          <table:table-cell table:style-name="ce7" office:value-type="float" office:value="-0.000000586458089709744" calcext:value-type="float">
            <text:p>-5.86E-07</text:p>
          </table:table-cell>
          <table:table-cell table:style-name="ce7" office:value-type="float" office:value="-0.000073309419164811" calcext:value-type="float">
            <text:p>-7.33E-05</text:p>
          </table:table-cell>
          <table:table-cell office:value-type="float" office:value="0.00724008610304054" calcext:value-type="float">
            <text:p>0.007240086103041</text:p>
          </table:table-cell>
          <table:table-cell office:value-type="float" office:value="-0.00089247959520173" calcext:value-type="float">
            <text:p>-0.000892479595202</text:p>
          </table:table-cell>
          <table:table-cell table:style-name="ce7" office:value-type="float" office:value="-0.000064394578369665" calcext:value-type="float">
            <text:p>-6.44E-05</text:p>
          </table:table-cell>
          <table:table-cell table:style-name="ce7" office:value-type="float" office:value="0.000000161795663020739" calcext:value-type="float">
            <text:p>1.62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4823260886251" calcext:value-type="float">
            <text:p>0.174823260886251</text:p>
          </table:table-cell>
          <table:table-cell office:value-type="float" office:value="0.0140705904269859" calcext:value-type="float">
            <text:p>0.014070590426986</text:p>
          </table:table-cell>
          <table:table-cell office:value-type="float" office:value="0.00337216029399572" calcext:value-type="float">
            <text:p>0.003372160293996</text:p>
          </table:table-cell>
          <table:table-cell office:value-type="float" office:value="0.000374748735009446" calcext:value-type="float">
            <text:p>0.000374748735009</text:p>
          </table:table-cell>
          <table:table-cell table:style-name="ce7" office:value-type="float" office:value="-0.000000420219838953076" calcext:value-type="float">
            <text:p>-4.20E-07</text:p>
          </table:table-cell>
          <table:table-cell table:style-name="ce7" office:value-type="float" office:value="-0.0000443753828975157" calcext:value-type="float">
            <text:p>-4.44E-05</text:p>
          </table:table-cell>
          <table:table-cell office:value-type="float" office:value="0.00412314552997904" calcext:value-type="float">
            <text:p>0.004123145529979</text:p>
          </table:table-cell>
          <table:table-cell office:value-type="float" office:value="-0.000374676444873285" calcext:value-type="float">
            <text:p>-0.000374676444873</text:p>
          </table:table-cell>
          <table:table-cell table:style-name="ce7" office:value-type="float" office:value="-0.0000108871403945878" calcext:value-type="float">
            <text:p>-1.09E-05</text:p>
          </table:table-cell>
          <table:table-cell table:style-name="ce7" office:value-type="float" office:value="0.0000000346553040340983" calcext:value-type="float">
            <text:p>3.47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8424856956898" calcext:value-type="float">
            <text:p>0.208424856956898</text:p>
          </table:table-cell>
          <table:table-cell office:value-type="float" office:value="0.0183009880786797" calcext:value-type="float">
            <text:p>0.01830098807868</text:p>
          </table:table-cell>
          <table:table-cell office:value-type="float" office:value="0.00683565980650761" calcext:value-type="float">
            <text:p>0.006835659806508</text:p>
          </table:table-cell>
          <table:table-cell office:value-type="float" office:value="0.000921661307256768" calcext:value-type="float">
            <text:p>0.000921661307257</text:p>
          </table:table-cell>
          <table:table-cell table:style-name="ce7" office:value-type="float" office:value="-0.000000782246154621132" calcext:value-type="float">
            <text:p>-7.82E-07</text:p>
          </table:table-cell>
          <table:table-cell table:style-name="ce7" office:value-type="float" office:value="-0.0000661216653590372" calcext:value-type="float">
            <text:p>-6.61E-05</text:p>
          </table:table-cell>
          <table:table-cell office:value-type="float" office:value="0.00628498322970593" calcext:value-type="float">
            <text:p>0.006284983229706</text:p>
          </table:table-cell>
          <table:table-cell office:value-type="float" office:value="-0.000739249812406355" calcext:value-type="float">
            <text:p>-0.000739249812406</text:p>
          </table:table-cell>
          <table:table-cell table:style-name="ce7" office:value-type="float" office:value="-0.0000163378819926448" calcext:value-type="float">
            <text:p>-1.63E-05</text:p>
          </table:table-cell>
          <table:table-cell table:style-name="ce7" office:value-type="float" office:value="0.000000129203212698011" calcext:value-type="float">
            <text:p>1.29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026075945651" calcext:value-type="float">
            <text:p>0.18026075945651</text:p>
          </table:table-cell>
          <table:table-cell office:value-type="float" office:value="0.0148085620448844" calcext:value-type="float">
            <text:p>0.014808562044884</text:p>
          </table:table-cell>
          <table:table-cell office:value-type="float" office:value="0.0037571182869931" calcext:value-type="float">
            <text:p>0.003757118286993</text:p>
          </table:table-cell>
          <table:table-cell office:value-type="float" office:value="0.000417467250195351" calcext:value-type="float">
            <text:p>0.000417467250195</text:p>
          </table:table-cell>
          <table:table-cell table:style-name="ce7" office:value-type="float" office:value="-0.000000522360464341825" calcext:value-type="float">
            <text:p>-5.22E-07</text:p>
          </table:table-cell>
          <table:table-cell table:style-name="ce7" office:value-type="float" office:value="-0.0000507590036642049" calcext:value-type="float">
            <text:p>-5.08E-05</text:p>
          </table:table-cell>
          <table:table-cell office:value-type="float" office:value="0.00442134483873834" calcext:value-type="float">
            <text:p>0.004421344838738</text:p>
          </table:table-cell>
          <table:table-cell office:value-type="float" office:value="-0.000417456379599718" calcext:value-type="float">
            <text:p>-0.0004174563796</text:p>
          </table:table-cell>
          <table:table-cell table:style-name="ce7" office:value-type="float" office:value="-0.0000125172654477456" calcext:value-type="float">
            <text:p>-1.25E-05</text:p>
          </table:table-cell>
          <table:table-cell table:style-name="ce7" office:value-type="float" office:value="0.0000000423838788951962" calcext:value-type="float">
            <text:p>4.24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0715402293558" calcext:value-type="float">
            <text:p>0.220715402293558</text:p>
          </table:table-cell>
          <table:table-cell office:value-type="float" office:value="0.0196587167026982" calcext:value-type="float">
            <text:p>0.019658716702698</text:p>
          </table:table-cell>
          <table:table-cell office:value-type="float" office:value="0.00813714944125013" calcext:value-type="float">
            <text:p>0.00813714944125</text:p>
          </table:table-cell>
          <table:table-cell office:value-type="float" office:value="0.000899053047383392" calcext:value-type="float">
            <text:p>0.000899053047383</text:p>
          </table:table-cell>
          <table:table-cell table:style-name="ce7" office:value-type="float" office:value="-0.00000236226406389451" calcext:value-type="float">
            <text:p>-2.36E-06</text:p>
          </table:table-cell>
          <table:table-cell office:value-type="float" office:value="-0.000123895402745508" calcext:value-type="float">
            <text:p>-0.000123895402746</text:p>
          </table:table-cell>
          <table:table-cell office:value-type="float" office:value="0.00726414302672723" calcext:value-type="float">
            <text:p>0.007264143026727</text:p>
          </table:table-cell>
          <table:table-cell office:value-type="float" office:value="-0.000904762049233342" calcext:value-type="float">
            <text:p>-0.000904762049233</text:p>
          </table:table-cell>
          <table:table-cell table:style-name="ce7" office:value-type="float" office:value="-0.0000403903645247793" calcext:value-type="float">
            <text:p>-4.04E-05</text:p>
          </table:table-cell>
          <table:table-cell table:style-name="ce7" office:value-type="float" office:value="0.000000194458323062935" calcext:value-type="float">
            <text:p>1.94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6850655759557" calcext:value-type="float">
            <text:p>0.186850655759557</text:p>
          </table:table-cell>
          <table:table-cell office:value-type="float" office:value="0.0152018387811968" calcext:value-type="float">
            <text:p>0.015201838781197</text:p>
          </table:table-cell>
          <table:table-cell office:value-type="float" office:value="0.00463558742740405" calcext:value-type="float">
            <text:p>0.004635587427404</text:p>
          </table:table-cell>
          <table:table-cell office:value-type="float" office:value="0.000589657886753882" calcext:value-type="float">
            <text:p>0.000589657886754</text:p>
          </table:table-cell>
          <table:table-cell table:style-name="ce7" office:value-type="float" office:value="-0.000000502971678939034" calcext:value-type="float">
            <text:p>-5.03E-07</text:p>
          </table:table-cell>
          <table:table-cell table:style-name="ce7" office:value-type="float" office:value="-0.0000481313806442599" calcext:value-type="float">
            <text:p>-4.81E-05</text:p>
          </table:table-cell>
          <table:table-cell office:value-type="float" office:value="0.00492783219414491" calcext:value-type="float">
            <text:p>0.004927832194145</text:p>
          </table:table-cell>
          <table:table-cell office:value-type="float" office:value="-0.000505741192581271" calcext:value-type="float">
            <text:p>-0.000505741192581</text:p>
          </table:table-cell>
          <table:table-cell table:style-name="ce7" office:value-type="float" office:value="-0.0000103734917674304" calcext:value-type="float">
            <text:p>-1.04E-05</text:p>
          </table:table-cell>
          <table:table-cell table:style-name="ce7" office:value-type="float" office:value="0.0000000621447291201881" calcext:value-type="float">
            <text:p>6.21E-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" table:formula="of:=AVERAGE([.B24:.B33])" office:value-type="float" office:value="0.208047771441286" calcext:value-type="float">
            <text:p>0.20805</text:p>
          </table:table-cell>
          <table:table-cell table:style-name="ce6" table:formula="of:=AVERAGE([.C24:.C33])" office:value-type="float" office:value="0.0192057797870008" calcext:value-type="float">
            <text:p>0.01921</text:p>
          </table:table-cell>
          <table:table-cell table:style-name="ce6" table:formula="of:=AVERAGE([.D24:.D33])" office:value-type="float" office:value="0.00679228798053774" calcext:value-type="float">
            <text:p>0.00679</text:p>
          </table:table-cell>
          <table:table-cell table:style-name="ce6" table:formula="of:=AVERAGE([.E24:.E33])" office:value-type="float" office:value="0.000861852358730903" calcext:value-type="float">
            <text:p>0.00086</text:p>
          </table:table-cell>
          <table:table-cell table:style-name="ce6" table:formula="of:=AVERAGE([.F24:.F33])" office:value-type="float" office:value="-0.0000010381253453894" calcext:value-type="float">
            <text:p>0.00000</text:p>
          </table:table-cell>
          <table:table-cell table:style-name="ce6" table:formula="of:=AVERAGE([.G24:.G33])" office:value-type="float" office:value="-0.0000804168717509212" calcext:value-type="float">
            <text:p>-0.00008</text:p>
          </table:table-cell>
          <table:table-cell table:style-name="ce6" table:formula="of:=AVERAGE([.H24:.H33])" office:value-type="float" office:value="0.00623474016175698" calcext:value-type="float">
            <text:p>0.00623</text:p>
          </table:table-cell>
          <table:table-cell table:style-name="ce6" table:formula="of:=AVERAGE([.I24:.I33])" office:value-type="float" office:value="-0.000741304452725854" calcext:value-type="float">
            <text:p>-0.00074</text:p>
          </table:table-cell>
          <table:table-cell table:style-name="ce6" table:formula="of:=AVERAGE([.J24:.J33])" office:value-type="float" office:value="-0.0000370580598611072" calcext:value-type="float">
            <text:p>-0.00004</text:p>
          </table:table-cell>
          <table:table-cell table:style-name="ce6" table:formula="of:=AVERAGE([.K24:.K33])" office:value-type="float" office:value="0.000000157015736568056" calcext:value-type="float">
            <text:p>0.00000</text:p>
          </table:table-cell>
        </table:table-row>
        <table:table-row table:style-name="ro1">
          <table:table-cell/>
          <table:table-cell table:style-name="ce6" table:formula="of:=COM.MICROSOFT.STDEV.P([.B24:.B33])" office:value-type="float" office:value="0.0293405049776418" calcext:value-type="float">
            <text:p>0.02934</text:p>
          </table:table-cell>
          <table:table-cell table:style-name="ce6" table:formula="of:=COM.MICROSOFT.STDEV.P([.C24:.C33])" office:value-type="float" office:value="0.0051394517033401" calcext:value-type="float">
            <text:p>0.00514</text:p>
          </table:table-cell>
          <table:table-cell table:style-name="ce6" table:formula="of:=COM.MICROSOFT.STDEV.P([.D24:.D33])" office:value-type="float" office:value="0.00312731833913893" calcext:value-type="float">
            <text:p>0.00313</text:p>
          </table:table-cell>
          <table:table-cell table:style-name="ce6" table:formula="of:=COM.MICROSOFT.STDEV.P([.E24:.E33])" office:value-type="float" office:value="0.000499907501141693" calcext:value-type="float">
            <text:p>0.00050</text:p>
          </table:table-cell>
          <table:table-cell table:style-name="ce6" table:formula="of:=COM.MICROSOFT.STDEV.P([.F24:.F33])" office:value-type="float" office:value="0.000000881364289163534" calcext:value-type="float">
            <text:p>0.00000</text:p>
          </table:table-cell>
          <table:table-cell table:style-name="ce6" table:formula="of:=COM.MICROSOFT.STDEV.P([.G24:.G33])" office:value-type="float" office:value="0.0000362105693174919" calcext:value-type="float">
            <text:p>0.00004</text:p>
          </table:table-cell>
          <table:table-cell table:style-name="ce6" table:formula="of:=COM.MICROSOFT.STDEV.P([.H24:.H33])" office:value-type="float" office:value="0.00181735228220766" calcext:value-type="float">
            <text:p>0.00182</text:p>
          </table:table-cell>
          <table:table-cell table:style-name="ce6" table:formula="of:=COM.MICROSOFT.STDEV.P([.I24:.I33])" office:value-type="float" office:value="0.00033034413383119" calcext:value-type="float">
            <text:p>0.00033</text:p>
          </table:table-cell>
          <table:table-cell table:style-name="ce6" table:formula="of:=COM.MICROSOFT.STDEV.P([.J24:.J33])" office:value-type="float" office:value="0.000035980066775714" calcext:value-type="float">
            <text:p>0.00004</text:p>
          </table:table-cell>
          <table:table-cell table:style-name="ce6" table:formula="of:=COM.MICROSOFT.STDEV.P([.K24:.K33])" office:value-type="float" office:value="0.000000138047350263519" calcext:value-type="float">
            <text:p>0.00000</text:p>
          </table:table-cell>
        </table:table-row>
        <table:table-row table:style-name="ro1">
          <table:table-cell/>
          <table:table-cell table:formula="of:=[.B36]/[.B35]" office:value-type="float" office:value="0.14102773019091" calcext:value-type="float">
            <text:p>0.14102773019091</text:p>
          </table:table-cell>
          <table:table-cell table:formula="of:=[.C36]/[.C35]" office:value-type="float" office:value="0.267599220668909" calcext:value-type="float">
            <text:p>0.267599220668909</text:p>
          </table:table-cell>
          <table:table-cell table:formula="of:=[.D36]/[.D35]" office:value-type="float" office:value="0.460421929709073" calcext:value-type="float">
            <text:p>0.460421929709073</text:p>
          </table:table-cell>
          <table:table-cell table:formula="of:=[.E36]/[.E35]" office:value-type="float" office:value="0.580038444029809" calcext:value-type="float">
            <text:p>0.580038444029809</text:p>
          </table:table-cell>
          <table:table-cell table:formula="of:=[.F36]/[.F35]" office:value-type="float" office:value="-0.848996022568869" calcext:value-type="float">
            <text:p>-0.848996022568869</text:p>
          </table:table-cell>
          <table:table-cell table:formula="of:=[.G36]/[.G35]" office:value-type="float" office:value="-0.450285723991459" calcext:value-type="float">
            <text:p>-0.450285723991459</text:p>
          </table:table-cell>
          <table:table-cell table:formula="of:=[.H36]/[.H35]" office:value-type="float" office:value="0.291488054843896" calcext:value-type="float">
            <text:p>0.291488054843896</text:p>
          </table:table-cell>
          <table:table-cell table:formula="of:=[.I36]/[.I35]" office:value-type="float" office:value="-0.445625454719016" calcext:value-type="float">
            <text:p>-0.445625454719016</text:p>
          </table:table-cell>
          <table:table-cell table:formula="of:=[.J36]/[.J35]" office:value-type="float" office:value="-0.970910698254754" calcext:value-type="float">
            <text:p>-0.970910698254754</text:p>
          </table:table-cell>
          <table:table-cell table:formula="of:=[.K36]/[.K35]" office:value-type="float" office:value="0.879194361538945" calcext:value-type="float">
            <text:p>0.879194361538945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5470077247615" calcext:value-type="float">
            <text:p>0.165470077247615</text:p>
          </table:table-cell>
          <table:table-cell office:value-type="float" office:value="0.014441213912483" calcext:value-type="float">
            <text:p>0.014441213912483</text:p>
          </table:table-cell>
          <table:table-cell office:value-type="float" office:value="0.00223896291873846" calcext:value-type="float">
            <text:p>0.002238962918738</text:p>
          </table:table-cell>
          <table:table-cell office:value-type="float" office:value="0.00025727305741456" calcext:value-type="float">
            <text:p>0.000257273057415</text:p>
          </table:table-cell>
          <table:table-cell table:style-name="ce7" office:value-type="float" office:value="-0.00000017228491971814" calcext:value-type="float">
            <text:p>-1.72E-07</text:p>
          </table:table-cell>
          <table:table-cell table:style-name="ce7" office:value-type="float" office:value="-0.0000285971218143227" calcext:value-type="float">
            <text:p>-2.86E-05</text:p>
          </table:table-cell>
          <table:table-cell office:value-type="float" office:value="0.0032347831379622" calcext:value-type="float">
            <text:p>0.003234783137962</text:p>
          </table:table-cell>
          <table:table-cell office:value-type="float" office:value="-0.000247711232665488" calcext:value-type="float">
            <text:p>-0.000247711232665</text:p>
          </table:table-cell>
          <table:table-cell table:style-name="ce7" office:value-type="float" office:value="-0.00000712802768177002" calcext:value-type="float">
            <text:p>-7.13E-06</text:p>
          </table:table-cell>
          <table:table-cell table:style-name="ce7" office:value-type="float" office:value="0.0000000158022109960617" calcext:value-type="float">
            <text:p>1.58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1134006054936" calcext:value-type="float">
            <text:p>0.141134006054936</text:p>
          </table:table-cell>
          <table:table-cell office:value-type="float" office:value="0.00994117273410086" calcext:value-type="float">
            <text:p>0.009941172734101</text:p>
          </table:table-cell>
          <table:table-cell office:value-type="float" office:value="0.0016227972680517" calcext:value-type="float">
            <text:p>0.001622797268052</text:p>
          </table:table-cell>
          <table:table-cell office:value-type="float" office:value="0.000208812351566316" calcext:value-type="float">
            <text:p>0.000208812351566</text:p>
          </table:table-cell>
          <table:table-cell table:style-name="ce7" office:value-type="float" office:value="-0.0000000588111943718838" calcext:value-type="float">
            <text:p>-5.88E-08</text:p>
          </table:table-cell>
          <table:table-cell table:style-name="ce7" office:value-type="float" office:value="-0.0000122984865142555" calcext:value-type="float">
            <text:p>-1.23E-05</text:p>
          </table:table-cell>
          <table:table-cell office:value-type="float" office:value="0.00249440873275348" calcext:value-type="float">
            <text:p>0.002494408732753</text:p>
          </table:table-cell>
          <table:table-cell office:value-type="float" office:value="-0.000176748114560673" calcext:value-type="float">
            <text:p>-0.000176748114561</text:p>
          </table:table-cell>
          <table:table-cell table:style-name="ce7" office:value-type="float" office:value="-0.00000626665554676763" calcext:value-type="float">
            <text:p>-6.27E-06</text:p>
          </table:table-cell>
          <table:table-cell table:style-name="ce7" office:value-type="float" office:value="0.00000000577669980792616" calcext:value-type="float">
            <text:p>5.78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8605444944554" calcext:value-type="float">
            <text:p>0.168605444944554</text:p>
          </table:table-cell>
          <table:table-cell office:value-type="float" office:value="0.0152698660016542" calcext:value-type="float">
            <text:p>0.015269866001654</text:p>
          </table:table-cell>
          <table:table-cell office:value-type="float" office:value="0.00225278362885562" calcext:value-type="float">
            <text:p>0.002252783628856</text:p>
          </table:table-cell>
          <table:table-cell office:value-type="float" office:value="0.000249710727897432" calcext:value-type="float">
            <text:p>0.000249710727897</text:p>
          </table:table-cell>
          <table:table-cell table:style-name="ce7" office:value-type="float" office:value="-0.00000018725683909712" calcext:value-type="float">
            <text:p>-1.87E-07</text:p>
          </table:table-cell>
          <table:table-cell table:style-name="ce7" office:value-type="float" office:value="-0.0000308535995880051" calcext:value-type="float">
            <text:p>-3.09E-05</text:p>
          </table:table-cell>
          <table:table-cell office:value-type="float" office:value="0.00328948251582422" calcext:value-type="float">
            <text:p>0.003289482515824</text:p>
          </table:table-cell>
          <table:table-cell office:value-type="float" office:value="-0.000250384112619774" calcext:value-type="float">
            <text:p>-0.00025038411262</text:p>
          </table:table-cell>
          <table:table-cell table:style-name="ce7" office:value-type="float" office:value="-0.00000572240687383027" calcext:value-type="float">
            <text:p>-5.72E-06</text:p>
          </table:table-cell>
          <table:table-cell table:style-name="ce7" office:value-type="float" office:value="0.0000000154599797691795" calcext:value-type="float">
            <text:p>1.55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0717674484401" calcext:value-type="float">
            <text:p>0.140717674484401</text:p>
          </table:table-cell>
          <table:table-cell office:value-type="float" office:value="0.00957937867360715" calcext:value-type="float">
            <text:p>0.009579378673607</text:p>
          </table:table-cell>
          <table:table-cell office:value-type="float" office:value="0.00167677942384992" calcext:value-type="float">
            <text:p>0.00167677942385</text:p>
          </table:table-cell>
          <table:table-cell office:value-type="float" office:value="0.000217018275394364" calcext:value-type="float">
            <text:p>0.000217018275394</text:p>
          </table:table-cell>
          <table:table-cell table:style-name="ce7" office:value-type="float" office:value="-0.0000000642143767385302" calcext:value-type="float">
            <text:p>-6.42E-08</text:p>
          </table:table-cell>
          <table:table-cell table:style-name="ce7" office:value-type="float" office:value="-0.0000143108435017151" calcext:value-type="float">
            <text:p>-1.43E-05</text:p>
          </table:table-cell>
          <table:table-cell office:value-type="float" office:value="0.00255552130967271" calcext:value-type="float">
            <text:p>0.002555521309673</text:p>
          </table:table-cell>
          <table:table-cell office:value-type="float" office:value="-0.000182470143556945" calcext:value-type="float">
            <text:p>-0.000182470143557</text:p>
          </table:table-cell>
          <table:table-cell table:style-name="ce7" office:value-type="float" office:value="-0.00000627703681401567" calcext:value-type="float">
            <text:p>-6.28E-06</text:p>
          </table:table-cell>
          <table:table-cell table:style-name="ce7" office:value-type="float" office:value="0.00000000925036022389848" calcext:value-type="float">
            <text:p>9.25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7135341890638" calcext:value-type="float">
            <text:p>0.177135341890638</text:p>
          </table:table-cell>
          <table:table-cell office:value-type="float" office:value="0.0174683262386879" calcext:value-type="float">
            <text:p>0.017468326238688</text:p>
          </table:table-cell>
          <table:table-cell office:value-type="float" office:value="0.00256617363043961" calcext:value-type="float">
            <text:p>0.00256617363044</text:p>
          </table:table-cell>
          <table:table-cell office:value-type="float" office:value="0.000363972685201081" calcext:value-type="float">
            <text:p>0.000363972685201</text:p>
          </table:table-cell>
          <table:table-cell table:style-name="ce7" office:value-type="float" office:value="-0.0000000723937412783779" calcext:value-type="float">
            <text:p>-7.24E-08</text:p>
          </table:table-cell>
          <table:table-cell table:style-name="ce7" office:value-type="float" office:value="-0.0000223177392621943" calcext:value-type="float">
            <text:p>-2.23E-05</text:p>
          </table:table-cell>
          <table:table-cell office:value-type="float" office:value="0.00347715077700631" calcext:value-type="float">
            <text:p>0.003477150777006</text:p>
          </table:table-cell>
          <table:table-cell office:value-type="float" office:value="-0.000275275118154816" calcext:value-type="float">
            <text:p>-0.000275275118155</text:p>
          </table:table-cell>
          <table:table-cell table:style-name="ce7" office:value-type="float" office:value="-0.0000128948751141452" calcext:value-type="float">
            <text:p>-1.29E-05</text:p>
          </table:table-cell>
          <table:table-cell table:style-name="ce7" office:value-type="float" office:value="0.0000000189932924509244" calcext:value-type="float">
            <text:p>1.90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9837654923978" calcext:value-type="float">
            <text:p>0.169837654923978</text:p>
          </table:table-cell>
          <table:table-cell office:value-type="float" office:value="0.0155117601968615" calcext:value-type="float">
            <text:p>0.015511760196862</text:p>
          </table:table-cell>
          <table:table-cell office:value-type="float" office:value="0.00230014513181574" calcext:value-type="float">
            <text:p>0.002300145131816</text:p>
          </table:table-cell>
          <table:table-cell office:value-type="float" office:value="0.000255773612696612" calcext:value-type="float">
            <text:p>0.000255773612697</text:p>
          </table:table-cell>
          <table:table-cell table:style-name="ce7" office:value-type="float" office:value="-0.000000196054226124568" calcext:value-type="float">
            <text:p>-1.96E-07</text:p>
          </table:table-cell>
          <table:table-cell table:style-name="ce7" office:value-type="float" office:value="-0.0000318432333602163" calcext:value-type="float">
            <text:p>-3.18E-05</text:p>
          </table:table-cell>
          <table:table-cell office:value-type="float" office:value="0.00333326720830364" calcext:value-type="float">
            <text:p>0.003333267208304</text:p>
          </table:table-cell>
          <table:table-cell office:value-type="float" office:value="-0.000255546439889891" calcext:value-type="float">
            <text:p>-0.00025554643989</text:p>
          </table:table-cell>
          <table:table-cell table:style-name="ce7" office:value-type="float" office:value="-0.00000588594022107184" calcext:value-type="float">
            <text:p>-5.89E-06</text:p>
          </table:table-cell>
          <table:table-cell table:style-name="ce7" office:value-type="float" office:value="0.0000000164431274905089" calcext:value-type="float">
            <text:p>1.64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2427066190951" calcext:value-type="float">
            <text:p>0.152427066190951</text:p>
          </table:table-cell>
          <table:table-cell office:value-type="float" office:value="0.0115469179256955" calcext:value-type="float">
            <text:p>0.011546917925696</text:p>
          </table:table-cell>
          <table:table-cell office:value-type="float" office:value="0.0019830919952137" calcext:value-type="float">
            <text:p>0.001983091995214</text:p>
          </table:table-cell>
          <table:table-cell office:value-type="float" office:value="0.000241114057611055" calcext:value-type="float">
            <text:p>0.000241114057611</text:p>
          </table:table-cell>
          <table:table-cell table:style-name="ce7" office:value-type="float" office:value="-0.000000105917053554243" calcext:value-type="float">
            <text:p>-1.06E-07</text:p>
          </table:table-cell>
          <table:table-cell table:style-name="ce7" office:value-type="float" office:value="-0.0000201864339277617" calcext:value-type="float">
            <text:p>-2.02E-05</text:p>
          </table:table-cell>
          <table:table-cell office:value-type="float" office:value="0.00292177314547129" calcext:value-type="float">
            <text:p>0.002921773145471</text:p>
          </table:table-cell>
          <table:table-cell office:value-type="float" office:value="-0.00021774724220033" calcext:value-type="float">
            <text:p>-0.0002177472422</text:p>
          </table:table-cell>
          <table:table-cell table:style-name="ce7" office:value-type="float" office:value="-0.00000332502664140129" calcext:value-type="float">
            <text:p>-3.33E-06</text:p>
          </table:table-cell>
          <table:table-cell table:style-name="ce7" office:value-type="float" office:value="0.0000000096602192455419" calcext:value-type="float">
            <text:p>9.66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3403644480843" calcext:value-type="float">
            <text:p>0.173403644480843</text:p>
          </table:table-cell>
          <table:table-cell office:value-type="float" office:value="0.0162565486748271" calcext:value-type="float">
            <text:p>0.016256548674827</text:p>
          </table:table-cell>
          <table:table-cell office:value-type="float" office:value="0.00241811320363793" calcext:value-type="float">
            <text:p>0.002418113203638</text:p>
          </table:table-cell>
          <table:table-cell office:value-type="float" office:value="0.00026878223017356" calcext:value-type="float">
            <text:p>0.000268782230174</text:p>
          </table:table-cell>
          <table:table-cell table:style-name="ce7" office:value-type="float" office:value="-0.000000216340244556136" calcext:value-type="float">
            <text:p>-2.16E-07</text:p>
          </table:table-cell>
          <table:table-cell table:style-name="ce7" office:value-type="float" office:value="-0.0000342317970945489" calcext:value-type="float">
            <text:p>-3.42E-05</text:p>
          </table:table-cell>
          <table:table-cell office:value-type="float" office:value="0.00345306881110284" calcext:value-type="float">
            <text:p>0.003453068811103</text:p>
          </table:table-cell>
          <table:table-cell office:value-type="float" office:value="-0.000268666371683046" calcext:value-type="float">
            <text:p>-0.000268666371683</text:p>
          </table:table-cell>
          <table:table-cell table:style-name="ce7" office:value-type="float" office:value="-0.00000636551178642665" calcext:value-type="float">
            <text:p>-6.37E-06</text:p>
          </table:table-cell>
          <table:table-cell table:style-name="ce7" office:value-type="float" office:value="0.0000000179101434193238" calcext:value-type="float">
            <text:p>1.79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8261273540382" calcext:value-type="float">
            <text:p>0.128261273540382</text:p>
          </table:table-cell>
          <table:table-cell office:value-type="float" office:value="0.00749730538702759" calcext:value-type="float">
            <text:p>0.007497305387028</text:p>
          </table:table-cell>
          <table:table-cell office:value-type="float" office:value="0.00136490671590111" calcext:value-type="float">
            <text:p>0.001364906715901</text:p>
          </table:table-cell>
          <table:table-cell office:value-type="float" office:value="0.000156137262117827" calcext:value-type="float">
            <text:p>0.000156137262118</text:p>
          </table:table-cell>
          <table:table-cell table:style-name="ce7" office:value-type="float" office:value="-0.0000000665804723455221" calcext:value-type="float">
            <text:p>-6.66E-08</text:p>
          </table:table-cell>
          <table:table-cell table:style-name="ce7" office:value-type="float" office:value="-0.0000129107919593204" calcext:value-type="float">
            <text:p>-1.29E-05</text:p>
          </table:table-cell>
          <table:table-cell office:value-type="float" office:value="0.0022384122257933" calcext:value-type="float">
            <text:p>0.002238412225793</text:p>
          </table:table-cell>
          <table:table-cell office:value-type="float" office:value="-0.00015109618172291" calcext:value-type="float">
            <text:p>-0.000151096181723</text:p>
          </table:table-cell>
          <table:table-cell table:style-name="ce7" office:value-type="float" office:value="-0.00000365595598413202" calcext:value-type="float">
            <text:p>-3.66E-06</text:p>
          </table:table-cell>
          <table:table-cell table:style-name="ce7" office:value-type="float" office:value="0.00000000626707485197539" calcext:value-type="float">
            <text:p>6.27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4429844184608" calcext:value-type="float">
            <text:p>0.154429844184608</text:p>
          </table:table-cell>
          <table:table-cell office:value-type="float" office:value="0.0123015381216585" calcext:value-type="float">
            <text:p>0.012301538121659</text:p>
          </table:table-cell>
          <table:table-cell office:value-type="float" office:value="0.0019604784555132" calcext:value-type="float">
            <text:p>0.001960478455513</text:p>
          </table:table-cell>
          <table:table-cell office:value-type="float" office:value="0.000247103755657275" calcext:value-type="float">
            <text:p>0.000247103755657</text:p>
          </table:table-cell>
          <table:table-cell table:style-name="ce7" office:value-type="float" office:value="-0.000000098356572005707" calcext:value-type="float">
            <text:p>-9.84E-08</text:p>
          </table:table-cell>
          <table:table-cell table:style-name="ce7" office:value-type="float" office:value="-0.0000193149236070651" calcext:value-type="float">
            <text:p>-1.93E-05</text:p>
          </table:table-cell>
          <table:table-cell office:value-type="float" office:value="0.00288675966330597" calcext:value-type="float">
            <text:p>0.002886759663306</text:p>
          </table:table-cell>
          <table:table-cell office:value-type="float" office:value="-0.000214171837481991" calcext:value-type="float">
            <text:p>-0.000214171837482</text:p>
          </table:table-cell>
          <table:table-cell table:style-name="ce7" office:value-type="float" office:value="-0.00000267340435000992" calcext:value-type="float">
            <text:p>-2.67E-06</text:p>
          </table:table-cell>
          <table:table-cell table:style-name="ce7" office:value-type="float" office:value="0.0000000120805515920684" calcext:value-type="float">
            <text:p>1.21E-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" table:formula="of:=AVERAGE([.B44:.B53])" office:value-type="float" office:value="0.157142202794291" calcext:value-type="float">
            <text:p>0.15714</text:p>
          </table:table-cell>
          <table:table-cell table:style-name="ce6" table:formula="of:=AVERAGE([.C44:.C53])" office:value-type="float" office:value="0.0129814027866603" calcext:value-type="float">
            <text:p>0.01298</text:p>
          </table:table-cell>
          <table:table-cell table:style-name="ce6" table:formula="of:=AVERAGE([.D44:.D53])" office:value-type="float" office:value="0.0020384232372017" calcext:value-type="float">
            <text:p>0.00204</text:p>
          </table:table-cell>
          <table:table-cell table:style-name="ce6" table:formula="of:=AVERAGE([.E44:.E53])" office:value-type="float" office:value="0.000246569801573008" calcext:value-type="float">
            <text:p>0.00025</text:p>
          </table:table-cell>
          <table:table-cell table:style-name="ce6" table:formula="of:=AVERAGE([.F44:.F53])" office:value-type="float" office:value="-0.000000123820963979023" calcext:value-type="float">
            <text:p>0.00000</text:p>
          </table:table-cell>
          <table:table-cell table:style-name="ce6" table:formula="of:=AVERAGE([.G44:.G53])" office:value-type="float" office:value="-0.0000226864970629405" calcext:value-type="float">
            <text:p>-0.00002</text:p>
          </table:table-cell>
          <table:table-cell table:style-name="ce6" table:formula="of:=AVERAGE([.H44:.H53])" office:value-type="float" office:value="0.0029884627527196" calcext:value-type="float">
            <text:p>0.00299</text:p>
          </table:table-cell>
          <table:table-cell table:style-name="ce6" table:formula="of:=AVERAGE([.I44:.I53])" office:value-type="float" office:value="-0.000223981679453586" calcext:value-type="float">
            <text:p>-0.00022</text:p>
          </table:table-cell>
          <table:table-cell table:style-name="ce6" table:formula="of:=AVERAGE([.J44:.J53])" office:value-type="float" office:value="-0.00000601948410135705" calcext:value-type="float">
            <text:p>-0.00001</text:p>
          </table:table-cell>
          <table:table-cell table:style-name="ce6" table:formula="of:=AVERAGE([.K44:.K53])" office:value-type="float" office:value="0.0000000127643659847409" calcext:value-type="float">
            <text:p>0.00000</text:p>
          </table:table-cell>
        </table:table-row>
        <table:table-row table:style-name="ro1">
          <table:table-cell/>
          <table:table-cell table:style-name="ce6" table:formula="of:=COM.MICROSOFT.STDEV.P([.B44:.B53])" office:value-type="float" office:value="0.0155429050854956" calcext:value-type="float">
            <text:p>0.01554</text:p>
          </table:table-cell>
          <table:table-cell table:style-name="ce6" table:formula="of:=COM.MICROSOFT.STDEV.P([.C44:.C53])" office:value-type="float" office:value="0.00313116492047196" calcext:value-type="float">
            <text:p>0.00313</text:p>
          </table:table-cell>
          <table:table-cell table:style-name="ce6" table:formula="of:=COM.MICROSOFT.STDEV.P([.D44:.D53])" office:value-type="float" office:value="0.000366557290671064" calcext:value-type="float">
            <text:p>0.00037</text:p>
          </table:table-cell>
          <table:table-cell table:style-name="ce6" table:formula="of:=COM.MICROSOFT.STDEV.P([.E44:.E53])" office:value-type="float" office:value="0.0000499929759900888" calcext:value-type="float">
            <text:p>0.00005</text:p>
          </table:table-cell>
          <table:table-cell table:style-name="ce6" table:formula="of:=COM.MICROSOFT.STDEV.P([.F44:.F53])" office:value-type="float" office:value="0.0000000590082710029901" calcext:value-type="float">
            <text:p>0.00000</text:p>
          </table:table-cell>
          <table:table-cell table:style-name="ce6" table:formula="of:=COM.MICROSOFT.STDEV.P([.G44:.G53])" office:value-type="float" office:value="0.00000781125708588784" calcext:value-type="float">
            <text:p>0.00001</text:p>
          </table:table-cell>
          <table:table-cell table:style-name="ce6" table:formula="of:=COM.MICROSOFT.STDEV.P([.H44:.H53])" office:value-type="float" office:value="0.000416382756598989" calcext:value-type="float">
            <text:p>0.00042</text:p>
          </table:table-cell>
          <table:table-cell table:style-name="ce6" table:formula="of:=COM.MICROSOFT.STDEV.P([.I44:.I53])" office:value-type="float" office:value="0.0000403557518817122" calcext:value-type="float">
            <text:p>0.00004</text:p>
          </table:table-cell>
          <table:table-cell table:style-name="ce6" table:formula="of:=COM.MICROSOFT.STDEV.P([.J44:.J53])" office:value-type="float" office:value="0.00000269992106263013" calcext:value-type="float">
            <text:p>0.00000</text:p>
          </table:table-cell>
          <table:table-cell table:style-name="ce6" table:formula="of:=COM.MICROSOFT.STDEV.P([.K44:.K53])" office:value-type="float" office:value="0.0000000045694694307241" calcext:value-type="float">
            <text:p>0.00000</text:p>
          </table:table-cell>
        </table:table-row>
        <table:table-row table:style-name="ro1">
          <table:table-cell/>
          <table:table-cell table:formula="of:=[.B56]/[.B55]" office:value-type="float" office:value="0.0989098078626421" calcext:value-type="float">
            <text:p>0.098909807862642</text:p>
          </table:table-cell>
          <table:table-cell table:formula="of:=[.C56]/[.C55]" office:value-type="float" office:value="0.241203895444146" calcext:value-type="float">
            <text:p>0.241203895444146</text:p>
          </table:table-cell>
          <table:table-cell table:formula="of:=[.D56]/[.D55]" office:value-type="float" office:value="0.179823936453092" calcext:value-type="float">
            <text:p>0.179823936453092</text:p>
          </table:table-cell>
          <table:table-cell table:formula="of:=[.E56]/[.E55]" office:value-type="float" office:value="0.202753847677839" calcext:value-type="float">
            <text:p>0.202753847677839</text:p>
          </table:table-cell>
          <table:table-cell table:formula="of:=[.F56]/[.F55]" office:value-type="float" office:value="-0.476561230883221" calcext:value-type="float">
            <text:p>-0.476561230883221</text:p>
          </table:table-cell>
          <table:table-cell table:formula="of:=[.G56]/[.G55]" office:value-type="float" office:value="-0.344313053893538" calcext:value-type="float">
            <text:p>-0.344313053893538</text:p>
          </table:table-cell>
          <table:table-cell table:formula="of:=[.H56]/[.H55]" office:value-type="float" office:value="0.139330080731328" calcext:value-type="float">
            <text:p>0.139330080731328</text:p>
          </table:table-cell>
          <table:table-cell table:formula="of:=[.I56]/[.I55]" office:value-type="float" office:value="-0.180174342741611" calcext:value-type="float">
            <text:p>-0.180174342741611</text:p>
          </table:table-cell>
          <table:table-cell table:formula="of:=[.J56]/[.J55]" office:value-type="float" office:value="-0.448530308772052" calcext:value-type="float">
            <text:p>-0.448530308772052</text:p>
          </table:table-cell>
          <table:table-cell table:formula="of:=[.K56]/[.K55]" office:value-type="float" office:value="0.357986400279235" calcext:value-type="float">
            <text:p>0.357986400279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15:56:14.507537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3:40:25.740576451</meta:creation-date>
    <dc:date>2020-01-04T20:54:25.420154099</dc:date>
    <meta:editing-duration>PT53M20S</meta:editing-duration>
    <meta:editing-cycles>4</meta:editing-cycles>
    <meta:generator>LibreOffice/6.0.7.3$Linux_X86_64 LibreOffice_project/00m0$Build-3</meta:generator>
    <meta:document-statistic meta:table-count="3" meta:cell-count="1468" meta:object-count="0"/>
  </office:meta>
</office:document-meta>
</file>